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04"/>
    <style:style style:name="ce4" style:family="table-cell" style:parent-style-name="Default">
      <style:table-cell-properties fo:background-color="#dee6ef" fo:border="0.06pt solid #000000"/>
    </style:style>
    <style:style style:name="ce5" style:family="table-cell" style:parent-style-name="Default" style:data-style-name="N108">
      <style:table-cell-properties fo:background-color="#dee6ef" fo:border="0.06pt solid #000000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 style:data-style-name="N108"/>
    <style:style style:name="ce6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</style:style>
    <style:style style:name="ce20" style:family="table-cell" style:parent-style-name="Default" style:data-style-name="N104">
      <style:table-cell-properties fo:background-color="#bbe33d"/>
    </style:style>
    <style:style style:name="ce21" style:family="table-cell" style:parent-style-name="Default" style:data-style-name="N104">
      <style:table-cell-properties fo:background-color="#81aca6"/>
    </style:style>
    <style:style style:name="ce22" style:family="table-cell" style:parent-style-name="Default" style:data-style-name="N0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oducent A</text:p>
          </table:table-cell>
          <table:table-cell table:style-name="ce1" office:value-type="string" calcext:value-type="string">
            <text:p>Producent B</text:p>
          </table:table-cell>
          <table:table-cell/>
          <table:table-cell table:style-name="ce4" office:value-type="string" calcext:value-type="string">
            <text:p>cena za sztukę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&lt;=500;[.A2]*[.$E$2]-[.A2]*0.15*12;[.A2]*[.$E$2]-[.A2]*[.$E$2]*0.25)" office:value-type="currency" office:currency="PLN" office:value="102" calcext:value-type="currency">
            <text:p>102,00 zł</text:p>
          </table:table-cell>
          <table:table-cell table:formula="of:=IF([.A2]&lt;=300;[.A2]*0.9*12;IF([.A2]&lt;=600;300*0.9*12+([.A2]-300)*0.75*12;[.A2]*0.65*12))" office:value-type="currency" office:currency="PLN" office:value="108" calcext:value-type="currency">
            <text:p>108,00 zł</text:p>
          </table:table-cell>
          <table:table-cell/>
          <table:table-cell table:style-name="ce5" office:value-type="currency" office:currency="PLN" office:value="12" calcext:value-type="currency">
            <text:p>12,00 zł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]&lt;=500;[.A3]*[.$E$2]-[.A3]*0.15*12;[.A3]*[.$E$2]-[.A3]*[.$E$2]*0.25)" office:value-type="currency" office:currency="PLN" office:value="204" calcext:value-type="currency">
            <text:p>204,00 zł</text:p>
          </table:table-cell>
          <table:table-cell table:formula="of:=IF([.A3]&lt;=300;[.A3]*0.9*12;IF([.A3]&lt;=600;300*0.9*12+([.A3]-300)*0.75*12;[.A3]*0.65*12))" office:value-type="currency" office:currency="PLN" office:value="216" calcext:value-type="currency">
            <text:p>216,00 zł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4]&lt;=500;[.A4]*[.$E$2]-[.A4]*0.15*12;[.A4]*[.$E$2]-[.A4]*[.$E$2]*0.25)" office:value-type="currency" office:currency="PLN" office:value="306" calcext:value-type="currency">
            <text:p>306,00 zł</text:p>
          </table:table-cell>
          <table:table-cell table:formula="of:=IF([.A4]&lt;=300;[.A4]*0.9*12;IF([.A4]&lt;=600;300*0.9*12+([.A4]-300)*0.75*12;[.A4]*0.65*12))" office:value-type="currency" office:currency="PLN" office:value="324" calcext:value-type="currency">
            <text:p>324,00 zł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5]&lt;=500;[.A5]*[.$E$2]-[.A5]*0.15*12;[.A5]*[.$E$2]-[.A5]*[.$E$2]*0.25)" office:value-type="currency" office:currency="PLN" office:value="408" calcext:value-type="currency">
            <text:p>408,00 zł</text:p>
          </table:table-cell>
          <table:table-cell table:formula="of:=IF([.A5]&lt;=300;[.A5]*0.9*12;IF([.A5]&lt;=600;300*0.9*12+([.A5]-300)*0.75*12;[.A5]*0.65*12))" office:value-type="currency" office:currency="PLN" office:value="432" calcext:value-type="currency">
            <text:p>432,00 zł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6]&lt;=500;[.A6]*[.$E$2]-[.A6]*0.15*12;[.A6]*[.$E$2]-[.A6]*[.$E$2]*0.25)" office:value-type="currency" office:currency="PLN" office:value="510" calcext:value-type="currency">
            <text:p>510,00 zł</text:p>
          </table:table-cell>
          <table:table-cell table:formula="of:=IF([.A6]&lt;=300;[.A6]*0.9*12;IF([.A6]&lt;=600;300*0.9*12+([.A6]-300)*0.75*12;[.A6]*0.65*12))" office:value-type="currency" office:currency="PLN" office:value="540" calcext:value-type="currency">
            <text:p>540,00 zł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7]&lt;=500;[.A7]*[.$E$2]-[.A7]*0.15*12;[.A7]*[.$E$2]-[.A7]*[.$E$2]*0.25)" office:value-type="currency" office:currency="PLN" office:value="612" calcext:value-type="currency">
            <text:p>612,00 zł</text:p>
          </table:table-cell>
          <table:table-cell table:formula="of:=IF([.A7]&lt;=300;[.A7]*0.9*12;IF([.A7]&lt;=600;300*0.9*12+([.A7]-300)*0.75*12;[.A7]*0.65*12))" office:value-type="currency" office:currency="PLN" office:value="648" calcext:value-type="currency">
            <text:p>648,00 zł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]&lt;=500;[.A8]*[.$E$2]-[.A8]*0.15*12;[.A8]*[.$E$2]-[.A8]*[.$E$2]*0.25)" office:value-type="currency" office:currency="PLN" office:value="714" calcext:value-type="currency">
            <text:p>714,00 zł</text:p>
          </table:table-cell>
          <table:table-cell table:formula="of:=IF([.A8]&lt;=300;[.A8]*0.9*12;IF([.A8]&lt;=600;300*0.9*12+([.A8]-300)*0.75*12;[.A8]*0.65*12))" office:value-type="currency" office:currency="PLN" office:value="756" calcext:value-type="currency">
            <text:p>756,00 zł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]&lt;=500;[.A9]*[.$E$2]-[.A9]*0.15*12;[.A9]*[.$E$2]-[.A9]*[.$E$2]*0.25)" office:value-type="currency" office:currency="PLN" office:value="816" calcext:value-type="currency">
            <text:p>816,00 zł</text:p>
          </table:table-cell>
          <table:table-cell table:formula="of:=IF([.A9]&lt;=300;[.A9]*0.9*12;IF([.A9]&lt;=600;300*0.9*12+([.A9]-300)*0.75*12;[.A9]*0.65*12))" office:value-type="currency" office:currency="PLN" office:value="864" calcext:value-type="currency">
            <text:p>864,00 zł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0]&lt;=500;[.A10]*[.$E$2]-[.A10]*0.15*12;[.A10]*[.$E$2]-[.A10]*[.$E$2]*0.25)" office:value-type="currency" office:currency="PLN" office:value="918" calcext:value-type="currency">
            <text:p>918,00 zł</text:p>
          </table:table-cell>
          <table:table-cell table:formula="of:=IF([.A10]&lt;=300;[.A10]*0.9*12;IF([.A10]&lt;=600;300*0.9*12+([.A10]-300)*0.75*12;[.A10]*0.65*12))" office:value-type="currency" office:currency="PLN" office:value="972" calcext:value-type="currency">
            <text:p>972,00 zł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1]&lt;=500;[.A11]*[.$E$2]-[.A11]*0.15*12;[.A11]*[.$E$2]-[.A11]*[.$E$2]*0.25)" office:value-type="currency" office:currency="PLN" office:value="1020" calcext:value-type="currency">
            <text:p>1 020,00 zł</text:p>
          </table:table-cell>
          <table:table-cell table:formula="of:=IF([.A11]&lt;=300;[.A11]*0.9*12;IF([.A11]&lt;=600;300*0.9*12+([.A11]-300)*0.75*12;[.A11]*0.65*12))" office:value-type="currency" office:currency="PLN" office:value="1080" calcext:value-type="currency">
            <text:p>1 080,00 zł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12]&lt;=500;[.A12]*[.$E$2]-[.A12]*0.15*12;[.A12]*[.$E$2]-[.A12]*[.$E$2]*0.25)" office:value-type="currency" office:currency="PLN" office:value="1122" calcext:value-type="currency">
            <text:p>1 122,00 zł</text:p>
          </table:table-cell>
          <table:table-cell table:formula="of:=IF([.A12]&lt;=300;[.A12]*0.9*12;IF([.A12]&lt;=600;300*0.9*12+([.A12]-300)*0.75*12;[.A12]*0.65*12))" office:value-type="currency" office:currency="PLN" office:value="1188" calcext:value-type="currency">
            <text:p>1 188,00 zł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[.A13]&lt;=500;[.A13]*[.$E$2]-[.A13]*0.15*12;[.A13]*[.$E$2]-[.A13]*[.$E$2]*0.25)" office:value-type="currency" office:currency="PLN" office:value="1224" calcext:value-type="currency">
            <text:p>1 224,00 zł</text:p>
          </table:table-cell>
          <table:table-cell table:formula="of:=IF([.A13]&lt;=300;[.A13]*0.9*12;IF([.A13]&lt;=600;300*0.9*12+([.A13]-300)*0.75*12;[.A13]*0.65*12))" office:value-type="currency" office:currency="PLN" office:value="1296" calcext:value-type="currency">
            <text:p>1 296,00 zł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14]&lt;=500;[.A14]*[.$E$2]-[.A14]*0.15*12;[.A14]*[.$E$2]-[.A14]*[.$E$2]*0.25)" office:value-type="currency" office:currency="PLN" office:value="1326" calcext:value-type="currency">
            <text:p>1 326,00 zł</text:p>
          </table:table-cell>
          <table:table-cell table:formula="of:=IF([.A14]&lt;=300;[.A14]*0.9*12;IF([.A14]&lt;=600;300*0.9*12+([.A14]-300)*0.75*12;[.A14]*0.65*12))" office:value-type="currency" office:currency="PLN" office:value="1404" calcext:value-type="currency">
            <text:p>1 404,00 zł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15]&lt;=500;[.A15]*[.$E$2]-[.A15]*0.15*12;[.A15]*[.$E$2]-[.A15]*[.$E$2]*0.25)" office:value-type="currency" office:currency="PLN" office:value="1428" calcext:value-type="currency">
            <text:p>1 428,00 zł</text:p>
          </table:table-cell>
          <table:table-cell table:formula="of:=IF([.A15]&lt;=300;[.A15]*0.9*12;IF([.A15]&lt;=600;300*0.9*12+([.A15]-300)*0.75*12;[.A15]*0.65*12))" office:value-type="currency" office:currency="PLN" office:value="1512" calcext:value-type="currency">
            <text:p>1 512,00 zł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16]&lt;=500;[.A16]*[.$E$2]-[.A16]*0.15*12;[.A16]*[.$E$2]-[.A16]*[.$E$2]*0.25)" office:value-type="currency" office:currency="PLN" office:value="1530" calcext:value-type="currency">
            <text:p>1 530,00 zł</text:p>
          </table:table-cell>
          <table:table-cell table:formula="of:=IF([.A16]&lt;=300;[.A16]*0.9*12;IF([.A16]&lt;=600;300*0.9*12+([.A16]-300)*0.75*12;[.A16]*0.65*12))" office:value-type="currency" office:currency="PLN" office:value="1620" calcext:value-type="currency">
            <text:p>1 620,00 zł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7]&lt;=500;[.A17]*[.$E$2]-[.A17]*0.15*12;[.A17]*[.$E$2]-[.A17]*[.$E$2]*0.25)" office:value-type="currency" office:currency="PLN" office:value="1632" calcext:value-type="currency">
            <text:p>1 632,00 zł</text:p>
          </table:table-cell>
          <table:table-cell table:formula="of:=IF([.A17]&lt;=300;[.A17]*0.9*12;IF([.A17]&lt;=600;300*0.9*12+([.A17]-300)*0.75*12;[.A17]*0.65*12))" office:value-type="currency" office:currency="PLN" office:value="1728" calcext:value-type="currency">
            <text:p>1 728,00 zł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8]&lt;=500;[.A18]*[.$E$2]-[.A18]*0.15*12;[.A18]*[.$E$2]-[.A18]*[.$E$2]*0.25)" office:value-type="currency" office:currency="PLN" office:value="1734" calcext:value-type="currency">
            <text:p>1 734,00 zł</text:p>
          </table:table-cell>
          <table:table-cell table:formula="of:=IF([.A18]&lt;=300;[.A18]*0.9*12;IF([.A18]&lt;=600;300*0.9*12+([.A18]-300)*0.75*12;[.A18]*0.65*12))" office:value-type="currency" office:currency="PLN" office:value="1836" calcext:value-type="currency">
            <text:p>1 836,00 zł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19]&lt;=500;[.A19]*[.$E$2]-[.A19]*0.15*12;[.A19]*[.$E$2]-[.A19]*[.$E$2]*0.25)" office:value-type="currency" office:currency="PLN" office:value="1836" calcext:value-type="currency">
            <text:p>1 836,00 zł</text:p>
          </table:table-cell>
          <table:table-cell table:formula="of:=IF([.A19]&lt;=300;[.A19]*0.9*12;IF([.A19]&lt;=600;300*0.9*12+([.A19]-300)*0.75*12;[.A19]*0.65*12))" office:value-type="currency" office:currency="PLN" office:value="1944" calcext:value-type="currency">
            <text:p>1 944,00 zł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20]&lt;=500;[.A20]*[.$E$2]-[.A20]*0.15*12;[.A20]*[.$E$2]-[.A20]*[.$E$2]*0.25)" office:value-type="currency" office:currency="PLN" office:value="1938" calcext:value-type="currency">
            <text:p>1 938,00 zł</text:p>
          </table:table-cell>
          <table:table-cell table:formula="of:=IF([.A20]&lt;=300;[.A20]*0.9*12;IF([.A20]&lt;=600;300*0.9*12+([.A20]-300)*0.75*12;[.A20]*0.65*12))" office:value-type="currency" office:currency="PLN" office:value="2052" calcext:value-type="currency">
            <text:p>2 052,00 zł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21]&lt;=500;[.A21]*[.$E$2]-[.A21]*0.15*12;[.A21]*[.$E$2]-[.A21]*[.$E$2]*0.25)" office:value-type="currency" office:currency="PLN" office:value="2040" calcext:value-type="currency">
            <text:p>2 040,00 zł</text:p>
          </table:table-cell>
          <table:table-cell table:formula="of:=IF([.A21]&lt;=300;[.A21]*0.9*12;IF([.A21]&lt;=600;300*0.9*12+([.A21]-300)*0.75*12;[.A21]*0.65*12))" office:value-type="currency" office:currency="PLN" office:value="2160" calcext:value-type="currency">
            <text:p>2 160,00 zł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A22]&lt;=500;[.A22]*[.$E$2]-[.A22]*0.15*12;[.A22]*[.$E$2]-[.A22]*[.$E$2]*0.25)" office:value-type="currency" office:currency="PLN" office:value="2142" calcext:value-type="currency">
            <text:p>2 142,00 zł</text:p>
          </table:table-cell>
          <table:table-cell table:formula="of:=IF([.A22]&lt;=300;[.A22]*0.9*12;IF([.A22]&lt;=600;300*0.9*12+([.A22]-300)*0.75*12;[.A22]*0.65*12))" office:value-type="currency" office:currency="PLN" office:value="2268" calcext:value-type="currency">
            <text:p>2 268,00 zł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3]&lt;=500;[.A23]*[.$E$2]-[.A23]*0.15*12;[.A23]*[.$E$2]-[.A23]*[.$E$2]*0.25)" office:value-type="currency" office:currency="PLN" office:value="2244" calcext:value-type="currency">
            <text:p>2 244,00 zł</text:p>
          </table:table-cell>
          <table:table-cell table:formula="of:=IF([.A23]&lt;=300;[.A23]*0.9*12;IF([.A23]&lt;=600;300*0.9*12+([.A23]-300)*0.75*12;[.A23]*0.65*12))" office:value-type="currency" office:currency="PLN" office:value="2376" calcext:value-type="currency">
            <text:p>2 376,00 zł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4]&lt;=500;[.A24]*[.$E$2]-[.A24]*0.15*12;[.A24]*[.$E$2]-[.A24]*[.$E$2]*0.25)" office:value-type="currency" office:currency="PLN" office:value="2346" calcext:value-type="currency">
            <text:p>2 346,00 zł</text:p>
          </table:table-cell>
          <table:table-cell table:formula="of:=IF([.A24]&lt;=300;[.A24]*0.9*12;IF([.A24]&lt;=600;300*0.9*12+([.A24]-300)*0.75*12;[.A24]*0.65*12))" office:value-type="currency" office:currency="PLN" office:value="2484" calcext:value-type="currency">
            <text:p>2 484,00 zł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5]&lt;=500;[.A25]*[.$E$2]-[.A25]*0.15*12;[.A25]*[.$E$2]-[.A25]*[.$E$2]*0.25)" office:value-type="currency" office:currency="PLN" office:value="2448" calcext:value-type="currency">
            <text:p>2 448,00 zł</text:p>
          </table:table-cell>
          <table:table-cell table:formula="of:=IF([.A25]&lt;=300;[.A25]*0.9*12;IF([.A25]&lt;=600;300*0.9*12+([.A25]-300)*0.75*12;[.A25]*0.65*12))" office:value-type="currency" office:currency="PLN" office:value="2592" calcext:value-type="currency">
            <text:p>2 592,00 zł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6]&lt;=500;[.A26]*[.$E$2]-[.A26]*0.15*12;[.A26]*[.$E$2]-[.A26]*[.$E$2]*0.25)" office:value-type="currency" office:currency="PLN" office:value="2550" calcext:value-type="currency">
            <text:p>2 550,00 zł</text:p>
          </table:table-cell>
          <table:table-cell table:formula="of:=IF([.A26]&lt;=300;[.A26]*0.9*12;IF([.A26]&lt;=600;300*0.9*12+([.A26]-300)*0.75*12;[.A26]*0.65*12))" office:value-type="currency" office:currency="PLN" office:value="2700" calcext:value-type="currency">
            <text:p>2 700,00 zł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27]&lt;=500;[.A27]*[.$E$2]-[.A27]*0.15*12;[.A27]*[.$E$2]-[.A27]*[.$E$2]*0.25)" office:value-type="currency" office:currency="PLN" office:value="2652" calcext:value-type="currency">
            <text:p>2 652,00 zł</text:p>
          </table:table-cell>
          <table:table-cell table:formula="of:=IF([.A27]&lt;=300;[.A27]*0.9*12;IF([.A27]&lt;=600;300*0.9*12+([.A27]-300)*0.75*12;[.A27]*0.65*12))" office:value-type="currency" office:currency="PLN" office:value="2808" calcext:value-type="currency">
            <text:p>2 808,00 zł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8]&lt;=500;[.A28]*[.$E$2]-[.A28]*0.15*12;[.A28]*[.$E$2]-[.A28]*[.$E$2]*0.25)" office:value-type="currency" office:currency="PLN" office:value="2754" calcext:value-type="currency">
            <text:p>2 754,00 zł</text:p>
          </table:table-cell>
          <table:table-cell table:formula="of:=IF([.A28]&lt;=300;[.A28]*0.9*12;IF([.A28]&lt;=600;300*0.9*12+([.A28]-300)*0.75*12;[.A28]*0.65*12))" office:value-type="currency" office:currency="PLN" office:value="2916" calcext:value-type="currency">
            <text:p>2 916,00 zł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29]&lt;=500;[.A29]*[.$E$2]-[.A29]*0.15*12;[.A29]*[.$E$2]-[.A29]*[.$E$2]*0.25)" office:value-type="currency" office:currency="PLN" office:value="2856" calcext:value-type="currency">
            <text:p>2 856,00 zł</text:p>
          </table:table-cell>
          <table:table-cell table:formula="of:=IF([.A29]&lt;=300;[.A29]*0.9*12;IF([.A29]&lt;=600;300*0.9*12+([.A29]-300)*0.75*12;[.A29]*0.65*12))" office:value-type="currency" office:currency="PLN" office:value="3024" calcext:value-type="currency">
            <text:p>3 024,00 zł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30]&lt;=500;[.A30]*[.$E$2]-[.A30]*0.15*12;[.A30]*[.$E$2]-[.A30]*[.$E$2]*0.25)" office:value-type="currency" office:currency="PLN" office:value="2958" calcext:value-type="currency">
            <text:p>2 958,00 zł</text:p>
          </table:table-cell>
          <table:table-cell table:formula="of:=IF([.A30]&lt;=300;[.A30]*0.9*12;IF([.A30]&lt;=600;300*0.9*12+([.A30]-300)*0.75*12;[.A30]*0.65*12))" office:value-type="currency" office:currency="PLN" office:value="3132" calcext:value-type="currency">
            <text:p>3 132,00 zł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1]&lt;=500;[.A31]*[.$E$2]-[.A31]*0.15*12;[.A31]*[.$E$2]-[.A31]*[.$E$2]*0.25)" office:value-type="currency" office:currency="PLN" office:value="3060" calcext:value-type="currency">
            <text:p>3 060,00 zł</text:p>
          </table:table-cell>
          <table:table-cell table:formula="of:=IF([.A31]&lt;=300;[.A31]*0.9*12;IF([.A31]&lt;=600;300*0.9*12+([.A31]-300)*0.75*12;[.A31]*0.65*12))" office:value-type="currency" office:currency="PLN" office:value="3240" calcext:value-type="currency">
            <text:p>3 240,00 zł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32]&lt;=500;[.A32]*[.$E$2]-[.A32]*0.15*12;[.A32]*[.$E$2]-[.A32]*[.$E$2]*0.25)" office:value-type="currency" office:currency="PLN" office:value="3162" calcext:value-type="currency">
            <text:p>3 162,00 zł</text:p>
          </table:table-cell>
          <table:table-cell table:formula="of:=IF([.A32]&lt;=300;[.A32]*0.9*12;IF([.A32]&lt;=600;300*0.9*12+([.A32]-300)*0.75*12;[.A32]*0.65*12))" office:value-type="currency" office:currency="PLN" office:value="3330" calcext:value-type="currency">
            <text:p>3 330,00 zł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3]&lt;=500;[.A33]*[.$E$2]-[.A33]*0.15*12;[.A33]*[.$E$2]-[.A33]*[.$E$2]*0.25)" office:value-type="currency" office:currency="PLN" office:value="3264" calcext:value-type="currency">
            <text:p>3 264,00 zł</text:p>
          </table:table-cell>
          <table:table-cell table:formula="of:=IF([.A33]&lt;=300;[.A33]*0.9*12;IF([.A33]&lt;=600;300*0.9*12+([.A33]-300)*0.75*12;[.A33]*0.65*12))" office:value-type="currency" office:currency="PLN" office:value="3420" calcext:value-type="currency">
            <text:p>3 420,00 zł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34]&lt;=500;[.A34]*[.$E$2]-[.A34]*0.15*12;[.A34]*[.$E$2]-[.A34]*[.$E$2]*0.25)" office:value-type="currency" office:currency="PLN" office:value="3366" calcext:value-type="currency">
            <text:p>3 366,00 zł</text:p>
          </table:table-cell>
          <table:table-cell table:formula="of:=IF([.A34]&lt;=300;[.A34]*0.9*12;IF([.A34]&lt;=600;300*0.9*12+([.A34]-300)*0.75*12;[.A34]*0.65*12))" office:value-type="currency" office:currency="PLN" office:value="3510" calcext:value-type="currency">
            <text:p>3 510,00 zł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5]&lt;=500;[.A35]*[.$E$2]-[.A35]*0.15*12;[.A35]*[.$E$2]-[.A35]*[.$E$2]*0.25)" office:value-type="currency" office:currency="PLN" office:value="3468" calcext:value-type="currency">
            <text:p>3 468,00 zł</text:p>
          </table:table-cell>
          <table:table-cell table:formula="of:=IF([.A35]&lt;=300;[.A35]*0.9*12;IF([.A35]&lt;=600;300*0.9*12+([.A35]-300)*0.75*12;[.A35]*0.65*12))" office:value-type="currency" office:currency="PLN" office:value="3600" calcext:value-type="currency">
            <text:p>3 600,00 zł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36]&lt;=500;[.A36]*[.$E$2]-[.A36]*0.15*12;[.A36]*[.$E$2]-[.A36]*[.$E$2]*0.25)" office:value-type="currency" office:currency="PLN" office:value="3570" calcext:value-type="currency">
            <text:p>3 570,00 zł</text:p>
          </table:table-cell>
          <table:table-cell table:formula="of:=IF([.A36]&lt;=300;[.A36]*0.9*12;IF([.A36]&lt;=600;300*0.9*12+([.A36]-300)*0.75*12;[.A36]*0.65*12))" office:value-type="currency" office:currency="PLN" office:value="3690" calcext:value-type="currency">
            <text:p>3 690,00 zł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7]&lt;=500;[.A37]*[.$E$2]-[.A37]*0.15*12;[.A37]*[.$E$2]-[.A37]*[.$E$2]*0.25)" office:value-type="currency" office:currency="PLN" office:value="3672" calcext:value-type="currency">
            <text:p>3 672,00 zł</text:p>
          </table:table-cell>
          <table:table-cell table:formula="of:=IF([.A37]&lt;=300;[.A37]*0.9*12;IF([.A37]&lt;=600;300*0.9*12+([.A37]-300)*0.75*12;[.A37]*0.65*12))" office:value-type="currency" office:currency="PLN" office:value="3780" calcext:value-type="currency">
            <text:p>3 780,00 zł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38]&lt;=500;[.A38]*[.$E$2]-[.A38]*0.15*12;[.A38]*[.$E$2]-[.A38]*[.$E$2]*0.25)" office:value-type="currency" office:currency="PLN" office:value="3774" calcext:value-type="currency">
            <text:p>3 774,00 zł</text:p>
          </table:table-cell>
          <table:table-cell table:formula="of:=IF([.A38]&lt;=300;[.A38]*0.9*12;IF([.A38]&lt;=600;300*0.9*12+([.A38]-300)*0.75*12;[.A38]*0.65*12))" office:value-type="currency" office:currency="PLN" office:value="3870" calcext:value-type="currency">
            <text:p>3 870,00 zł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9]&lt;=500;[.A39]*[.$E$2]-[.A39]*0.15*12;[.A39]*[.$E$2]-[.A39]*[.$E$2]*0.25)" office:value-type="currency" office:currency="PLN" office:value="3876" calcext:value-type="currency">
            <text:p>3 876,00 zł</text:p>
          </table:table-cell>
          <table:table-cell table:formula="of:=IF([.A39]&lt;=300;[.A39]*0.9*12;IF([.A39]&lt;=600;300*0.9*12+([.A39]-300)*0.75*12;[.A39]*0.65*12))" office:value-type="currency" office:currency="PLN" office:value="3960" calcext:value-type="currency">
            <text:p>3 960,00 zł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]&lt;=500;[.A40]*[.$E$2]-[.A40]*0.15*12;[.A40]*[.$E$2]-[.A40]*[.$E$2]*0.25)" office:value-type="currency" office:currency="PLN" office:value="3978" calcext:value-type="currency">
            <text:p>3 978,00 zł</text:p>
          </table:table-cell>
          <table:table-cell table:formula="of:=IF([.A40]&lt;=300;[.A40]*0.9*12;IF([.A40]&lt;=600;300*0.9*12+([.A40]-300)*0.75*12;[.A40]*0.65*12))" office:value-type="currency" office:currency="PLN" office:value="4050" calcext:value-type="currency">
            <text:p>4 050,00 zł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41]&lt;=500;[.A41]*[.$E$2]-[.A41]*0.15*12;[.A41]*[.$E$2]-[.A41]*[.$E$2]*0.25)" office:value-type="currency" office:currency="PLN" office:value="4080" calcext:value-type="currency">
            <text:p>4 080,00 zł</text:p>
          </table:table-cell>
          <table:table-cell table:formula="of:=IF([.A41]&lt;=300;[.A41]*0.9*12;IF([.A41]&lt;=600;300*0.9*12+([.A41]-300)*0.75*12;[.A41]*0.65*12))" office:value-type="currency" office:currency="PLN" office:value="4140" calcext:value-type="currency">
            <text:p>4 140,00 zł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42]&lt;=500;[.A42]*[.$E$2]-[.A42]*0.15*12;[.A42]*[.$E$2]-[.A42]*[.$E$2]*0.25)" office:value-type="currency" office:currency="PLN" office:value="4182" calcext:value-type="currency">
            <text:p>4 182,00 zł</text:p>
          </table:table-cell>
          <table:table-cell table:formula="of:=IF([.A42]&lt;=300;[.A42]*0.9*12;IF([.A42]&lt;=600;300*0.9*12+([.A42]-300)*0.75*12;[.A42]*0.65*12))" office:value-type="currency" office:currency="PLN" office:value="4230" calcext:value-type="currency">
            <text:p>4 230,00 zł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3]&lt;=500;[.A43]*[.$E$2]-[.A43]*0.15*12;[.A43]*[.$E$2]-[.A43]*[.$E$2]*0.25)" office:value-type="currency" office:currency="PLN" office:value="4284" calcext:value-type="currency">
            <text:p>4 284,00 zł</text:p>
          </table:table-cell>
          <table:table-cell table:formula="of:=IF([.A43]&lt;=300;[.A43]*0.9*12;IF([.A43]&lt;=600;300*0.9*12+([.A43]-300)*0.75*12;[.A43]*0.65*12))" office:value-type="currency" office:currency="PLN" office:value="4320" calcext:value-type="currency">
            <text:p>4 320,00 zł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4]&lt;=500;[.A44]*[.$E$2]-[.A44]*0.15*12;[.A44]*[.$E$2]-[.A44]*[.$E$2]*0.25)" office:value-type="currency" office:currency="PLN" office:value="4386" calcext:value-type="currency">
            <text:p>4 386,00 zł</text:p>
          </table:table-cell>
          <table:table-cell table:formula="of:=IF([.A44]&lt;=300;[.A44]*0.9*12;IF([.A44]&lt;=600;300*0.9*12+([.A44]-300)*0.75*12;[.A44]*0.65*12))" office:value-type="currency" office:currency="PLN" office:value="4410" calcext:value-type="currency">
            <text:p>4 410,00 zł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5]&lt;=500;[.A45]*[.$E$2]-[.A45]*0.15*12;[.A45]*[.$E$2]-[.A45]*[.$E$2]*0.25)" office:value-type="currency" office:currency="PLN" office:value="4488" calcext:value-type="currency">
            <text:p>4 488,00 zł</text:p>
          </table:table-cell>
          <table:table-cell table:formula="of:=IF([.A45]&lt;=300;[.A45]*0.9*12;IF([.A45]&lt;=600;300*0.9*12+([.A45]-300)*0.75*12;[.A45]*0.65*12))" office:value-type="currency" office:currency="PLN" office:value="4500" calcext:value-type="currency">
            <text:p>4 500,00 zł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46]&lt;=500;[.A46]*[.$E$2]-[.A46]*0.15*12;[.A46]*[.$E$2]-[.A46]*[.$E$2]*0.25)" office:value-type="currency" office:currency="PLN" office:value="4590" calcext:value-type="currency">
            <text:p>4 590,00 zł</text:p>
          </table:table-cell>
          <table:table-cell table:formula="of:=IF([.A46]&lt;=300;[.A46]*0.9*12;IF([.A46]&lt;=600;300*0.9*12+([.A46]-300)*0.75*12;[.A46]*0.65*12))" office:value-type="currency" office:currency="PLN" office:value="4590" calcext:value-type="currency">
            <text:p>4 590,00 zł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47]&lt;=500;[.A47]*[.$E$2]-[.A47]*0.15*12;[.A47]*[.$E$2]-[.A47]*[.$E$2]*0.25)" office:value-type="currency" office:currency="PLN" office:value="4692" calcext:value-type="currency">
            <text:p>4 692,00 zł</text:p>
          </table:table-cell>
          <table:table-cell table:formula="of:=IF([.A47]&lt;=300;[.A47]*0.9*12;IF([.A47]&lt;=600;300*0.9*12+([.A47]-300)*0.75*12;[.A47]*0.65*12))" office:value-type="currency" office:currency="PLN" office:value="4680" calcext:value-type="currency">
            <text:p>4 680,00 zł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[.A48]&lt;=500;[.A48]*[.$E$2]-[.A48]*0.15*12;[.A48]*[.$E$2]-[.A48]*[.$E$2]*0.25)" office:value-type="currency" office:currency="PLN" office:value="4794" calcext:value-type="currency">
            <text:p>4 794,00 zł</text:p>
          </table:table-cell>
          <table:table-cell table:formula="of:=IF([.A48]&lt;=300;[.A48]*0.9*12;IF([.A48]&lt;=600;300*0.9*12+([.A48]-300)*0.75*12;[.A48]*0.65*12))" office:value-type="currency" office:currency="PLN" office:value="4770" calcext:value-type="currency">
            <text:p>4 770,00 zł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49]&lt;=500;[.A49]*[.$E$2]-[.A49]*0.15*12;[.A49]*[.$E$2]-[.A49]*[.$E$2]*0.25)" office:value-type="currency" office:currency="PLN" office:value="4896" calcext:value-type="currency">
            <text:p>4 896,00 zł</text:p>
          </table:table-cell>
          <table:table-cell table:formula="of:=IF([.A49]&lt;=300;[.A49]*0.9*12;IF([.A49]&lt;=600;300*0.9*12+([.A49]-300)*0.75*12;[.A49]*0.65*12))" office:value-type="currency" office:currency="PLN" office:value="4860" calcext:value-type="currency">
            <text:p>4 860,00 zł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50]&lt;=500;[.A50]*[.$E$2]-[.A50]*0.15*12;[.A50]*[.$E$2]-[.A50]*[.$E$2]*0.25)" office:value-type="currency" office:currency="PLN" office:value="4998" calcext:value-type="currency">
            <text:p>4 998,00 zł</text:p>
          </table:table-cell>
          <table:table-cell table:formula="of:=IF([.A50]&lt;=300;[.A50]*0.9*12;IF([.A50]&lt;=600;300*0.9*12+([.A50]-300)*0.75*12;[.A50]*0.65*12))" office:value-type="currency" office:currency="PLN" office:value="4950" calcext:value-type="currency">
            <text:p>4 950,00 zł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1]&lt;=500;[.A51]*[.$E$2]-[.A51]*0.15*12;[.A51]*[.$E$2]-[.A51]*[.$E$2]*0.25)" office:value-type="currency" office:currency="PLN" office:value="5100" calcext:value-type="currency">
            <text:p>5 100,00 zł</text:p>
          </table:table-cell>
          <table:table-cell table:formula="of:=IF([.A51]&lt;=300;[.A51]*0.9*12;IF([.A51]&lt;=600;300*0.9*12+([.A51]-300)*0.75*12;[.A51]*0.65*12))" office:value-type="currency" office:currency="PLN" office:value="5040" calcext:value-type="currency">
            <text:p>5 040,00 zł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52]&lt;=500;[.A52]*[.$E$2]-[.A52]*0.15*12;[.A52]*[.$E$2]-[.A52]*[.$E$2]*0.25)" office:value-type="currency" office:currency="PLN" office:value="4590" calcext:value-type="currency">
            <text:p>4 590,00 zł</text:p>
          </table:table-cell>
          <table:table-cell table:formula="of:=IF([.A52]&lt;=300;[.A52]*0.9*12;IF([.A52]&lt;=600;300*0.9*12+([.A52]-300)*0.75*12;[.A52]*0.65*12))" office:value-type="currency" office:currency="PLN" office:value="5130" calcext:value-type="currency">
            <text:p>5 130,00 zł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53]&lt;=500;[.A53]*[.$E$2]-[.A53]*0.15*12;[.A53]*[.$E$2]-[.A53]*[.$E$2]*0.25)" office:value-type="currency" office:currency="PLN" office:value="4680" calcext:value-type="currency">
            <text:p>4 680,00 zł</text:p>
          </table:table-cell>
          <table:table-cell table:formula="of:=IF([.A53]&lt;=300;[.A53]*0.9*12;IF([.A53]&lt;=600;300*0.9*12+([.A53]-300)*0.75*12;[.A53]*0.65*12))" office:value-type="currency" office:currency="PLN" office:value="5220" calcext:value-type="currency">
            <text:p>5 220,00 zł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54]&lt;=500;[.A54]*[.$E$2]-[.A54]*0.15*12;[.A54]*[.$E$2]-[.A54]*[.$E$2]*0.25)" office:value-type="currency" office:currency="PLN" office:value="4770" calcext:value-type="currency">
            <text:p>4 770,00 zł</text:p>
          </table:table-cell>
          <table:table-cell table:formula="of:=IF([.A54]&lt;=300;[.A54]*0.9*12;IF([.A54]&lt;=600;300*0.9*12+([.A54]-300)*0.75*12;[.A54]*0.65*12))" office:value-type="currency" office:currency="PLN" office:value="5310" calcext:value-type="currency">
            <text:p>5 310,00 zł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55]&lt;=500;[.A55]*[.$E$2]-[.A55]*0.15*12;[.A55]*[.$E$2]-[.A55]*[.$E$2]*0.25)" office:value-type="currency" office:currency="PLN" office:value="4860" calcext:value-type="currency">
            <text:p>4 860,00 zł</text:p>
          </table:table-cell>
          <table:table-cell table:formula="of:=IF([.A55]&lt;=300;[.A55]*0.9*12;IF([.A55]&lt;=600;300*0.9*12+([.A55]-300)*0.75*12;[.A55]*0.65*12))" office:value-type="currency" office:currency="PLN" office:value="5400" calcext:value-type="currency">
            <text:p>5 400,00 zł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56]&lt;=500;[.A56]*[.$E$2]-[.A56]*0.15*12;[.A56]*[.$E$2]-[.A56]*[.$E$2]*0.25)" office:value-type="currency" office:currency="PLN" office:value="4950" calcext:value-type="currency">
            <text:p>4 950,00 zł</text:p>
          </table:table-cell>
          <table:table-cell table:formula="of:=IF([.A56]&lt;=300;[.A56]*0.9*12;IF([.A56]&lt;=600;300*0.9*12+([.A56]-300)*0.75*12;[.A56]*0.65*12))" office:value-type="currency" office:currency="PLN" office:value="5490" calcext:value-type="currency">
            <text:p>5 490,00 zł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57]&lt;=500;[.A57]*[.$E$2]-[.A57]*0.15*12;[.A57]*[.$E$2]-[.A57]*[.$E$2]*0.25)" office:value-type="currency" office:currency="PLN" office:value="5040" calcext:value-type="currency">
            <text:p>5 040,00 zł</text:p>
          </table:table-cell>
          <table:table-cell table:formula="of:=IF([.A57]&lt;=300;[.A57]*0.9*12;IF([.A57]&lt;=600;300*0.9*12+([.A57]-300)*0.75*12;[.A57]*0.65*12))" office:value-type="currency" office:currency="PLN" office:value="5580" calcext:value-type="currency">
            <text:p>5 580,00 zł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58]&lt;=500;[.A58]*[.$E$2]-[.A58]*0.15*12;[.A58]*[.$E$2]-[.A58]*[.$E$2]*0.25)" office:value-type="currency" office:currency="PLN" office:value="5130" calcext:value-type="currency">
            <text:p>5 130,00 zł</text:p>
          </table:table-cell>
          <table:table-cell table:formula="of:=IF([.A58]&lt;=300;[.A58]*0.9*12;IF([.A58]&lt;=600;300*0.9*12+([.A58]-300)*0.75*12;[.A58]*0.65*12))" office:value-type="currency" office:currency="PLN" office:value="5670" calcext:value-type="currency">
            <text:p>5 670,00 zł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59]&lt;=500;[.A59]*[.$E$2]-[.A59]*0.15*12;[.A59]*[.$E$2]-[.A59]*[.$E$2]*0.25)" office:value-type="currency" office:currency="PLN" office:value="5220" calcext:value-type="currency">
            <text:p>5 220,00 zł</text:p>
          </table:table-cell>
          <table:table-cell table:formula="of:=IF([.A59]&lt;=300;[.A59]*0.9*12;IF([.A59]&lt;=600;300*0.9*12+([.A59]-300)*0.75*12;[.A59]*0.65*12))" office:value-type="currency" office:currency="PLN" office:value="5760" calcext:value-type="currency">
            <text:p>5 760,00 zł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60]&lt;=500;[.A60]*[.$E$2]-[.A60]*0.15*12;[.A60]*[.$E$2]-[.A60]*[.$E$2]*0.25)" office:value-type="currency" office:currency="PLN" office:value="5310" calcext:value-type="currency">
            <text:p>5 310,00 zł</text:p>
          </table:table-cell>
          <table:table-cell table:formula="of:=IF([.A60]&lt;=300;[.A60]*0.9*12;IF([.A60]&lt;=600;300*0.9*12+([.A60]-300)*0.75*12;[.A60]*0.65*12))" office:value-type="currency" office:currency="PLN" office:value="5850" calcext:value-type="currency">
            <text:p>5 850,00 zł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61]&lt;=500;[.A61]*[.$E$2]-[.A61]*0.15*12;[.A61]*[.$E$2]-[.A61]*[.$E$2]*0.25)" office:value-type="currency" office:currency="PLN" office:value="5400" calcext:value-type="currency">
            <text:p>5 400,00 zł</text:p>
          </table:table-cell>
          <table:table-cell table:formula="of:=IF([.A61]&lt;=300;[.A61]*0.9*12;IF([.A61]&lt;=600;300*0.9*12+([.A61]-300)*0.75*12;[.A61]*0.65*12))" office:value-type="currency" office:currency="PLN" office:value="5940" calcext:value-type="currency">
            <text:p>5 940,00 zł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62]&lt;=500;[.A62]*[.$E$2]-[.A62]*0.15*12;[.A62]*[.$E$2]-[.A62]*[.$E$2]*0.25)" office:value-type="currency" office:currency="PLN" office:value="5490" calcext:value-type="currency">
            <text:p>5 490,00 zł</text:p>
          </table:table-cell>
          <table:table-cell table:formula="of:=IF([.A62]&lt;=300;[.A62]*0.9*12;IF([.A62]&lt;=600;300*0.9*12+([.A62]-300)*0.75*12;[.A62]*0.65*12))" office:value-type="currency" office:currency="PLN" office:value="4758" calcext:value-type="currency">
            <text:p>4 758,00 zł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63]&lt;=500;[.A63]*[.$E$2]-[.A63]*0.15*12;[.A63]*[.$E$2]-[.A63]*[.$E$2]*0.25)" office:value-type="currency" office:currency="PLN" office:value="5580" calcext:value-type="currency">
            <text:p>5 580,00 zł</text:p>
          </table:table-cell>
          <table:table-cell table:formula="of:=IF([.A63]&lt;=300;[.A63]*0.9*12;IF([.A63]&lt;=600;300*0.9*12+([.A63]-300)*0.75*12;[.A63]*0.65*12))" office:value-type="currency" office:currency="PLN" office:value="4836" calcext:value-type="currency">
            <text:p>4 836,00 zł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[.A64]&lt;=500;[.A64]*[.$E$2]-[.A64]*0.15*12;[.A64]*[.$E$2]-[.A64]*[.$E$2]*0.25)" office:value-type="currency" office:currency="PLN" office:value="5670" calcext:value-type="currency">
            <text:p>5 670,00 zł</text:p>
          </table:table-cell>
          <table:table-cell table:formula="of:=IF([.A64]&lt;=300;[.A64]*0.9*12;IF([.A64]&lt;=600;300*0.9*12+([.A64]-300)*0.75*12;[.A64]*0.65*12))" office:value-type="currency" office:currency="PLN" office:value="4914" calcext:value-type="currency">
            <text:p>4 914,00 zł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65]&lt;=500;[.A65]*[.$E$2]-[.A65]*0.15*12;[.A65]*[.$E$2]-[.A65]*[.$E$2]*0.25)" office:value-type="currency" office:currency="PLN" office:value="5760" calcext:value-type="currency">
            <text:p>5 760,00 zł</text:p>
          </table:table-cell>
          <table:table-cell table:formula="of:=IF([.A65]&lt;=300;[.A65]*0.9*12;IF([.A65]&lt;=600;300*0.9*12+([.A65]-300)*0.75*12;[.A65]*0.65*12))" office:value-type="currency" office:currency="PLN" office:value="4992" calcext:value-type="currency">
            <text:p>4 992,00 zł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66]&lt;=500;[.A66]*[.$E$2]-[.A66]*0.15*12;[.A66]*[.$E$2]-[.A66]*[.$E$2]*0.25)" office:value-type="currency" office:currency="PLN" office:value="5850" calcext:value-type="currency">
            <text:p>5 850,00 zł</text:p>
          </table:table-cell>
          <table:table-cell table:formula="of:=IF([.A66]&lt;=300;[.A66]*0.9*12;IF([.A66]&lt;=600;300*0.9*12+([.A66]-300)*0.75*12;[.A66]*0.65*12))" office:value-type="currency" office:currency="PLN" office:value="5070" calcext:value-type="currency">
            <text:p>5 070,00 zł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67]&lt;=500;[.A67]*[.$E$2]-[.A67]*0.15*12;[.A67]*[.$E$2]-[.A67]*[.$E$2]*0.25)" office:value-type="currency" office:currency="PLN" office:value="5940" calcext:value-type="currency">
            <text:p>5 940,00 zł</text:p>
          </table:table-cell>
          <table:table-cell table:formula="of:=IF([.A67]&lt;=300;[.A67]*0.9*12;IF([.A67]&lt;=600;300*0.9*12+([.A67]-300)*0.75*12;[.A67]*0.65*12))" office:value-type="currency" office:currency="PLN" office:value="5148" calcext:value-type="currency">
            <text:p>5 148,00 zł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68]&lt;=500;[.A68]*[.$E$2]-[.A68]*0.15*12;[.A68]*[.$E$2]-[.A68]*[.$E$2]*0.25)" office:value-type="currency" office:currency="PLN" office:value="6030" calcext:value-type="currency">
            <text:p>6 030,00 zł</text:p>
          </table:table-cell>
          <table:table-cell table:formula="of:=IF([.A68]&lt;=300;[.A68]*0.9*12;IF([.A68]&lt;=600;300*0.9*12+([.A68]-300)*0.75*12;[.A68]*0.65*12))" office:value-type="currency" office:currency="PLN" office:value="5226" calcext:value-type="currency">
            <text:p>5 226,00 zł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69]&lt;=500;[.A69]*[.$E$2]-[.A69]*0.15*12;[.A69]*[.$E$2]-[.A69]*[.$E$2]*0.25)" office:value-type="currency" office:currency="PLN" office:value="6120" calcext:value-type="currency">
            <text:p>6 120,00 zł</text:p>
          </table:table-cell>
          <table:table-cell table:formula="of:=IF([.A69]&lt;=300;[.A69]*0.9*12;IF([.A69]&lt;=600;300*0.9*12+([.A69]-300)*0.75*12;[.A69]*0.65*12))" office:value-type="currency" office:currency="PLN" office:value="5304" calcext:value-type="currency">
            <text:p>5 304,00 zł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70]&lt;=500;[.A70]*[.$E$2]-[.A70]*0.15*12;[.A70]*[.$E$2]-[.A70]*[.$E$2]*0.25)" office:value-type="currency" office:currency="PLN" office:value="6210" calcext:value-type="currency">
            <text:p>6 210,00 zł</text:p>
          </table:table-cell>
          <table:table-cell table:formula="of:=IF([.A70]&lt;=300;[.A70]*0.9*12;IF([.A70]&lt;=600;300*0.9*12+([.A70]-300)*0.75*12;[.A70]*0.65*12))" office:value-type="currency" office:currency="PLN" office:value="5382" calcext:value-type="currency">
            <text:p>5 382,00 zł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71]&lt;=500;[.A71]*[.$E$2]-[.A71]*0.15*12;[.A71]*[.$E$2]-[.A71]*[.$E$2]*0.25)" office:value-type="currency" office:currency="PLN" office:value="6300" calcext:value-type="currency">
            <text:p>6 300,00 zł</text:p>
          </table:table-cell>
          <table:table-cell table:formula="of:=IF([.A71]&lt;=300;[.A71]*0.9*12;IF([.A71]&lt;=600;300*0.9*12+([.A71]-300)*0.75*12;[.A71]*0.65*12))" office:value-type="currency" office:currency="PLN" office:value="5460" calcext:value-type="currency">
            <text:p>5 460,00 zł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72]&lt;=500;[.A72]*[.$E$2]-[.A72]*0.15*12;[.A72]*[.$E$2]-[.A72]*[.$E$2]*0.25)" office:value-type="currency" office:currency="PLN" office:value="6390" calcext:value-type="currency">
            <text:p>6 390,00 zł</text:p>
          </table:table-cell>
          <table:table-cell table:formula="of:=IF([.A72]&lt;=300;[.A72]*0.9*12;IF([.A72]&lt;=600;300*0.9*12+([.A72]-300)*0.75*12;[.A72]*0.65*12))" office:value-type="currency" office:currency="PLN" office:value="5538" calcext:value-type="currency">
            <text:p>5 538,00 zł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73]&lt;=500;[.A73]*[.$E$2]-[.A73]*0.15*12;[.A73]*[.$E$2]-[.A73]*[.$E$2]*0.25)" office:value-type="currency" office:currency="PLN" office:value="6480" calcext:value-type="currency">
            <text:p>6 480,00 zł</text:p>
          </table:table-cell>
          <table:table-cell table:formula="of:=IF([.A73]&lt;=300;[.A73]*0.9*12;IF([.A73]&lt;=600;300*0.9*12+([.A73]-300)*0.75*12;[.A73]*0.65*12))" office:value-type="currency" office:currency="PLN" office:value="5616" calcext:value-type="currency">
            <text:p>5 616,00 zł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74]&lt;=500;[.A74]*[.$E$2]-[.A74]*0.15*12;[.A74]*[.$E$2]-[.A74]*[.$E$2]*0.25)" office:value-type="currency" office:currency="PLN" office:value="6570" calcext:value-type="currency">
            <text:p>6 570,00 zł</text:p>
          </table:table-cell>
          <table:table-cell table:formula="of:=IF([.A74]&lt;=300;[.A74]*0.9*12;IF([.A74]&lt;=600;300*0.9*12+([.A74]-300)*0.75*12;[.A74]*0.65*12))" office:value-type="currency" office:currency="PLN" office:value="5694" calcext:value-type="currency">
            <text:p>5 694,00 zł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75]&lt;=500;[.A75]*[.$E$2]-[.A75]*0.15*12;[.A75]*[.$E$2]-[.A75]*[.$E$2]*0.25)" office:value-type="currency" office:currency="PLN" office:value="6660" calcext:value-type="currency">
            <text:p>6 660,00 zł</text:p>
          </table:table-cell>
          <table:table-cell table:formula="of:=IF([.A75]&lt;=300;[.A75]*0.9*12;IF([.A75]&lt;=600;300*0.9*12+([.A75]-300)*0.75*12;[.A75]*0.65*12))" office:value-type="currency" office:currency="PLN" office:value="5772" calcext:value-type="currency">
            <text:p>5 772,00 zł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76]&lt;=500;[.A76]*[.$E$2]-[.A76]*0.15*12;[.A76]*[.$E$2]-[.A76]*[.$E$2]*0.25)" office:value-type="currency" office:currency="PLN" office:value="6750" calcext:value-type="currency">
            <text:p>6 750,00 zł</text:p>
          </table:table-cell>
          <table:table-cell table:formula="of:=IF([.A76]&lt;=300;[.A76]*0.9*12;IF([.A76]&lt;=600;300*0.9*12+([.A76]-300)*0.75*12;[.A76]*0.65*12))" office:value-type="currency" office:currency="PLN" office:value="5850" calcext:value-type="currency">
            <text:p>5 850,00 zł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77]&lt;=500;[.A77]*[.$E$2]-[.A77]*0.15*12;[.A77]*[.$E$2]-[.A77]*[.$E$2]*0.25)" office:value-type="currency" office:currency="PLN" office:value="6840" calcext:value-type="currency">
            <text:p>6 840,00 zł</text:p>
          </table:table-cell>
          <table:table-cell table:formula="of:=IF([.A77]&lt;=300;[.A77]*0.9*12;IF([.A77]&lt;=600;300*0.9*12+([.A77]-300)*0.75*12;[.A77]*0.65*12))" office:value-type="currency" office:currency="PLN" office:value="5928" calcext:value-type="currency">
            <text:p>5 928,00 zł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78]&lt;=500;[.A78]*[.$E$2]-[.A78]*0.15*12;[.A78]*[.$E$2]-[.A78]*[.$E$2]*0.25)" office:value-type="currency" office:currency="PLN" office:value="6930" calcext:value-type="currency">
            <text:p>6 930,00 zł</text:p>
          </table:table-cell>
          <table:table-cell table:formula="of:=IF([.A78]&lt;=300;[.A78]*0.9*12;IF([.A78]&lt;=600;300*0.9*12+([.A78]-300)*0.75*12;[.A78]*0.65*12))" office:value-type="currency" office:currency="PLN" office:value="6006" calcext:value-type="currency">
            <text:p>6 006,00 zł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79]&lt;=500;[.A79]*[.$E$2]-[.A79]*0.15*12;[.A79]*[.$E$2]-[.A79]*[.$E$2]*0.25)" office:value-type="currency" office:currency="PLN" office:value="7020" calcext:value-type="currency">
            <text:p>7 020,00 zł</text:p>
          </table:table-cell>
          <table:table-cell table:formula="of:=IF([.A79]&lt;=300;[.A79]*0.9*12;IF([.A79]&lt;=600;300*0.9*12+([.A79]-300)*0.75*12;[.A79]*0.65*12))" office:value-type="currency" office:currency="PLN" office:value="6084" calcext:value-type="currency">
            <text:p>6 084,00 zł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80]&lt;=500;[.A80]*[.$E$2]-[.A80]*0.15*12;[.A80]*[.$E$2]-[.A80]*[.$E$2]*0.25)" office:value-type="currency" office:currency="PLN" office:value="7110" calcext:value-type="currency">
            <text:p>7 110,00 zł</text:p>
          </table:table-cell>
          <table:table-cell table:formula="of:=IF([.A80]&lt;=300;[.A80]*0.9*12;IF([.A80]&lt;=600;300*0.9*12+([.A80]-300)*0.75*12;[.A80]*0.65*12))" office:value-type="currency" office:currency="PLN" office:value="6162" calcext:value-type="currency">
            <text:p>6 162,00 zł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81]&lt;=500;[.A81]*[.$E$2]-[.A81]*0.15*12;[.A81]*[.$E$2]-[.A81]*[.$E$2]*0.25)" office:value-type="currency" office:currency="PLN" office:value="7200" calcext:value-type="currency">
            <text:p>7 200,00 zł</text:p>
          </table:table-cell>
          <table:table-cell table:formula="of:=IF([.A81]&lt;=300;[.A81]*0.9*12;IF([.A81]&lt;=600;300*0.9*12+([.A81]-300)*0.75*12;[.A81]*0.65*12))" office:value-type="currency" office:currency="PLN" office:value="6240" calcext:value-type="currency">
            <text:p>6 240,00 zł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A82]&lt;=500;[.A82]*[.$E$2]-[.A82]*0.15*12;[.A82]*[.$E$2]-[.A82]*[.$E$2]*0.25)" office:value-type="currency" office:currency="PLN" office:value="7290" calcext:value-type="currency">
            <text:p>7 290,00 zł</text:p>
          </table:table-cell>
          <table:table-cell table:formula="of:=IF([.A82]&lt;=300;[.A82]*0.9*12;IF([.A82]&lt;=600;300*0.9*12+([.A82]-300)*0.75*12;[.A82]*0.65*12))" office:value-type="currency" office:currency="PLN" office:value="6318" calcext:value-type="currency">
            <text:p>6 318,00 zł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83]&lt;=500;[.A83]*[.$E$2]-[.A83]*0.15*12;[.A83]*[.$E$2]-[.A83]*[.$E$2]*0.25)" office:value-type="currency" office:currency="PLN" office:value="7380" calcext:value-type="currency">
            <text:p>7 380,00 zł</text:p>
          </table:table-cell>
          <table:table-cell table:formula="of:=IF([.A83]&lt;=300;[.A83]*0.9*12;IF([.A83]&lt;=600;300*0.9*12+([.A83]-300)*0.75*12;[.A83]*0.65*12))" office:value-type="currency" office:currency="PLN" office:value="6396" calcext:value-type="currency">
            <text:p>6 396,00 zł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[.A84]&lt;=500;[.A84]*[.$E$2]-[.A84]*0.15*12;[.A84]*[.$E$2]-[.A84]*[.$E$2]*0.25)" office:value-type="currency" office:currency="PLN" office:value="7470" calcext:value-type="currency">
            <text:p>7 470,00 zł</text:p>
          </table:table-cell>
          <table:table-cell table:formula="of:=IF([.A84]&lt;=300;[.A84]*0.9*12;IF([.A84]&lt;=600;300*0.9*12+([.A84]-300)*0.75*12;[.A84]*0.65*12))" office:value-type="currency" office:currency="PLN" office:value="6474" calcext:value-type="currency">
            <text:p>6 474,00 zł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[.A85]&lt;=500;[.A85]*[.$E$2]-[.A85]*0.15*12;[.A85]*[.$E$2]-[.A85]*[.$E$2]*0.25)" office:value-type="currency" office:currency="PLN" office:value="7560" calcext:value-type="currency">
            <text:p>7 560,00 zł</text:p>
          </table:table-cell>
          <table:table-cell table:formula="of:=IF([.A85]&lt;=300;[.A85]*0.9*12;IF([.A85]&lt;=600;300*0.9*12+([.A85]-300)*0.75*12;[.A85]*0.65*12))" office:value-type="currency" office:currency="PLN" office:value="6552" calcext:value-type="currency">
            <text:p>6 552,00 zł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86]&lt;=500;[.A86]*[.$E$2]-[.A86]*0.15*12;[.A86]*[.$E$2]-[.A86]*[.$E$2]*0.25)" office:value-type="currency" office:currency="PLN" office:value="7650" calcext:value-type="currency">
            <text:p>7 650,00 zł</text:p>
          </table:table-cell>
          <table:table-cell table:formula="of:=IF([.A86]&lt;=300;[.A86]*0.9*12;IF([.A86]&lt;=600;300*0.9*12+([.A86]-300)*0.75*12;[.A86]*0.65*12))" office:value-type="currency" office:currency="PLN" office:value="6630" calcext:value-type="currency">
            <text:p>6 630,00 zł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87]&lt;=500;[.A87]*[.$E$2]-[.A87]*0.15*12;[.A87]*[.$E$2]-[.A87]*[.$E$2]*0.25)" office:value-type="currency" office:currency="PLN" office:value="7740" calcext:value-type="currency">
            <text:p>7 740,00 zł</text:p>
          </table:table-cell>
          <table:table-cell table:formula="of:=IF([.A87]&lt;=300;[.A87]*0.9*12;IF([.A87]&lt;=600;300*0.9*12+([.A87]-300)*0.75*12;[.A87]*0.65*12))" office:value-type="currency" office:currency="PLN" office:value="6708" calcext:value-type="currency">
            <text:p>6 708,00 zł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88]&lt;=500;[.A88]*[.$E$2]-[.A88]*0.15*12;[.A88]*[.$E$2]-[.A88]*[.$E$2]*0.25)" office:value-type="currency" office:currency="PLN" office:value="7830" calcext:value-type="currency">
            <text:p>7 830,00 zł</text:p>
          </table:table-cell>
          <table:table-cell table:formula="of:=IF([.A88]&lt;=300;[.A88]*0.9*12;IF([.A88]&lt;=600;300*0.9*12+([.A88]-300)*0.75*12;[.A88]*0.65*12))" office:value-type="currency" office:currency="PLN" office:value="6786" calcext:value-type="currency">
            <text:p>6 786,00 zł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89]&lt;=500;[.A89]*[.$E$2]-[.A89]*0.15*12;[.A89]*[.$E$2]-[.A89]*[.$E$2]*0.25)" office:value-type="currency" office:currency="PLN" office:value="7920" calcext:value-type="currency">
            <text:p>7 920,00 zł</text:p>
          </table:table-cell>
          <table:table-cell table:formula="of:=IF([.A89]&lt;=300;[.A89]*0.9*12;IF([.A89]&lt;=600;300*0.9*12+([.A89]-300)*0.75*12;[.A89]*0.65*12))" office:value-type="currency" office:currency="PLN" office:value="6864" calcext:value-type="currency">
            <text:p>6 864,00 zł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90]&lt;=500;[.A90]*[.$E$2]-[.A90]*0.15*12;[.A90]*[.$E$2]-[.A90]*[.$E$2]*0.25)" office:value-type="currency" office:currency="PLN" office:value="8010" calcext:value-type="currency">
            <text:p>8 010,00 zł</text:p>
          </table:table-cell>
          <table:table-cell table:formula="of:=IF([.A90]&lt;=300;[.A90]*0.9*12;IF([.A90]&lt;=600;300*0.9*12+([.A90]-300)*0.75*12;[.A90]*0.65*12))" office:value-type="currency" office:currency="PLN" office:value="6942" calcext:value-type="currency">
            <text:p>6 942,00 zł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91]&lt;=500;[.A91]*[.$E$2]-[.A91]*0.15*12;[.A91]*[.$E$2]-[.A91]*[.$E$2]*0.25)" office:value-type="currency" office:currency="PLN" office:value="8100" calcext:value-type="currency">
            <text:p>8 100,00 zł</text:p>
          </table:table-cell>
          <table:table-cell table:formula="of:=IF([.A91]&lt;=300;[.A91]*0.9*12;IF([.A91]&lt;=600;300*0.9*12+([.A91]-300)*0.75*12;[.A91]*0.65*12))" office:value-type="currency" office:currency="PLN" office:value="7020" calcext:value-type="currency">
            <text:p>7 020,00 zł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92]&lt;=500;[.A92]*[.$E$2]-[.A92]*0.15*12;[.A92]*[.$E$2]-[.A92]*[.$E$2]*0.25)" office:value-type="currency" office:currency="PLN" office:value="8190" calcext:value-type="currency">
            <text:p>8 190,00 zł</text:p>
          </table:table-cell>
          <table:table-cell table:formula="of:=IF([.A92]&lt;=300;[.A92]*0.9*12;IF([.A92]&lt;=600;300*0.9*12+([.A92]-300)*0.75*12;[.A92]*0.65*12))" office:value-type="currency" office:currency="PLN" office:value="7098" calcext:value-type="currency">
            <text:p>7 098,00 zł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93]&lt;=500;[.A93]*[.$E$2]-[.A93]*0.15*12;[.A93]*[.$E$2]-[.A93]*[.$E$2]*0.25)" office:value-type="currency" office:currency="PLN" office:value="8280" calcext:value-type="currency">
            <text:p>8 280,00 zł</text:p>
          </table:table-cell>
          <table:table-cell table:formula="of:=IF([.A93]&lt;=300;[.A93]*0.9*12;IF([.A93]&lt;=600;300*0.9*12+([.A93]-300)*0.75*12;[.A93]*0.65*12))" office:value-type="currency" office:currency="PLN" office:value="7176" calcext:value-type="currency">
            <text:p>7 176,00 zł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94]&lt;=500;[.A94]*[.$E$2]-[.A94]*0.15*12;[.A94]*[.$E$2]-[.A94]*[.$E$2]*0.25)" office:value-type="currency" office:currency="PLN" office:value="8370" calcext:value-type="currency">
            <text:p>8 370,00 zł</text:p>
          </table:table-cell>
          <table:table-cell table:formula="of:=IF([.A94]&lt;=300;[.A94]*0.9*12;IF([.A94]&lt;=600;300*0.9*12+([.A94]-300)*0.75*12;[.A94]*0.65*12))" office:value-type="currency" office:currency="PLN" office:value="7254" calcext:value-type="currency">
            <text:p>7 254,00 zł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95]&lt;=500;[.A95]*[.$E$2]-[.A95]*0.15*12;[.A95]*[.$E$2]-[.A95]*[.$E$2]*0.25)" office:value-type="currency" office:currency="PLN" office:value="8460" calcext:value-type="currency">
            <text:p>8 460,00 zł</text:p>
          </table:table-cell>
          <table:table-cell table:formula="of:=IF([.A95]&lt;=300;[.A95]*0.9*12;IF([.A95]&lt;=600;300*0.9*12+([.A95]-300)*0.75*12;[.A95]*0.65*12))" office:value-type="currency" office:currency="PLN" office:value="7332" calcext:value-type="currency">
            <text:p>7 332,00 zł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96]&lt;=500;[.A96]*[.$E$2]-[.A96]*0.15*12;[.A96]*[.$E$2]-[.A96]*[.$E$2]*0.25)" office:value-type="currency" office:currency="PLN" office:value="8550" calcext:value-type="currency">
            <text:p>8 550,00 zł</text:p>
          </table:table-cell>
          <table:table-cell table:formula="of:=IF([.A96]&lt;=300;[.A96]*0.9*12;IF([.A96]&lt;=600;300*0.9*12+([.A96]-300)*0.75*12;[.A96]*0.65*12))" office:value-type="currency" office:currency="PLN" office:value="7410" calcext:value-type="currency">
            <text:p>7 410,00 zł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97]&lt;=500;[.A97]*[.$E$2]-[.A97]*0.15*12;[.A97]*[.$E$2]-[.A97]*[.$E$2]*0.25)" office:value-type="currency" office:currency="PLN" office:value="8640" calcext:value-type="currency">
            <text:p>8 640,00 zł</text:p>
          </table:table-cell>
          <table:table-cell table:formula="of:=IF([.A97]&lt;=300;[.A97]*0.9*12;IF([.A97]&lt;=600;300*0.9*12+([.A97]-300)*0.75*12;[.A97]*0.65*12))" office:value-type="currency" office:currency="PLN" office:value="7488" calcext:value-type="currency">
            <text:p>7 488,00 zł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[.A98]&lt;=500;[.A98]*[.$E$2]-[.A98]*0.15*12;[.A98]*[.$E$2]-[.A98]*[.$E$2]*0.25)" office:value-type="currency" office:currency="PLN" office:value="8730" calcext:value-type="currency">
            <text:p>8 730,00 zł</text:p>
          </table:table-cell>
          <table:table-cell table:formula="of:=IF([.A98]&lt;=300;[.A98]*0.9*12;IF([.A98]&lt;=600;300*0.9*12+([.A98]-300)*0.75*12;[.A98]*0.65*12))" office:value-type="currency" office:currency="PLN" office:value="7566" calcext:value-type="currency">
            <text:p>7 566,00 zł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99]&lt;=500;[.A99]*[.$E$2]-[.A99]*0.15*12;[.A99]*[.$E$2]-[.A99]*[.$E$2]*0.25)" office:value-type="currency" office:currency="PLN" office:value="8820" calcext:value-type="currency">
            <text:p>8 820,00 zł</text:p>
          </table:table-cell>
          <table:table-cell table:formula="of:=IF([.A99]&lt;=300;[.A99]*0.9*12;IF([.A99]&lt;=600;300*0.9*12+([.A99]-300)*0.75*12;[.A99]*0.65*12))" office:value-type="currency" office:currency="PLN" office:value="7644" calcext:value-type="currency">
            <text:p>7 644,00 zł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100]&lt;=500;[.A100]*[.$E$2]-[.A100]*0.15*12;[.A100]*[.$E$2]-[.A100]*[.$E$2]*0.25)" office:value-type="currency" office:currency="PLN" office:value="8910" calcext:value-type="currency">
            <text:p>8 910,00 zł</text:p>
          </table:table-cell>
          <table:table-cell table:formula="of:=IF([.A100]&lt;=300;[.A100]*0.9*12;IF([.A100]&lt;=600;300*0.9*12+([.A100]-300)*0.75*12;[.A100]*0.65*12))" office:value-type="currency" office:currency="PLN" office:value="7722" calcext:value-type="currency">
            <text:p>7 722,00 zł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01]&lt;=500;[.A101]*[.$E$2]-[.A101]*0.15*12;[.A101]*[.$E$2]-[.A101]*[.$E$2]*0.25)" office:value-type="currency" office:currency="PLN" office:value="9000" calcext:value-type="currency">
            <text:p>9 000,00 zł</text:p>
          </table:table-cell>
          <table:table-cell table:formula="of:=IF([.A101]&lt;=300;[.A101]*0.9*12;IF([.A101]&lt;=600;300*0.9*12+([.A101]-300)*0.75*12;[.A101]*0.65*12))" office:value-type="currency" office:currency="PLN" office:value="7800" calcext:value-type="currency">
            <text:p>7 800,00 zł</text:p>
          </table:table-cell>
          <table:table-cell table:number-columns-repeated="2"/>
        </table:table-row>
      </table:table>
      <table:table table:name="Zadanie a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oducent A</text:p>
          </table:table-cell>
          <table:table-cell table:style-name="ce1" office:value-type="string" calcext:value-type="string">
            <text:p>Producent B</text:p>
          </table:table-cell>
          <table:table-cell/>
          <table:table-cell table:style-name="ce4" office:value-type="string" calcext:value-type="string">
            <text:p>cena za sztukę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&lt;=500;[.A2]*[.$E$2]-[.A2]*0.15*12;[.A2]*[.$E$2]-[.A2]*[.$E$2]*0.25)" office:value-type="currency" office:currency="PLN" office:value="102" calcext:value-type="currency">
            <text:p>102,00 zł</text:p>
          </table:table-cell>
          <table:table-cell table:formula="of:=IF([.A2]&lt;=300;[.A2]*0.9*12;IF([.A2]&lt;=600;300*0.9*12+([.A2]-300)*0.75*12;[.A2]*0.65*12))" office:value-type="currency" office:currency="PLN" office:value="108" calcext:value-type="currency">
            <text:p>108,00 zł</text:p>
          </table:table-cell>
          <table:table-cell table:formula="of:=IF([.B2]&lt;[.C2];&quot;TAK&quot;;&quot;&quot;)" office:value-type="string" office:string-value="TAK" calcext:value-type="string">
            <text:p>TAK</text:p>
          </table:table-cell>
          <table:table-cell table:style-name="ce5" office:value-type="currency" office:currency="PLN" office:value="12" calcext:value-type="currency">
            <text:p>12,00 zł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]&lt;=500;[.A3]*[.$E$2]-[.A3]*0.15*12;[.A3]*[.$E$2]-[.A3]*[.$E$2]*0.25)" office:value-type="currency" office:currency="PLN" office:value="204" calcext:value-type="currency">
            <text:p>204,00 zł</text:p>
          </table:table-cell>
          <table:table-cell table:formula="of:=IF([.A3]&lt;=300;[.A3]*0.9*12;IF([.A3]&lt;=600;300*0.9*12+([.A3]-300)*0.75*12;[.A3]*0.65*12))" office:value-type="currency" office:currency="PLN" office:value="216" calcext:value-type="currency">
            <text:p>216,00 zł</text:p>
          </table:table-cell>
          <table:table-cell table:formula="of:=IF([.B3]&lt;[.C3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4]&lt;=500;[.A4]*[.$E$2]-[.A4]*0.15*12;[.A4]*[.$E$2]-[.A4]*[.$E$2]*0.25)" office:value-type="currency" office:currency="PLN" office:value="306" calcext:value-type="currency">
            <text:p>306,00 zł</text:p>
          </table:table-cell>
          <table:table-cell table:formula="of:=IF([.A4]&lt;=300;[.A4]*0.9*12;IF([.A4]&lt;=600;300*0.9*12+([.A4]-300)*0.75*12;[.A4]*0.65*12))" office:value-type="currency" office:currency="PLN" office:value="324" calcext:value-type="currency">
            <text:p>324,00 zł</text:p>
          </table:table-cell>
          <table:table-cell table:formula="of:=IF([.B4]&lt;[.C4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5]&lt;=500;[.A5]*[.$E$2]-[.A5]*0.15*12;[.A5]*[.$E$2]-[.A5]*[.$E$2]*0.25)" office:value-type="currency" office:currency="PLN" office:value="408" calcext:value-type="currency">
            <text:p>408,00 zł</text:p>
          </table:table-cell>
          <table:table-cell table:formula="of:=IF([.A5]&lt;=300;[.A5]*0.9*12;IF([.A5]&lt;=600;300*0.9*12+([.A5]-300)*0.75*12;[.A5]*0.65*12))" office:value-type="currency" office:currency="PLN" office:value="432" calcext:value-type="currency">
            <text:p>432,00 zł</text:p>
          </table:table-cell>
          <table:table-cell table:formula="of:=IF([.B5]&lt;[.C5];&quot;TAK&quot;;&quot;&quot;)" office:value-type="string" office:string-value="TAK" calcext:value-type="string">
            <text:p>TAK</text:p>
          </table:table-cell>
          <table:table-cell table:style-name="ce6" office:value-type="string" calcext:value-type="string" table:number-columns-spanned="2" table:number-rows-spanned="1">
            <text:p>ODPOWIEDŹ:</text:p>
          </table:table-cell>
          <table:covered-table-cell table:style-name="ce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6]&lt;=500;[.A6]*[.$E$2]-[.A6]*0.15*12;[.A6]*[.$E$2]-[.A6]*[.$E$2]*0.25)" office:value-type="currency" office:currency="PLN" office:value="510" calcext:value-type="currency">
            <text:p>510,00 zł</text:p>
          </table:table-cell>
          <table:table-cell table:formula="of:=IF([.A6]&lt;=300;[.A6]*0.9*12;IF([.A6]&lt;=600;300*0.9*12+([.A6]-300)*0.75*12;[.A6]*0.65*12))" office:value-type="currency" office:currency="PLN" office:value="540" calcext:value-type="currency">
            <text:p>540,00 zł</text:p>
          </table:table-cell>
          <table:table-cell table:formula="of:=IF([.B6]&lt;[.C6];&quot;TAK&quot;;&quot;&quot;)" office:value-type="string" office:string-value="TAK" calcext:value-type="string">
            <text:p>TAK</text:p>
          </table:table-cell>
          <table:table-cell table:style-name="ce7" office:value-type="string" calcext:value-type="string">
            <text:p>OD</text:p>
          </table:table-cell>
          <table:table-cell table:style-name="ce7" office:value-type="string" calcext:value-type="string">
            <text:p>D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7]&lt;=500;[.A7]*[.$E$2]-[.A7]*0.15*12;[.A7]*[.$E$2]-[.A7]*[.$E$2]*0.25)" office:value-type="currency" office:currency="PLN" office:value="612" calcext:value-type="currency">
            <text:p>612,00 zł</text:p>
          </table:table-cell>
          <table:table-cell table:formula="of:=IF([.A7]&lt;=300;[.A7]*0.9*12;IF([.A7]&lt;=600;300*0.9*12+([.A7]-300)*0.75*12;[.A7]*0.65*12))" office:value-type="currency" office:currency="PLN" office:value="648" calcext:value-type="currency">
            <text:p>648,00 zł</text:p>
          </table:table-cell>
          <table:table-cell table:formula="of:=IF([.B7]&lt;[.C7];&quot;TAK&quot;;&quot;&quot;)" office:value-type="string" office:string-value="TAK" calcext:value-type="string">
            <text:p>TA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]&lt;=500;[.A8]*[.$E$2]-[.A8]*0.15*12;[.A8]*[.$E$2]-[.A8]*[.$E$2]*0.25)" office:value-type="currency" office:currency="PLN" office:value="714" calcext:value-type="currency">
            <text:p>714,00 zł</text:p>
          </table:table-cell>
          <table:table-cell table:formula="of:=IF([.A8]&lt;=300;[.A8]*0.9*12;IF([.A8]&lt;=600;300*0.9*12+([.A8]-300)*0.75*12;[.A8]*0.65*12))" office:value-type="currency" office:currency="PLN" office:value="756" calcext:value-type="currency">
            <text:p>756,00 zł</text:p>
          </table:table-cell>
          <table:table-cell table:formula="of:=IF([.B8]&lt;[.C8];&quot;TAK&quot;;&quot;&quot;)" office:value-type="string" office:string-value="TAK" calcext:value-type="string">
            <text:p>TAK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]&lt;=500;[.A9]*[.$E$2]-[.A9]*0.15*12;[.A9]*[.$E$2]-[.A9]*[.$E$2]*0.25)" office:value-type="currency" office:currency="PLN" office:value="816" calcext:value-type="currency">
            <text:p>816,00 zł</text:p>
          </table:table-cell>
          <table:table-cell table:formula="of:=IF([.A9]&lt;=300;[.A9]*0.9*12;IF([.A9]&lt;=600;300*0.9*12+([.A9]-300)*0.75*12;[.A9]*0.65*12))" office:value-type="currency" office:currency="PLN" office:value="864" calcext:value-type="currency">
            <text:p>864,00 zł</text:p>
          </table:table-cell>
          <table:table-cell table:formula="of:=IF([.B9]&lt;[.C9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0]&lt;=500;[.A10]*[.$E$2]-[.A10]*0.15*12;[.A10]*[.$E$2]-[.A10]*[.$E$2]*0.25)" office:value-type="currency" office:currency="PLN" office:value="918" calcext:value-type="currency">
            <text:p>918,00 zł</text:p>
          </table:table-cell>
          <table:table-cell table:formula="of:=IF([.A10]&lt;=300;[.A10]*0.9*12;IF([.A10]&lt;=600;300*0.9*12+([.A10]-300)*0.75*12;[.A10]*0.65*12))" office:value-type="currency" office:currency="PLN" office:value="972" calcext:value-type="currency">
            <text:p>972,00 zł</text:p>
          </table:table-cell>
          <table:table-cell table:formula="of:=IF([.B10]&lt;[.C10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1]&lt;=500;[.A11]*[.$E$2]-[.A11]*0.15*12;[.A11]*[.$E$2]-[.A11]*[.$E$2]*0.25)" office:value-type="currency" office:currency="PLN" office:value="1020" calcext:value-type="currency">
            <text:p>1 020,00 zł</text:p>
          </table:table-cell>
          <table:table-cell table:formula="of:=IF([.A11]&lt;=300;[.A11]*0.9*12;IF([.A11]&lt;=600;300*0.9*12+([.A11]-300)*0.75*12;[.A11]*0.65*12))" office:value-type="currency" office:currency="PLN" office:value="1080" calcext:value-type="currency">
            <text:p>1 080,00 zł</text:p>
          </table:table-cell>
          <table:table-cell table:formula="of:=IF([.B11]&lt;[.C11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12]&lt;=500;[.A12]*[.$E$2]-[.A12]*0.15*12;[.A12]*[.$E$2]-[.A12]*[.$E$2]*0.25)" office:value-type="currency" office:currency="PLN" office:value="1122" calcext:value-type="currency">
            <text:p>1 122,00 zł</text:p>
          </table:table-cell>
          <table:table-cell table:formula="of:=IF([.A12]&lt;=300;[.A12]*0.9*12;IF([.A12]&lt;=600;300*0.9*12+([.A12]-300)*0.75*12;[.A12]*0.65*12))" office:value-type="currency" office:currency="PLN" office:value="1188" calcext:value-type="currency">
            <text:p>1 188,00 zł</text:p>
          </table:table-cell>
          <table:table-cell table:formula="of:=IF([.B12]&lt;[.C12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[.A13]&lt;=500;[.A13]*[.$E$2]-[.A13]*0.15*12;[.A13]*[.$E$2]-[.A13]*[.$E$2]*0.25)" office:value-type="currency" office:currency="PLN" office:value="1224" calcext:value-type="currency">
            <text:p>1 224,00 zł</text:p>
          </table:table-cell>
          <table:table-cell table:formula="of:=IF([.A13]&lt;=300;[.A13]*0.9*12;IF([.A13]&lt;=600;300*0.9*12+([.A13]-300)*0.75*12;[.A13]*0.65*12))" office:value-type="currency" office:currency="PLN" office:value="1296" calcext:value-type="currency">
            <text:p>1 296,00 zł</text:p>
          </table:table-cell>
          <table:table-cell table:formula="of:=IF([.B13]&lt;[.C13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14]&lt;=500;[.A14]*[.$E$2]-[.A14]*0.15*12;[.A14]*[.$E$2]-[.A14]*[.$E$2]*0.25)" office:value-type="currency" office:currency="PLN" office:value="1326" calcext:value-type="currency">
            <text:p>1 326,00 zł</text:p>
          </table:table-cell>
          <table:table-cell table:formula="of:=IF([.A14]&lt;=300;[.A14]*0.9*12;IF([.A14]&lt;=600;300*0.9*12+([.A14]-300)*0.75*12;[.A14]*0.65*12))" office:value-type="currency" office:currency="PLN" office:value="1404" calcext:value-type="currency">
            <text:p>1 404,00 zł</text:p>
          </table:table-cell>
          <table:table-cell table:formula="of:=IF([.B14]&lt;[.C14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15]&lt;=500;[.A15]*[.$E$2]-[.A15]*0.15*12;[.A15]*[.$E$2]-[.A15]*[.$E$2]*0.25)" office:value-type="currency" office:currency="PLN" office:value="1428" calcext:value-type="currency">
            <text:p>1 428,00 zł</text:p>
          </table:table-cell>
          <table:table-cell table:formula="of:=IF([.A15]&lt;=300;[.A15]*0.9*12;IF([.A15]&lt;=600;300*0.9*12+([.A15]-300)*0.75*12;[.A15]*0.65*12))" office:value-type="currency" office:currency="PLN" office:value="1512" calcext:value-type="currency">
            <text:p>1 512,00 zł</text:p>
          </table:table-cell>
          <table:table-cell table:formula="of:=IF([.B15]&lt;[.C15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16]&lt;=500;[.A16]*[.$E$2]-[.A16]*0.15*12;[.A16]*[.$E$2]-[.A16]*[.$E$2]*0.25)" office:value-type="currency" office:currency="PLN" office:value="1530" calcext:value-type="currency">
            <text:p>1 530,00 zł</text:p>
          </table:table-cell>
          <table:table-cell table:formula="of:=IF([.A16]&lt;=300;[.A16]*0.9*12;IF([.A16]&lt;=600;300*0.9*12+([.A16]-300)*0.75*12;[.A16]*0.65*12))" office:value-type="currency" office:currency="PLN" office:value="1620" calcext:value-type="currency">
            <text:p>1 620,00 zł</text:p>
          </table:table-cell>
          <table:table-cell table:formula="of:=IF([.B16]&lt;[.C16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7]&lt;=500;[.A17]*[.$E$2]-[.A17]*0.15*12;[.A17]*[.$E$2]-[.A17]*[.$E$2]*0.25)" office:value-type="currency" office:currency="PLN" office:value="1632" calcext:value-type="currency">
            <text:p>1 632,00 zł</text:p>
          </table:table-cell>
          <table:table-cell table:formula="of:=IF([.A17]&lt;=300;[.A17]*0.9*12;IF([.A17]&lt;=600;300*0.9*12+([.A17]-300)*0.75*12;[.A17]*0.65*12))" office:value-type="currency" office:currency="PLN" office:value="1728" calcext:value-type="currency">
            <text:p>1 728,00 zł</text:p>
          </table:table-cell>
          <table:table-cell table:formula="of:=IF([.B17]&lt;[.C17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8]&lt;=500;[.A18]*[.$E$2]-[.A18]*0.15*12;[.A18]*[.$E$2]-[.A18]*[.$E$2]*0.25)" office:value-type="currency" office:currency="PLN" office:value="1734" calcext:value-type="currency">
            <text:p>1 734,00 zł</text:p>
          </table:table-cell>
          <table:table-cell table:formula="of:=IF([.A18]&lt;=300;[.A18]*0.9*12;IF([.A18]&lt;=600;300*0.9*12+([.A18]-300)*0.75*12;[.A18]*0.65*12))" office:value-type="currency" office:currency="PLN" office:value="1836" calcext:value-type="currency">
            <text:p>1 836,00 zł</text:p>
          </table:table-cell>
          <table:table-cell table:formula="of:=IF([.B18]&lt;[.C18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19]&lt;=500;[.A19]*[.$E$2]-[.A19]*0.15*12;[.A19]*[.$E$2]-[.A19]*[.$E$2]*0.25)" office:value-type="currency" office:currency="PLN" office:value="1836" calcext:value-type="currency">
            <text:p>1 836,00 zł</text:p>
          </table:table-cell>
          <table:table-cell table:formula="of:=IF([.A19]&lt;=300;[.A19]*0.9*12;IF([.A19]&lt;=600;300*0.9*12+([.A19]-300)*0.75*12;[.A19]*0.65*12))" office:value-type="currency" office:currency="PLN" office:value="1944" calcext:value-type="currency">
            <text:p>1 944,00 zł</text:p>
          </table:table-cell>
          <table:table-cell table:formula="of:=IF([.B19]&lt;[.C19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20]&lt;=500;[.A20]*[.$E$2]-[.A20]*0.15*12;[.A20]*[.$E$2]-[.A20]*[.$E$2]*0.25)" office:value-type="currency" office:currency="PLN" office:value="1938" calcext:value-type="currency">
            <text:p>1 938,00 zł</text:p>
          </table:table-cell>
          <table:table-cell table:formula="of:=IF([.A20]&lt;=300;[.A20]*0.9*12;IF([.A20]&lt;=600;300*0.9*12+([.A20]-300)*0.75*12;[.A20]*0.65*12))" office:value-type="currency" office:currency="PLN" office:value="2052" calcext:value-type="currency">
            <text:p>2 052,00 zł</text:p>
          </table:table-cell>
          <table:table-cell table:formula="of:=IF([.B20]&lt;[.C20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21]&lt;=500;[.A21]*[.$E$2]-[.A21]*0.15*12;[.A21]*[.$E$2]-[.A21]*[.$E$2]*0.25)" office:value-type="currency" office:currency="PLN" office:value="2040" calcext:value-type="currency">
            <text:p>2 040,00 zł</text:p>
          </table:table-cell>
          <table:table-cell table:formula="of:=IF([.A21]&lt;=300;[.A21]*0.9*12;IF([.A21]&lt;=600;300*0.9*12+([.A21]-300)*0.75*12;[.A21]*0.65*12))" office:value-type="currency" office:currency="PLN" office:value="2160" calcext:value-type="currency">
            <text:p>2 160,00 zł</text:p>
          </table:table-cell>
          <table:table-cell table:formula="of:=IF([.B21]&lt;[.C21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A22]&lt;=500;[.A22]*[.$E$2]-[.A22]*0.15*12;[.A22]*[.$E$2]-[.A22]*[.$E$2]*0.25)" office:value-type="currency" office:currency="PLN" office:value="2142" calcext:value-type="currency">
            <text:p>2 142,00 zł</text:p>
          </table:table-cell>
          <table:table-cell table:formula="of:=IF([.A22]&lt;=300;[.A22]*0.9*12;IF([.A22]&lt;=600;300*0.9*12+([.A22]-300)*0.75*12;[.A22]*0.65*12))" office:value-type="currency" office:currency="PLN" office:value="2268" calcext:value-type="currency">
            <text:p>2 268,00 zł</text:p>
          </table:table-cell>
          <table:table-cell table:formula="of:=IF([.B22]&lt;[.C22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3]&lt;=500;[.A23]*[.$E$2]-[.A23]*0.15*12;[.A23]*[.$E$2]-[.A23]*[.$E$2]*0.25)" office:value-type="currency" office:currency="PLN" office:value="2244" calcext:value-type="currency">
            <text:p>2 244,00 zł</text:p>
          </table:table-cell>
          <table:table-cell table:formula="of:=IF([.A23]&lt;=300;[.A23]*0.9*12;IF([.A23]&lt;=600;300*0.9*12+([.A23]-300)*0.75*12;[.A23]*0.65*12))" office:value-type="currency" office:currency="PLN" office:value="2376" calcext:value-type="currency">
            <text:p>2 376,00 zł</text:p>
          </table:table-cell>
          <table:table-cell table:formula="of:=IF([.B23]&lt;[.C23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4]&lt;=500;[.A24]*[.$E$2]-[.A24]*0.15*12;[.A24]*[.$E$2]-[.A24]*[.$E$2]*0.25)" office:value-type="currency" office:currency="PLN" office:value="2346" calcext:value-type="currency">
            <text:p>2 346,00 zł</text:p>
          </table:table-cell>
          <table:table-cell table:formula="of:=IF([.A24]&lt;=300;[.A24]*0.9*12;IF([.A24]&lt;=600;300*0.9*12+([.A24]-300)*0.75*12;[.A24]*0.65*12))" office:value-type="currency" office:currency="PLN" office:value="2484" calcext:value-type="currency">
            <text:p>2 484,00 zł</text:p>
          </table:table-cell>
          <table:table-cell table:formula="of:=IF([.B24]&lt;[.C24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5]&lt;=500;[.A25]*[.$E$2]-[.A25]*0.15*12;[.A25]*[.$E$2]-[.A25]*[.$E$2]*0.25)" office:value-type="currency" office:currency="PLN" office:value="2448" calcext:value-type="currency">
            <text:p>2 448,00 zł</text:p>
          </table:table-cell>
          <table:table-cell table:formula="of:=IF([.A25]&lt;=300;[.A25]*0.9*12;IF([.A25]&lt;=600;300*0.9*12+([.A25]-300)*0.75*12;[.A25]*0.65*12))" office:value-type="currency" office:currency="PLN" office:value="2592" calcext:value-type="currency">
            <text:p>2 592,00 zł</text:p>
          </table:table-cell>
          <table:table-cell table:formula="of:=IF([.B25]&lt;[.C25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6]&lt;=500;[.A26]*[.$E$2]-[.A26]*0.15*12;[.A26]*[.$E$2]-[.A26]*[.$E$2]*0.25)" office:value-type="currency" office:currency="PLN" office:value="2550" calcext:value-type="currency">
            <text:p>2 550,00 zł</text:p>
          </table:table-cell>
          <table:table-cell table:formula="of:=IF([.A26]&lt;=300;[.A26]*0.9*12;IF([.A26]&lt;=600;300*0.9*12+([.A26]-300)*0.75*12;[.A26]*0.65*12))" office:value-type="currency" office:currency="PLN" office:value="2700" calcext:value-type="currency">
            <text:p>2 700,00 zł</text:p>
          </table:table-cell>
          <table:table-cell table:formula="of:=IF([.B26]&lt;[.C26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27]&lt;=500;[.A27]*[.$E$2]-[.A27]*0.15*12;[.A27]*[.$E$2]-[.A27]*[.$E$2]*0.25)" office:value-type="currency" office:currency="PLN" office:value="2652" calcext:value-type="currency">
            <text:p>2 652,00 zł</text:p>
          </table:table-cell>
          <table:table-cell table:formula="of:=IF([.A27]&lt;=300;[.A27]*0.9*12;IF([.A27]&lt;=600;300*0.9*12+([.A27]-300)*0.75*12;[.A27]*0.65*12))" office:value-type="currency" office:currency="PLN" office:value="2808" calcext:value-type="currency">
            <text:p>2 808,00 zł</text:p>
          </table:table-cell>
          <table:table-cell table:formula="of:=IF([.B27]&lt;[.C27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8]&lt;=500;[.A28]*[.$E$2]-[.A28]*0.15*12;[.A28]*[.$E$2]-[.A28]*[.$E$2]*0.25)" office:value-type="currency" office:currency="PLN" office:value="2754" calcext:value-type="currency">
            <text:p>2 754,00 zł</text:p>
          </table:table-cell>
          <table:table-cell table:formula="of:=IF([.A28]&lt;=300;[.A28]*0.9*12;IF([.A28]&lt;=600;300*0.9*12+([.A28]-300)*0.75*12;[.A28]*0.65*12))" office:value-type="currency" office:currency="PLN" office:value="2916" calcext:value-type="currency">
            <text:p>2 916,00 zł</text:p>
          </table:table-cell>
          <table:table-cell table:formula="of:=IF([.B28]&lt;[.C28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29]&lt;=500;[.A29]*[.$E$2]-[.A29]*0.15*12;[.A29]*[.$E$2]-[.A29]*[.$E$2]*0.25)" office:value-type="currency" office:currency="PLN" office:value="2856" calcext:value-type="currency">
            <text:p>2 856,00 zł</text:p>
          </table:table-cell>
          <table:table-cell table:formula="of:=IF([.A29]&lt;=300;[.A29]*0.9*12;IF([.A29]&lt;=600;300*0.9*12+([.A29]-300)*0.75*12;[.A29]*0.65*12))" office:value-type="currency" office:currency="PLN" office:value="3024" calcext:value-type="currency">
            <text:p>3 024,00 zł</text:p>
          </table:table-cell>
          <table:table-cell table:formula="of:=IF([.B29]&lt;[.C29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30]&lt;=500;[.A30]*[.$E$2]-[.A30]*0.15*12;[.A30]*[.$E$2]-[.A30]*[.$E$2]*0.25)" office:value-type="currency" office:currency="PLN" office:value="2958" calcext:value-type="currency">
            <text:p>2 958,00 zł</text:p>
          </table:table-cell>
          <table:table-cell table:formula="of:=IF([.A30]&lt;=300;[.A30]*0.9*12;IF([.A30]&lt;=600;300*0.9*12+([.A30]-300)*0.75*12;[.A30]*0.65*12))" office:value-type="currency" office:currency="PLN" office:value="3132" calcext:value-type="currency">
            <text:p>3 132,00 zł</text:p>
          </table:table-cell>
          <table:table-cell table:formula="of:=IF([.B30]&lt;[.C30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1]&lt;=500;[.A31]*[.$E$2]-[.A31]*0.15*12;[.A31]*[.$E$2]-[.A31]*[.$E$2]*0.25)" office:value-type="currency" office:currency="PLN" office:value="3060" calcext:value-type="currency">
            <text:p>3 060,00 zł</text:p>
          </table:table-cell>
          <table:table-cell table:formula="of:=IF([.A31]&lt;=300;[.A31]*0.9*12;IF([.A31]&lt;=600;300*0.9*12+([.A31]-300)*0.75*12;[.A31]*0.65*12))" office:value-type="currency" office:currency="PLN" office:value="3240" calcext:value-type="currency">
            <text:p>3 240,00 zł</text:p>
          </table:table-cell>
          <table:table-cell table:formula="of:=IF([.B31]&lt;[.C31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32]&lt;=500;[.A32]*[.$E$2]-[.A32]*0.15*12;[.A32]*[.$E$2]-[.A32]*[.$E$2]*0.25)" office:value-type="currency" office:currency="PLN" office:value="3162" calcext:value-type="currency">
            <text:p>3 162,00 zł</text:p>
          </table:table-cell>
          <table:table-cell table:formula="of:=IF([.A32]&lt;=300;[.A32]*0.9*12;IF([.A32]&lt;=600;300*0.9*12+([.A32]-300)*0.75*12;[.A32]*0.65*12))" office:value-type="currency" office:currency="PLN" office:value="3330" calcext:value-type="currency">
            <text:p>3 330,00 zł</text:p>
          </table:table-cell>
          <table:table-cell table:formula="of:=IF([.B32]&lt;[.C32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3]&lt;=500;[.A33]*[.$E$2]-[.A33]*0.15*12;[.A33]*[.$E$2]-[.A33]*[.$E$2]*0.25)" office:value-type="currency" office:currency="PLN" office:value="3264" calcext:value-type="currency">
            <text:p>3 264,00 zł</text:p>
          </table:table-cell>
          <table:table-cell table:formula="of:=IF([.A33]&lt;=300;[.A33]*0.9*12;IF([.A33]&lt;=600;300*0.9*12+([.A33]-300)*0.75*12;[.A33]*0.65*12))" office:value-type="currency" office:currency="PLN" office:value="3420" calcext:value-type="currency">
            <text:p>3 420,00 zł</text:p>
          </table:table-cell>
          <table:table-cell table:formula="of:=IF([.B33]&lt;[.C33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34]&lt;=500;[.A34]*[.$E$2]-[.A34]*0.15*12;[.A34]*[.$E$2]-[.A34]*[.$E$2]*0.25)" office:value-type="currency" office:currency="PLN" office:value="3366" calcext:value-type="currency">
            <text:p>3 366,00 zł</text:p>
          </table:table-cell>
          <table:table-cell table:formula="of:=IF([.A34]&lt;=300;[.A34]*0.9*12;IF([.A34]&lt;=600;300*0.9*12+([.A34]-300)*0.75*12;[.A34]*0.65*12))" office:value-type="currency" office:currency="PLN" office:value="3510" calcext:value-type="currency">
            <text:p>3 510,00 zł</text:p>
          </table:table-cell>
          <table:table-cell table:formula="of:=IF([.B34]&lt;[.C34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5]&lt;=500;[.A35]*[.$E$2]-[.A35]*0.15*12;[.A35]*[.$E$2]-[.A35]*[.$E$2]*0.25)" office:value-type="currency" office:currency="PLN" office:value="3468" calcext:value-type="currency">
            <text:p>3 468,00 zł</text:p>
          </table:table-cell>
          <table:table-cell table:formula="of:=IF([.A35]&lt;=300;[.A35]*0.9*12;IF([.A35]&lt;=600;300*0.9*12+([.A35]-300)*0.75*12;[.A35]*0.65*12))" office:value-type="currency" office:currency="PLN" office:value="3600" calcext:value-type="currency">
            <text:p>3 600,00 zł</text:p>
          </table:table-cell>
          <table:table-cell table:formula="of:=IF([.B35]&lt;[.C35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36]&lt;=500;[.A36]*[.$E$2]-[.A36]*0.15*12;[.A36]*[.$E$2]-[.A36]*[.$E$2]*0.25)" office:value-type="currency" office:currency="PLN" office:value="3570" calcext:value-type="currency">
            <text:p>3 570,00 zł</text:p>
          </table:table-cell>
          <table:table-cell table:formula="of:=IF([.A36]&lt;=300;[.A36]*0.9*12;IF([.A36]&lt;=600;300*0.9*12+([.A36]-300)*0.75*12;[.A36]*0.65*12))" office:value-type="currency" office:currency="PLN" office:value="3690" calcext:value-type="currency">
            <text:p>3 690,00 zł</text:p>
          </table:table-cell>
          <table:table-cell table:formula="of:=IF([.B36]&lt;[.C36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7]&lt;=500;[.A37]*[.$E$2]-[.A37]*0.15*12;[.A37]*[.$E$2]-[.A37]*[.$E$2]*0.25)" office:value-type="currency" office:currency="PLN" office:value="3672" calcext:value-type="currency">
            <text:p>3 672,00 zł</text:p>
          </table:table-cell>
          <table:table-cell table:formula="of:=IF([.A37]&lt;=300;[.A37]*0.9*12;IF([.A37]&lt;=600;300*0.9*12+([.A37]-300)*0.75*12;[.A37]*0.65*12))" office:value-type="currency" office:currency="PLN" office:value="3780" calcext:value-type="currency">
            <text:p>3 780,00 zł</text:p>
          </table:table-cell>
          <table:table-cell table:formula="of:=IF([.B37]&lt;[.C37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38]&lt;=500;[.A38]*[.$E$2]-[.A38]*0.15*12;[.A38]*[.$E$2]-[.A38]*[.$E$2]*0.25)" office:value-type="currency" office:currency="PLN" office:value="3774" calcext:value-type="currency">
            <text:p>3 774,00 zł</text:p>
          </table:table-cell>
          <table:table-cell table:formula="of:=IF([.A38]&lt;=300;[.A38]*0.9*12;IF([.A38]&lt;=600;300*0.9*12+([.A38]-300)*0.75*12;[.A38]*0.65*12))" office:value-type="currency" office:currency="PLN" office:value="3870" calcext:value-type="currency">
            <text:p>3 870,00 zł</text:p>
          </table:table-cell>
          <table:table-cell table:formula="of:=IF([.B38]&lt;[.C38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9]&lt;=500;[.A39]*[.$E$2]-[.A39]*0.15*12;[.A39]*[.$E$2]-[.A39]*[.$E$2]*0.25)" office:value-type="currency" office:currency="PLN" office:value="3876" calcext:value-type="currency">
            <text:p>3 876,00 zł</text:p>
          </table:table-cell>
          <table:table-cell table:formula="of:=IF([.A39]&lt;=300;[.A39]*0.9*12;IF([.A39]&lt;=600;300*0.9*12+([.A39]-300)*0.75*12;[.A39]*0.65*12))" office:value-type="currency" office:currency="PLN" office:value="3960" calcext:value-type="currency">
            <text:p>3 960,00 zł</text:p>
          </table:table-cell>
          <table:table-cell table:formula="of:=IF([.B39]&lt;[.C39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]&lt;=500;[.A40]*[.$E$2]-[.A40]*0.15*12;[.A40]*[.$E$2]-[.A40]*[.$E$2]*0.25)" office:value-type="currency" office:currency="PLN" office:value="3978" calcext:value-type="currency">
            <text:p>3 978,00 zł</text:p>
          </table:table-cell>
          <table:table-cell table:formula="of:=IF([.A40]&lt;=300;[.A40]*0.9*12;IF([.A40]&lt;=600;300*0.9*12+([.A40]-300)*0.75*12;[.A40]*0.65*12))" office:value-type="currency" office:currency="PLN" office:value="4050" calcext:value-type="currency">
            <text:p>4 050,00 zł</text:p>
          </table:table-cell>
          <table:table-cell table:formula="of:=IF([.B40]&lt;[.C40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41]&lt;=500;[.A41]*[.$E$2]-[.A41]*0.15*12;[.A41]*[.$E$2]-[.A41]*[.$E$2]*0.25)" office:value-type="currency" office:currency="PLN" office:value="4080" calcext:value-type="currency">
            <text:p>4 080,00 zł</text:p>
          </table:table-cell>
          <table:table-cell table:formula="of:=IF([.A41]&lt;=300;[.A41]*0.9*12;IF([.A41]&lt;=600;300*0.9*12+([.A41]-300)*0.75*12;[.A41]*0.65*12))" office:value-type="currency" office:currency="PLN" office:value="4140" calcext:value-type="currency">
            <text:p>4 140,00 zł</text:p>
          </table:table-cell>
          <table:table-cell table:formula="of:=IF([.B41]&lt;[.C41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42]&lt;=500;[.A42]*[.$E$2]-[.A42]*0.15*12;[.A42]*[.$E$2]-[.A42]*[.$E$2]*0.25)" office:value-type="currency" office:currency="PLN" office:value="4182" calcext:value-type="currency">
            <text:p>4 182,00 zł</text:p>
          </table:table-cell>
          <table:table-cell table:formula="of:=IF([.A42]&lt;=300;[.A42]*0.9*12;IF([.A42]&lt;=600;300*0.9*12+([.A42]-300)*0.75*12;[.A42]*0.65*12))" office:value-type="currency" office:currency="PLN" office:value="4230" calcext:value-type="currency">
            <text:p>4 230,00 zł</text:p>
          </table:table-cell>
          <table:table-cell table:formula="of:=IF([.B42]&lt;[.C42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3]&lt;=500;[.A43]*[.$E$2]-[.A43]*0.15*12;[.A43]*[.$E$2]-[.A43]*[.$E$2]*0.25)" office:value-type="currency" office:currency="PLN" office:value="4284" calcext:value-type="currency">
            <text:p>4 284,00 zł</text:p>
          </table:table-cell>
          <table:table-cell table:formula="of:=IF([.A43]&lt;=300;[.A43]*0.9*12;IF([.A43]&lt;=600;300*0.9*12+([.A43]-300)*0.75*12;[.A43]*0.65*12))" office:value-type="currency" office:currency="PLN" office:value="4320" calcext:value-type="currency">
            <text:p>4 320,00 zł</text:p>
          </table:table-cell>
          <table:table-cell table:formula="of:=IF([.B43]&lt;[.C43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4]&lt;=500;[.A44]*[.$E$2]-[.A44]*0.15*12;[.A44]*[.$E$2]-[.A44]*[.$E$2]*0.25)" office:value-type="currency" office:currency="PLN" office:value="4386" calcext:value-type="currency">
            <text:p>4 386,00 zł</text:p>
          </table:table-cell>
          <table:table-cell table:formula="of:=IF([.A44]&lt;=300;[.A44]*0.9*12;IF([.A44]&lt;=600;300*0.9*12+([.A44]-300)*0.75*12;[.A44]*0.65*12))" office:value-type="currency" office:currency="PLN" office:value="4410" calcext:value-type="currency">
            <text:p>4 410,00 zł</text:p>
          </table:table-cell>
          <table:table-cell table:formula="of:=IF([.B44]&lt;[.C44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5]&lt;=500;[.A45]*[.$E$2]-[.A45]*0.15*12;[.A45]*[.$E$2]-[.A45]*[.$E$2]*0.25)" office:value-type="currency" office:currency="PLN" office:value="4488" calcext:value-type="currency">
            <text:p>4 488,00 zł</text:p>
          </table:table-cell>
          <table:table-cell table:formula="of:=IF([.A45]&lt;=300;[.A45]*0.9*12;IF([.A45]&lt;=600;300*0.9*12+([.A45]-300)*0.75*12;[.A45]*0.65*12))" office:value-type="currency" office:currency="PLN" office:value="4500" calcext:value-type="currency">
            <text:p>4 500,00 zł</text:p>
          </table:table-cell>
          <table:table-cell table:formula="of:=IF([.B45]&lt;[.C45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formula="of:=IF([.A46]&lt;=500;[.A46]*[.$E$2]-[.A46]*0.15*12;[.A46]*[.$E$2]-[.A46]*[.$E$2]*0.25)" office:value-type="currency" office:currency="PLN" office:value="4590" calcext:value-type="currency">
            <text:p>4 590,00 zł</text:p>
          </table:table-cell>
          <table:table-cell table:formula="of:=IF([.A46]&lt;=300;[.A46]*0.9*12;IF([.A46]&lt;=600;300*0.9*12+([.A46]-300)*0.75*12;[.A46]*0.65*12))" office:value-type="currency" office:currency="PLN" office:value="4590" calcext:value-type="currency">
            <text:p>4 590,00 zł</text:p>
          </table:table-cell>
          <table:table-cell table:formula="of:=IF([.B46]&lt;[.C46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table:formula="of:=IF([.A47]&lt;=500;[.A47]*[.$E$2]-[.A47]*0.15*12;[.A47]*[.$E$2]-[.A47]*[.$E$2]*0.25)" office:value-type="currency" office:currency="PLN" office:value="4692" calcext:value-type="currency">
            <text:p>4 692,00 zł</text:p>
          </table:table-cell>
          <table:table-cell table:formula="of:=IF([.A47]&lt;=300;[.A47]*0.9*12;IF([.A47]&lt;=600;300*0.9*12+([.A47]-300)*0.75*12;[.A47]*0.65*12))" office:value-type="currency" office:currency="PLN" office:value="4680" calcext:value-type="currency">
            <text:p>4 680,00 zł</text:p>
          </table:table-cell>
          <table:table-cell table:formula="of:=IF([.B47]&lt;[.C47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70" calcext:value-type="float">
            <text:p>470</text:p>
          </table:table-cell>
          <table:table-cell table:formula="of:=IF([.A48]&lt;=500;[.A48]*[.$E$2]-[.A48]*0.15*12;[.A48]*[.$E$2]-[.A48]*[.$E$2]*0.25)" office:value-type="currency" office:currency="PLN" office:value="4794" calcext:value-type="currency">
            <text:p>4 794,00 zł</text:p>
          </table:table-cell>
          <table:table-cell table:formula="of:=IF([.A48]&lt;=300;[.A48]*0.9*12;IF([.A48]&lt;=600;300*0.9*12+([.A48]-300)*0.75*12;[.A48]*0.65*12))" office:value-type="currency" office:currency="PLN" office:value="4770" calcext:value-type="currency">
            <text:p>4 770,00 zł</text:p>
          </table:table-cell>
          <table:table-cell table:formula="of:=IF([.B48]&lt;[.C48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80" calcext:value-type="float">
            <text:p>480</text:p>
          </table:table-cell>
          <table:table-cell table:formula="of:=IF([.A49]&lt;=500;[.A49]*[.$E$2]-[.A49]*0.15*12;[.A49]*[.$E$2]-[.A49]*[.$E$2]*0.25)" office:value-type="currency" office:currency="PLN" office:value="4896" calcext:value-type="currency">
            <text:p>4 896,00 zł</text:p>
          </table:table-cell>
          <table:table-cell table:formula="of:=IF([.A49]&lt;=300;[.A49]*0.9*12;IF([.A49]&lt;=600;300*0.9*12+([.A49]-300)*0.75*12;[.A49]*0.65*12))" office:value-type="currency" office:currency="PLN" office:value="4860" calcext:value-type="currency">
            <text:p>4 860,00 zł</text:p>
          </table:table-cell>
          <table:table-cell table:formula="of:=IF([.B49]&lt;[.C49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90" calcext:value-type="float">
            <text:p>490</text:p>
          </table:table-cell>
          <table:table-cell table:formula="of:=IF([.A50]&lt;=500;[.A50]*[.$E$2]-[.A50]*0.15*12;[.A50]*[.$E$2]-[.A50]*[.$E$2]*0.25)" office:value-type="currency" office:currency="PLN" office:value="4998" calcext:value-type="currency">
            <text:p>4 998,00 zł</text:p>
          </table:table-cell>
          <table:table-cell table:formula="of:=IF([.A50]&lt;=300;[.A50]*0.9*12;IF([.A50]&lt;=600;300*0.9*12+([.A50]-300)*0.75*12;[.A50]*0.65*12))" office:value-type="currency" office:currency="PLN" office:value="4950" calcext:value-type="currency">
            <text:p>4 950,00 zł</text:p>
          </table:table-cell>
          <table:table-cell table:formula="of:=IF([.B50]&lt;[.C50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formula="of:=IF([.A51]&lt;=500;[.A51]*[.$E$2]-[.A51]*0.15*12;[.A51]*[.$E$2]-[.A51]*[.$E$2]*0.25)" office:value-type="currency" office:currency="PLN" office:value="5100" calcext:value-type="currency">
            <text:p>5 100,00 zł</text:p>
          </table:table-cell>
          <table:table-cell table:formula="of:=IF([.A51]&lt;=300;[.A51]*0.9*12;IF([.A51]&lt;=600;300*0.9*12+([.A51]-300)*0.75*12;[.A51]*0.65*12))" office:value-type="currency" office:currency="PLN" office:value="5040" calcext:value-type="currency">
            <text:p>5 040,00 zł</text:p>
          </table:table-cell>
          <table:table-cell table:formula="of:=IF([.B51]&lt;[.C5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52]&lt;=500;[.A52]*[.$E$2]-[.A52]*0.15*12;[.A52]*[.$E$2]-[.A52]*[.$E$2]*0.25)" office:value-type="currency" office:currency="PLN" office:value="4590" calcext:value-type="currency">
            <text:p>4 590,00 zł</text:p>
          </table:table-cell>
          <table:table-cell table:formula="of:=IF([.A52]&lt;=300;[.A52]*0.9*12;IF([.A52]&lt;=600;300*0.9*12+([.A52]-300)*0.75*12;[.A52]*0.65*12))" office:value-type="currency" office:currency="PLN" office:value="5130" calcext:value-type="currency">
            <text:p>5 130,00 zł</text:p>
          </table:table-cell>
          <table:table-cell table:formula="of:=IF([.B52]&lt;[.C52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53]&lt;=500;[.A53]*[.$E$2]-[.A53]*0.15*12;[.A53]*[.$E$2]-[.A53]*[.$E$2]*0.25)" office:value-type="currency" office:currency="PLN" office:value="4680" calcext:value-type="currency">
            <text:p>4 680,00 zł</text:p>
          </table:table-cell>
          <table:table-cell table:formula="of:=IF([.A53]&lt;=300;[.A53]*0.9*12;IF([.A53]&lt;=600;300*0.9*12+([.A53]-300)*0.75*12;[.A53]*0.65*12))" office:value-type="currency" office:currency="PLN" office:value="5220" calcext:value-type="currency">
            <text:p>5 220,00 zł</text:p>
          </table:table-cell>
          <table:table-cell table:formula="of:=IF([.B53]&lt;[.C53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54]&lt;=500;[.A54]*[.$E$2]-[.A54]*0.15*12;[.A54]*[.$E$2]-[.A54]*[.$E$2]*0.25)" office:value-type="currency" office:currency="PLN" office:value="4770" calcext:value-type="currency">
            <text:p>4 770,00 zł</text:p>
          </table:table-cell>
          <table:table-cell table:formula="of:=IF([.A54]&lt;=300;[.A54]*0.9*12;IF([.A54]&lt;=600;300*0.9*12+([.A54]-300)*0.75*12;[.A54]*0.65*12))" office:value-type="currency" office:currency="PLN" office:value="5310" calcext:value-type="currency">
            <text:p>5 310,00 zł</text:p>
          </table:table-cell>
          <table:table-cell table:formula="of:=IF([.B54]&lt;[.C54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55]&lt;=500;[.A55]*[.$E$2]-[.A55]*0.15*12;[.A55]*[.$E$2]-[.A55]*[.$E$2]*0.25)" office:value-type="currency" office:currency="PLN" office:value="4860" calcext:value-type="currency">
            <text:p>4 860,00 zł</text:p>
          </table:table-cell>
          <table:table-cell table:formula="of:=IF([.A55]&lt;=300;[.A55]*0.9*12;IF([.A55]&lt;=600;300*0.9*12+([.A55]-300)*0.75*12;[.A55]*0.65*12))" office:value-type="currency" office:currency="PLN" office:value="5400" calcext:value-type="currency">
            <text:p>5 400,00 zł</text:p>
          </table:table-cell>
          <table:table-cell table:formula="of:=IF([.B55]&lt;[.C55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56]&lt;=500;[.A56]*[.$E$2]-[.A56]*0.15*12;[.A56]*[.$E$2]-[.A56]*[.$E$2]*0.25)" office:value-type="currency" office:currency="PLN" office:value="4950" calcext:value-type="currency">
            <text:p>4 950,00 zł</text:p>
          </table:table-cell>
          <table:table-cell table:formula="of:=IF([.A56]&lt;=300;[.A56]*0.9*12;IF([.A56]&lt;=600;300*0.9*12+([.A56]-300)*0.75*12;[.A56]*0.65*12))" office:value-type="currency" office:currency="PLN" office:value="5490" calcext:value-type="currency">
            <text:p>5 490,00 zł</text:p>
          </table:table-cell>
          <table:table-cell table:formula="of:=IF([.B56]&lt;[.C56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57]&lt;=500;[.A57]*[.$E$2]-[.A57]*0.15*12;[.A57]*[.$E$2]-[.A57]*[.$E$2]*0.25)" office:value-type="currency" office:currency="PLN" office:value="5040" calcext:value-type="currency">
            <text:p>5 040,00 zł</text:p>
          </table:table-cell>
          <table:table-cell table:formula="of:=IF([.A57]&lt;=300;[.A57]*0.9*12;IF([.A57]&lt;=600;300*0.9*12+([.A57]-300)*0.75*12;[.A57]*0.65*12))" office:value-type="currency" office:currency="PLN" office:value="5580" calcext:value-type="currency">
            <text:p>5 580,00 zł</text:p>
          </table:table-cell>
          <table:table-cell table:formula="of:=IF([.B57]&lt;[.C57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58]&lt;=500;[.A58]*[.$E$2]-[.A58]*0.15*12;[.A58]*[.$E$2]-[.A58]*[.$E$2]*0.25)" office:value-type="currency" office:currency="PLN" office:value="5130" calcext:value-type="currency">
            <text:p>5 130,00 zł</text:p>
          </table:table-cell>
          <table:table-cell table:formula="of:=IF([.A58]&lt;=300;[.A58]*0.9*12;IF([.A58]&lt;=600;300*0.9*12+([.A58]-300)*0.75*12;[.A58]*0.65*12))" office:value-type="currency" office:currency="PLN" office:value="5670" calcext:value-type="currency">
            <text:p>5 670,00 zł</text:p>
          </table:table-cell>
          <table:table-cell table:formula="of:=IF([.B58]&lt;[.C58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59]&lt;=500;[.A59]*[.$E$2]-[.A59]*0.15*12;[.A59]*[.$E$2]-[.A59]*[.$E$2]*0.25)" office:value-type="currency" office:currency="PLN" office:value="5220" calcext:value-type="currency">
            <text:p>5 220,00 zł</text:p>
          </table:table-cell>
          <table:table-cell table:formula="of:=IF([.A59]&lt;=300;[.A59]*0.9*12;IF([.A59]&lt;=600;300*0.9*12+([.A59]-300)*0.75*12;[.A59]*0.65*12))" office:value-type="currency" office:currency="PLN" office:value="5760" calcext:value-type="currency">
            <text:p>5 760,00 zł</text:p>
          </table:table-cell>
          <table:table-cell table:formula="of:=IF([.B59]&lt;[.C59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60]&lt;=500;[.A60]*[.$E$2]-[.A60]*0.15*12;[.A60]*[.$E$2]-[.A60]*[.$E$2]*0.25)" office:value-type="currency" office:currency="PLN" office:value="5310" calcext:value-type="currency">
            <text:p>5 310,00 zł</text:p>
          </table:table-cell>
          <table:table-cell table:formula="of:=IF([.A60]&lt;=300;[.A60]*0.9*12;IF([.A60]&lt;=600;300*0.9*12+([.A60]-300)*0.75*12;[.A60]*0.65*12))" office:value-type="currency" office:currency="PLN" office:value="5850" calcext:value-type="currency">
            <text:p>5 850,00 zł</text:p>
          </table:table-cell>
          <table:table-cell table:formula="of:=IF([.B60]&lt;[.C60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61]&lt;=500;[.A61]*[.$E$2]-[.A61]*0.15*12;[.A61]*[.$E$2]-[.A61]*[.$E$2]*0.25)" office:value-type="currency" office:currency="PLN" office:value="5400" calcext:value-type="currency">
            <text:p>5 400,00 zł</text:p>
          </table:table-cell>
          <table:table-cell table:formula="of:=IF([.A61]&lt;=300;[.A61]*0.9*12;IF([.A61]&lt;=600;300*0.9*12+([.A61]-300)*0.75*12;[.A61]*0.65*12))" office:value-type="currency" office:currency="PLN" office:value="5940" calcext:value-type="currency">
            <text:p>5 940,00 zł</text:p>
          </table:table-cell>
          <table:table-cell table:formula="of:=IF([.B61]&lt;[.C61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table:formula="of:=IF([.A62]&lt;=500;[.A62]*[.$E$2]-[.A62]*0.15*12;[.A62]*[.$E$2]-[.A62]*[.$E$2]*0.25)" office:value-type="currency" office:currency="PLN" office:value="5490" calcext:value-type="currency">
            <text:p>5 490,00 zł</text:p>
          </table:table-cell>
          <table:table-cell table:formula="of:=IF([.A62]&lt;=300;[.A62]*0.9*12;IF([.A62]&lt;=600;300*0.9*12+([.A62]-300)*0.75*12;[.A62]*0.65*12))" office:value-type="currency" office:currency="PLN" office:value="4758" calcext:value-type="currency">
            <text:p>4 758,00 zł</text:p>
          </table:table-cell>
          <table:table-cell table:formula="of:=IF([.B62]&lt;[.C62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table:formula="of:=IF([.A63]&lt;=500;[.A63]*[.$E$2]-[.A63]*0.15*12;[.A63]*[.$E$2]-[.A63]*[.$E$2]*0.25)" office:value-type="currency" office:currency="PLN" office:value="5580" calcext:value-type="currency">
            <text:p>5 580,00 zł</text:p>
          </table:table-cell>
          <table:table-cell table:formula="of:=IF([.A63]&lt;=300;[.A63]*0.9*12;IF([.A63]&lt;=600;300*0.9*12+([.A63]-300)*0.75*12;[.A63]*0.65*12))" office:value-type="currency" office:currency="PLN" office:value="4836" calcext:value-type="currency">
            <text:p>4 836,00 zł</text:p>
          </table:table-cell>
          <table:table-cell table:formula="of:=IF([.B63]&lt;[.C63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table:formula="of:=IF([.A64]&lt;=500;[.A64]*[.$E$2]-[.A64]*0.15*12;[.A64]*[.$E$2]-[.A64]*[.$E$2]*0.25)" office:value-type="currency" office:currency="PLN" office:value="5670" calcext:value-type="currency">
            <text:p>5 670,00 zł</text:p>
          </table:table-cell>
          <table:table-cell table:formula="of:=IF([.A64]&lt;=300;[.A64]*0.9*12;IF([.A64]&lt;=600;300*0.9*12+([.A64]-300)*0.75*12;[.A64]*0.65*12))" office:value-type="currency" office:currency="PLN" office:value="4914" calcext:value-type="currency">
            <text:p>4 914,00 zł</text:p>
          </table:table-cell>
          <table:table-cell table:formula="of:=IF([.B64]&lt;[.C64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 table:formula="of:=IF([.A65]&lt;=500;[.A65]*[.$E$2]-[.A65]*0.15*12;[.A65]*[.$E$2]-[.A65]*[.$E$2]*0.25)" office:value-type="currency" office:currency="PLN" office:value="5760" calcext:value-type="currency">
            <text:p>5 760,00 zł</text:p>
          </table:table-cell>
          <table:table-cell table:formula="of:=IF([.A65]&lt;=300;[.A65]*0.9*12;IF([.A65]&lt;=600;300*0.9*12+([.A65]-300)*0.75*12;[.A65]*0.65*12))" office:value-type="currency" office:currency="PLN" office:value="4992" calcext:value-type="currency">
            <text:p>4 992,00 zł</text:p>
          </table:table-cell>
          <table:table-cell table:formula="of:=IF([.B65]&lt;[.C65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table:formula="of:=IF([.A66]&lt;=500;[.A66]*[.$E$2]-[.A66]*0.15*12;[.A66]*[.$E$2]-[.A66]*[.$E$2]*0.25)" office:value-type="currency" office:currency="PLN" office:value="5850" calcext:value-type="currency">
            <text:p>5 850,00 zł</text:p>
          </table:table-cell>
          <table:table-cell table:formula="of:=IF([.A66]&lt;=300;[.A66]*0.9*12;IF([.A66]&lt;=600;300*0.9*12+([.A66]-300)*0.75*12;[.A66]*0.65*12))" office:value-type="currency" office:currency="PLN" office:value="5070" calcext:value-type="currency">
            <text:p>5 070,00 zł</text:p>
          </table:table-cell>
          <table:table-cell table:formula="of:=IF([.B66]&lt;[.C66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 table:formula="of:=IF([.A67]&lt;=500;[.A67]*[.$E$2]-[.A67]*0.15*12;[.A67]*[.$E$2]-[.A67]*[.$E$2]*0.25)" office:value-type="currency" office:currency="PLN" office:value="5940" calcext:value-type="currency">
            <text:p>5 940,00 zł</text:p>
          </table:table-cell>
          <table:table-cell table:formula="of:=IF([.A67]&lt;=300;[.A67]*0.9*12;IF([.A67]&lt;=600;300*0.9*12+([.A67]-300)*0.75*12;[.A67]*0.65*12))" office:value-type="currency" office:currency="PLN" office:value="5148" calcext:value-type="currency">
            <text:p>5 148,00 zł</text:p>
          </table:table-cell>
          <table:table-cell table:formula="of:=IF([.B67]&lt;[.C67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70" calcext:value-type="float">
            <text:p>670</text:p>
          </table:table-cell>
          <table:table-cell table:formula="of:=IF([.A68]&lt;=500;[.A68]*[.$E$2]-[.A68]*0.15*12;[.A68]*[.$E$2]-[.A68]*[.$E$2]*0.25)" office:value-type="currency" office:currency="PLN" office:value="6030" calcext:value-type="currency">
            <text:p>6 030,00 zł</text:p>
          </table:table-cell>
          <table:table-cell table:formula="of:=IF([.A68]&lt;=300;[.A68]*0.9*12;IF([.A68]&lt;=600;300*0.9*12+([.A68]-300)*0.75*12;[.A68]*0.65*12))" office:value-type="currency" office:currency="PLN" office:value="5226" calcext:value-type="currency">
            <text:p>5 226,00 zł</text:p>
          </table:table-cell>
          <table:table-cell table:formula="of:=IF([.B68]&lt;[.C68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 table:formula="of:=IF([.A69]&lt;=500;[.A69]*[.$E$2]-[.A69]*0.15*12;[.A69]*[.$E$2]-[.A69]*[.$E$2]*0.25)" office:value-type="currency" office:currency="PLN" office:value="6120" calcext:value-type="currency">
            <text:p>6 120,00 zł</text:p>
          </table:table-cell>
          <table:table-cell table:formula="of:=IF([.A69]&lt;=300;[.A69]*0.9*12;IF([.A69]&lt;=600;300*0.9*12+([.A69]-300)*0.75*12;[.A69]*0.65*12))" office:value-type="currency" office:currency="PLN" office:value="5304" calcext:value-type="currency">
            <text:p>5 304,00 zł</text:p>
          </table:table-cell>
          <table:table-cell table:formula="of:=IF([.B69]&lt;[.C69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90" calcext:value-type="float">
            <text:p>690</text:p>
          </table:table-cell>
          <table:table-cell table:formula="of:=IF([.A70]&lt;=500;[.A70]*[.$E$2]-[.A70]*0.15*12;[.A70]*[.$E$2]-[.A70]*[.$E$2]*0.25)" office:value-type="currency" office:currency="PLN" office:value="6210" calcext:value-type="currency">
            <text:p>6 210,00 zł</text:p>
          </table:table-cell>
          <table:table-cell table:formula="of:=IF([.A70]&lt;=300;[.A70]*0.9*12;IF([.A70]&lt;=600;300*0.9*12+([.A70]-300)*0.75*12;[.A70]*0.65*12))" office:value-type="currency" office:currency="PLN" office:value="5382" calcext:value-type="currency">
            <text:p>5 382,00 zł</text:p>
          </table:table-cell>
          <table:table-cell table:formula="of:=IF([.B70]&lt;[.C70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table:formula="of:=IF([.A71]&lt;=500;[.A71]*[.$E$2]-[.A71]*0.15*12;[.A71]*[.$E$2]-[.A71]*[.$E$2]*0.25)" office:value-type="currency" office:currency="PLN" office:value="6300" calcext:value-type="currency">
            <text:p>6 300,00 zł</text:p>
          </table:table-cell>
          <table:table-cell table:formula="of:=IF([.A71]&lt;=300;[.A71]*0.9*12;IF([.A71]&lt;=600;300*0.9*12+([.A71]-300)*0.75*12;[.A71]*0.65*12))" office:value-type="currency" office:currency="PLN" office:value="5460" calcext:value-type="currency">
            <text:p>5 460,00 zł</text:p>
          </table:table-cell>
          <table:table-cell table:formula="of:=IF([.B71]&lt;[.C71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table:formula="of:=IF([.A72]&lt;=500;[.A72]*[.$E$2]-[.A72]*0.15*12;[.A72]*[.$E$2]-[.A72]*[.$E$2]*0.25)" office:value-type="currency" office:currency="PLN" office:value="6390" calcext:value-type="currency">
            <text:p>6 390,00 zł</text:p>
          </table:table-cell>
          <table:table-cell table:formula="of:=IF([.A72]&lt;=300;[.A72]*0.9*12;IF([.A72]&lt;=600;300*0.9*12+([.A72]-300)*0.75*12;[.A72]*0.65*12))" office:value-type="currency" office:currency="PLN" office:value="5538" calcext:value-type="currency">
            <text:p>5 538,00 zł</text:p>
          </table:table-cell>
          <table:table-cell table:formula="of:=IF([.B72]&lt;[.C72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table:formula="of:=IF([.A73]&lt;=500;[.A73]*[.$E$2]-[.A73]*0.15*12;[.A73]*[.$E$2]-[.A73]*[.$E$2]*0.25)" office:value-type="currency" office:currency="PLN" office:value="6480" calcext:value-type="currency">
            <text:p>6 480,00 zł</text:p>
          </table:table-cell>
          <table:table-cell table:formula="of:=IF([.A73]&lt;=300;[.A73]*0.9*12;IF([.A73]&lt;=600;300*0.9*12+([.A73]-300)*0.75*12;[.A73]*0.65*12))" office:value-type="currency" office:currency="PLN" office:value="5616" calcext:value-type="currency">
            <text:p>5 616,00 zł</text:p>
          </table:table-cell>
          <table:table-cell table:formula="of:=IF([.B73]&lt;[.C73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 table:formula="of:=IF([.A74]&lt;=500;[.A74]*[.$E$2]-[.A74]*0.15*12;[.A74]*[.$E$2]-[.A74]*[.$E$2]*0.25)" office:value-type="currency" office:currency="PLN" office:value="6570" calcext:value-type="currency">
            <text:p>6 570,00 zł</text:p>
          </table:table-cell>
          <table:table-cell table:formula="of:=IF([.A74]&lt;=300;[.A74]*0.9*12;IF([.A74]&lt;=600;300*0.9*12+([.A74]-300)*0.75*12;[.A74]*0.65*12))" office:value-type="currency" office:currency="PLN" office:value="5694" calcext:value-type="currency">
            <text:p>5 694,00 zł</text:p>
          </table:table-cell>
          <table:table-cell table:formula="of:=IF([.B74]&lt;[.C74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 table:formula="of:=IF([.A75]&lt;=500;[.A75]*[.$E$2]-[.A75]*0.15*12;[.A75]*[.$E$2]-[.A75]*[.$E$2]*0.25)" office:value-type="currency" office:currency="PLN" office:value="6660" calcext:value-type="currency">
            <text:p>6 660,00 zł</text:p>
          </table:table-cell>
          <table:table-cell table:formula="of:=IF([.A75]&lt;=300;[.A75]*0.9*12;IF([.A75]&lt;=600;300*0.9*12+([.A75]-300)*0.75*12;[.A75]*0.65*12))" office:value-type="currency" office:currency="PLN" office:value="5772" calcext:value-type="currency">
            <text:p>5 772,00 zł</text:p>
          </table:table-cell>
          <table:table-cell table:formula="of:=IF([.B75]&lt;[.C75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formula="of:=IF([.A76]&lt;=500;[.A76]*[.$E$2]-[.A76]*0.15*12;[.A76]*[.$E$2]-[.A76]*[.$E$2]*0.25)" office:value-type="currency" office:currency="PLN" office:value="6750" calcext:value-type="currency">
            <text:p>6 750,00 zł</text:p>
          </table:table-cell>
          <table:table-cell table:formula="of:=IF([.A76]&lt;=300;[.A76]*0.9*12;IF([.A76]&lt;=600;300*0.9*12+([.A76]-300)*0.75*12;[.A76]*0.65*12))" office:value-type="currency" office:currency="PLN" office:value="5850" calcext:value-type="currency">
            <text:p>5 850,00 zł</text:p>
          </table:table-cell>
          <table:table-cell table:formula="of:=IF([.B76]&lt;[.C76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table:formula="of:=IF([.A77]&lt;=500;[.A77]*[.$E$2]-[.A77]*0.15*12;[.A77]*[.$E$2]-[.A77]*[.$E$2]*0.25)" office:value-type="currency" office:currency="PLN" office:value="6840" calcext:value-type="currency">
            <text:p>6 840,00 zł</text:p>
          </table:table-cell>
          <table:table-cell table:formula="of:=IF([.A77]&lt;=300;[.A77]*0.9*12;IF([.A77]&lt;=600;300*0.9*12+([.A77]-300)*0.75*12;[.A77]*0.65*12))" office:value-type="currency" office:currency="PLN" office:value="5928" calcext:value-type="currency">
            <text:p>5 928,00 zł</text:p>
          </table:table-cell>
          <table:table-cell table:formula="of:=IF([.B77]&lt;[.C77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 table:formula="of:=IF([.A78]&lt;=500;[.A78]*[.$E$2]-[.A78]*0.15*12;[.A78]*[.$E$2]-[.A78]*[.$E$2]*0.25)" office:value-type="currency" office:currency="PLN" office:value="6930" calcext:value-type="currency">
            <text:p>6 930,00 zł</text:p>
          </table:table-cell>
          <table:table-cell table:formula="of:=IF([.A78]&lt;=300;[.A78]*0.9*12;IF([.A78]&lt;=600;300*0.9*12+([.A78]-300)*0.75*12;[.A78]*0.65*12))" office:value-type="currency" office:currency="PLN" office:value="6006" calcext:value-type="currency">
            <text:p>6 006,00 zł</text:p>
          </table:table-cell>
          <table:table-cell table:formula="of:=IF([.B78]&lt;[.C78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table:formula="of:=IF([.A79]&lt;=500;[.A79]*[.$E$2]-[.A79]*0.15*12;[.A79]*[.$E$2]-[.A79]*[.$E$2]*0.25)" office:value-type="currency" office:currency="PLN" office:value="7020" calcext:value-type="currency">
            <text:p>7 020,00 zł</text:p>
          </table:table-cell>
          <table:table-cell table:formula="of:=IF([.A79]&lt;=300;[.A79]*0.9*12;IF([.A79]&lt;=600;300*0.9*12+([.A79]-300)*0.75*12;[.A79]*0.65*12))" office:value-type="currency" office:currency="PLN" office:value="6084" calcext:value-type="currency">
            <text:p>6 084,00 zł</text:p>
          </table:table-cell>
          <table:table-cell table:formula="of:=IF([.B79]&lt;[.C79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90" calcext:value-type="float">
            <text:p>790</text:p>
          </table:table-cell>
          <table:table-cell table:formula="of:=IF([.A80]&lt;=500;[.A80]*[.$E$2]-[.A80]*0.15*12;[.A80]*[.$E$2]-[.A80]*[.$E$2]*0.25)" office:value-type="currency" office:currency="PLN" office:value="7110" calcext:value-type="currency">
            <text:p>7 110,00 zł</text:p>
          </table:table-cell>
          <table:table-cell table:formula="of:=IF([.A80]&lt;=300;[.A80]*0.9*12;IF([.A80]&lt;=600;300*0.9*12+([.A80]-300)*0.75*12;[.A80]*0.65*12))" office:value-type="currency" office:currency="PLN" office:value="6162" calcext:value-type="currency">
            <text:p>6 162,00 zł</text:p>
          </table:table-cell>
          <table:table-cell table:formula="of:=IF([.B80]&lt;[.C80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 table:formula="of:=IF([.A81]&lt;=500;[.A81]*[.$E$2]-[.A81]*0.15*12;[.A81]*[.$E$2]-[.A81]*[.$E$2]*0.25)" office:value-type="currency" office:currency="PLN" office:value="7200" calcext:value-type="currency">
            <text:p>7 200,00 zł</text:p>
          </table:table-cell>
          <table:table-cell table:formula="of:=IF([.A81]&lt;=300;[.A81]*0.9*12;IF([.A81]&lt;=600;300*0.9*12+([.A81]-300)*0.75*12;[.A81]*0.65*12))" office:value-type="currency" office:currency="PLN" office:value="6240" calcext:value-type="currency">
            <text:p>6 240,00 zł</text:p>
          </table:table-cell>
          <table:table-cell table:formula="of:=IF([.B81]&lt;[.C81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table:formula="of:=IF([.A82]&lt;=500;[.A82]*[.$E$2]-[.A82]*0.15*12;[.A82]*[.$E$2]-[.A82]*[.$E$2]*0.25)" office:value-type="currency" office:currency="PLN" office:value="7290" calcext:value-type="currency">
            <text:p>7 290,00 zł</text:p>
          </table:table-cell>
          <table:table-cell table:formula="of:=IF([.A82]&lt;=300;[.A82]*0.9*12;IF([.A82]&lt;=600;300*0.9*12+([.A82]-300)*0.75*12;[.A82]*0.65*12))" office:value-type="currency" office:currency="PLN" office:value="6318" calcext:value-type="currency">
            <text:p>6 318,00 zł</text:p>
          </table:table-cell>
          <table:table-cell table:formula="of:=IF([.B82]&lt;[.C82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table:formula="of:=IF([.A83]&lt;=500;[.A83]*[.$E$2]-[.A83]*0.15*12;[.A83]*[.$E$2]-[.A83]*[.$E$2]*0.25)" office:value-type="currency" office:currency="PLN" office:value="7380" calcext:value-type="currency">
            <text:p>7 380,00 zł</text:p>
          </table:table-cell>
          <table:table-cell table:formula="of:=IF([.A83]&lt;=300;[.A83]*0.9*12;IF([.A83]&lt;=600;300*0.9*12+([.A83]-300)*0.75*12;[.A83]*0.65*12))" office:value-type="currency" office:currency="PLN" office:value="6396" calcext:value-type="currency">
            <text:p>6 396,00 zł</text:p>
          </table:table-cell>
          <table:table-cell table:formula="of:=IF([.B83]&lt;[.C83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table:formula="of:=IF([.A84]&lt;=500;[.A84]*[.$E$2]-[.A84]*0.15*12;[.A84]*[.$E$2]-[.A84]*[.$E$2]*0.25)" office:value-type="currency" office:currency="PLN" office:value="7470" calcext:value-type="currency">
            <text:p>7 470,00 zł</text:p>
          </table:table-cell>
          <table:table-cell table:formula="of:=IF([.A84]&lt;=300;[.A84]*0.9*12;IF([.A84]&lt;=600;300*0.9*12+([.A84]-300)*0.75*12;[.A84]*0.65*12))" office:value-type="currency" office:currency="PLN" office:value="6474" calcext:value-type="currency">
            <text:p>6 474,00 zł</text:p>
          </table:table-cell>
          <table:table-cell table:formula="of:=IF([.B84]&lt;[.C84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table:formula="of:=IF([.A85]&lt;=500;[.A85]*[.$E$2]-[.A85]*0.15*12;[.A85]*[.$E$2]-[.A85]*[.$E$2]*0.25)" office:value-type="currency" office:currency="PLN" office:value="7560" calcext:value-type="currency">
            <text:p>7 560,00 zł</text:p>
          </table:table-cell>
          <table:table-cell table:formula="of:=IF([.A85]&lt;=300;[.A85]*0.9*12;IF([.A85]&lt;=600;300*0.9*12+([.A85]-300)*0.75*12;[.A85]*0.65*12))" office:value-type="currency" office:currency="PLN" office:value="6552" calcext:value-type="currency">
            <text:p>6 552,00 zł</text:p>
          </table:table-cell>
          <table:table-cell table:formula="of:=IF([.B85]&lt;[.C85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 table:formula="of:=IF([.A86]&lt;=500;[.A86]*[.$E$2]-[.A86]*0.15*12;[.A86]*[.$E$2]-[.A86]*[.$E$2]*0.25)" office:value-type="currency" office:currency="PLN" office:value="7650" calcext:value-type="currency">
            <text:p>7 650,00 zł</text:p>
          </table:table-cell>
          <table:table-cell table:formula="of:=IF([.A86]&lt;=300;[.A86]*0.9*12;IF([.A86]&lt;=600;300*0.9*12+([.A86]-300)*0.75*12;[.A86]*0.65*12))" office:value-type="currency" office:currency="PLN" office:value="6630" calcext:value-type="currency">
            <text:p>6 630,00 zł</text:p>
          </table:table-cell>
          <table:table-cell table:formula="of:=IF([.B86]&lt;[.C86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table:formula="of:=IF([.A87]&lt;=500;[.A87]*[.$E$2]-[.A87]*0.15*12;[.A87]*[.$E$2]-[.A87]*[.$E$2]*0.25)" office:value-type="currency" office:currency="PLN" office:value="7740" calcext:value-type="currency">
            <text:p>7 740,00 zł</text:p>
          </table:table-cell>
          <table:table-cell table:formula="of:=IF([.A87]&lt;=300;[.A87]*0.9*12;IF([.A87]&lt;=600;300*0.9*12+([.A87]-300)*0.75*12;[.A87]*0.65*12))" office:value-type="currency" office:currency="PLN" office:value="6708" calcext:value-type="currency">
            <text:p>6 708,00 zł</text:p>
          </table:table-cell>
          <table:table-cell table:formula="of:=IF([.B87]&lt;[.C87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70" calcext:value-type="float">
            <text:p>870</text:p>
          </table:table-cell>
          <table:table-cell table:formula="of:=IF([.A88]&lt;=500;[.A88]*[.$E$2]-[.A88]*0.15*12;[.A88]*[.$E$2]-[.A88]*[.$E$2]*0.25)" office:value-type="currency" office:currency="PLN" office:value="7830" calcext:value-type="currency">
            <text:p>7 830,00 zł</text:p>
          </table:table-cell>
          <table:table-cell table:formula="of:=IF([.A88]&lt;=300;[.A88]*0.9*12;IF([.A88]&lt;=600;300*0.9*12+([.A88]-300)*0.75*12;[.A88]*0.65*12))" office:value-type="currency" office:currency="PLN" office:value="6786" calcext:value-type="currency">
            <text:p>6 786,00 zł</text:p>
          </table:table-cell>
          <table:table-cell table:formula="of:=IF([.B88]&lt;[.C88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80" calcext:value-type="float">
            <text:p>880</text:p>
          </table:table-cell>
          <table:table-cell table:formula="of:=IF([.A89]&lt;=500;[.A89]*[.$E$2]-[.A89]*0.15*12;[.A89]*[.$E$2]-[.A89]*[.$E$2]*0.25)" office:value-type="currency" office:currency="PLN" office:value="7920" calcext:value-type="currency">
            <text:p>7 920,00 zł</text:p>
          </table:table-cell>
          <table:table-cell table:formula="of:=IF([.A89]&lt;=300;[.A89]*0.9*12;IF([.A89]&lt;=600;300*0.9*12+([.A89]-300)*0.75*12;[.A89]*0.65*12))" office:value-type="currency" office:currency="PLN" office:value="6864" calcext:value-type="currency">
            <text:p>6 864,00 zł</text:p>
          </table:table-cell>
          <table:table-cell table:formula="of:=IF([.B89]&lt;[.C89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90" calcext:value-type="float">
            <text:p>890</text:p>
          </table:table-cell>
          <table:table-cell table:formula="of:=IF([.A90]&lt;=500;[.A90]*[.$E$2]-[.A90]*0.15*12;[.A90]*[.$E$2]-[.A90]*[.$E$2]*0.25)" office:value-type="currency" office:currency="PLN" office:value="8010" calcext:value-type="currency">
            <text:p>8 010,00 zł</text:p>
          </table:table-cell>
          <table:table-cell table:formula="of:=IF([.A90]&lt;=300;[.A90]*0.9*12;IF([.A90]&lt;=600;300*0.9*12+([.A90]-300)*0.75*12;[.A90]*0.65*12))" office:value-type="currency" office:currency="PLN" office:value="6942" calcext:value-type="currency">
            <text:p>6 942,00 zł</text:p>
          </table:table-cell>
          <table:table-cell table:formula="of:=IF([.B90]&lt;[.C90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formula="of:=IF([.A91]&lt;=500;[.A91]*[.$E$2]-[.A91]*0.15*12;[.A91]*[.$E$2]-[.A91]*[.$E$2]*0.25)" office:value-type="currency" office:currency="PLN" office:value="8100" calcext:value-type="currency">
            <text:p>8 100,00 zł</text:p>
          </table:table-cell>
          <table:table-cell table:formula="of:=IF([.A91]&lt;=300;[.A91]*0.9*12;IF([.A91]&lt;=600;300*0.9*12+([.A91]-300)*0.75*12;[.A91]*0.65*12))" office:value-type="currency" office:currency="PLN" office:value="7020" calcext:value-type="currency">
            <text:p>7 020,00 zł</text:p>
          </table:table-cell>
          <table:table-cell table:formula="of:=IF([.B91]&lt;[.C91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table:formula="of:=IF([.A92]&lt;=500;[.A92]*[.$E$2]-[.A92]*0.15*12;[.A92]*[.$E$2]-[.A92]*[.$E$2]*0.25)" office:value-type="currency" office:currency="PLN" office:value="8190" calcext:value-type="currency">
            <text:p>8 190,00 zł</text:p>
          </table:table-cell>
          <table:table-cell table:formula="of:=IF([.A92]&lt;=300;[.A92]*0.9*12;IF([.A92]&lt;=600;300*0.9*12+([.A92]-300)*0.75*12;[.A92]*0.65*12))" office:value-type="currency" office:currency="PLN" office:value="7098" calcext:value-type="currency">
            <text:p>7 098,00 zł</text:p>
          </table:table-cell>
          <table:table-cell table:formula="of:=IF([.B92]&lt;[.C92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 table:formula="of:=IF([.A93]&lt;=500;[.A93]*[.$E$2]-[.A93]*0.15*12;[.A93]*[.$E$2]-[.A93]*[.$E$2]*0.25)" office:value-type="currency" office:currency="PLN" office:value="8280" calcext:value-type="currency">
            <text:p>8 280,00 zł</text:p>
          </table:table-cell>
          <table:table-cell table:formula="of:=IF([.A93]&lt;=300;[.A93]*0.9*12;IF([.A93]&lt;=600;300*0.9*12+([.A93]-300)*0.75*12;[.A93]*0.65*12))" office:value-type="currency" office:currency="PLN" office:value="7176" calcext:value-type="currency">
            <text:p>7 176,00 zł</text:p>
          </table:table-cell>
          <table:table-cell table:formula="of:=IF([.B93]&lt;[.C93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table:formula="of:=IF([.A94]&lt;=500;[.A94]*[.$E$2]-[.A94]*0.15*12;[.A94]*[.$E$2]-[.A94]*[.$E$2]*0.25)" office:value-type="currency" office:currency="PLN" office:value="8370" calcext:value-type="currency">
            <text:p>8 370,00 zł</text:p>
          </table:table-cell>
          <table:table-cell table:formula="of:=IF([.A94]&lt;=300;[.A94]*0.9*12;IF([.A94]&lt;=600;300*0.9*12+([.A94]-300)*0.75*12;[.A94]*0.65*12))" office:value-type="currency" office:currency="PLN" office:value="7254" calcext:value-type="currency">
            <text:p>7 254,00 zł</text:p>
          </table:table-cell>
          <table:table-cell table:formula="of:=IF([.B94]&lt;[.C94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 table:formula="of:=IF([.A95]&lt;=500;[.A95]*[.$E$2]-[.A95]*0.15*12;[.A95]*[.$E$2]-[.A95]*[.$E$2]*0.25)" office:value-type="currency" office:currency="PLN" office:value="8460" calcext:value-type="currency">
            <text:p>8 460,00 zł</text:p>
          </table:table-cell>
          <table:table-cell table:formula="of:=IF([.A95]&lt;=300;[.A95]*0.9*12;IF([.A95]&lt;=600;300*0.9*12+([.A95]-300)*0.75*12;[.A95]*0.65*12))" office:value-type="currency" office:currency="PLN" office:value="7332" calcext:value-type="currency">
            <text:p>7 332,00 zł</text:p>
          </table:table-cell>
          <table:table-cell table:formula="of:=IF([.B95]&lt;[.C95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 table:formula="of:=IF([.A96]&lt;=500;[.A96]*[.$E$2]-[.A96]*0.15*12;[.A96]*[.$E$2]-[.A96]*[.$E$2]*0.25)" office:value-type="currency" office:currency="PLN" office:value="8550" calcext:value-type="currency">
            <text:p>8 550,00 zł</text:p>
          </table:table-cell>
          <table:table-cell table:formula="of:=IF([.A96]&lt;=300;[.A96]*0.9*12;IF([.A96]&lt;=600;300*0.9*12+([.A96]-300)*0.75*12;[.A96]*0.65*12))" office:value-type="currency" office:currency="PLN" office:value="7410" calcext:value-type="currency">
            <text:p>7 410,00 zł</text:p>
          </table:table-cell>
          <table:table-cell table:formula="of:=IF([.B96]&lt;[.C96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table:formula="of:=IF([.A97]&lt;=500;[.A97]*[.$E$2]-[.A97]*0.15*12;[.A97]*[.$E$2]-[.A97]*[.$E$2]*0.25)" office:value-type="currency" office:currency="PLN" office:value="8640" calcext:value-type="currency">
            <text:p>8 640,00 zł</text:p>
          </table:table-cell>
          <table:table-cell table:formula="of:=IF([.A97]&lt;=300;[.A97]*0.9*12;IF([.A97]&lt;=600;300*0.9*12+([.A97]-300)*0.75*12;[.A97]*0.65*12))" office:value-type="currency" office:currency="PLN" office:value="7488" calcext:value-type="currency">
            <text:p>7 488,00 zł</text:p>
          </table:table-cell>
          <table:table-cell table:formula="of:=IF([.B97]&lt;[.C97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 table:formula="of:=IF([.A98]&lt;=500;[.A98]*[.$E$2]-[.A98]*0.15*12;[.A98]*[.$E$2]-[.A98]*[.$E$2]*0.25)" office:value-type="currency" office:currency="PLN" office:value="8730" calcext:value-type="currency">
            <text:p>8 730,00 zł</text:p>
          </table:table-cell>
          <table:table-cell table:formula="of:=IF([.A98]&lt;=300;[.A98]*0.9*12;IF([.A98]&lt;=600;300*0.9*12+([.A98]-300)*0.75*12;[.A98]*0.65*12))" office:value-type="currency" office:currency="PLN" office:value="7566" calcext:value-type="currency">
            <text:p>7 566,00 zł</text:p>
          </table:table-cell>
          <table:table-cell table:formula="of:=IF([.B98]&lt;[.C98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80" calcext:value-type="float">
            <text:p>980</text:p>
          </table:table-cell>
          <table:table-cell table:formula="of:=IF([.A99]&lt;=500;[.A99]*[.$E$2]-[.A99]*0.15*12;[.A99]*[.$E$2]-[.A99]*[.$E$2]*0.25)" office:value-type="currency" office:currency="PLN" office:value="8820" calcext:value-type="currency">
            <text:p>8 820,00 zł</text:p>
          </table:table-cell>
          <table:table-cell table:formula="of:=IF([.A99]&lt;=300;[.A99]*0.9*12;IF([.A99]&lt;=600;300*0.9*12+([.A99]-300)*0.75*12;[.A99]*0.65*12))" office:value-type="currency" office:currency="PLN" office:value="7644" calcext:value-type="currency">
            <text:p>7 644,00 zł</text:p>
          </table:table-cell>
          <table:table-cell table:formula="of:=IF([.B99]&lt;[.C99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90" calcext:value-type="float">
            <text:p>990</text:p>
          </table:table-cell>
          <table:table-cell table:formula="of:=IF([.A100]&lt;=500;[.A100]*[.$E$2]-[.A100]*0.15*12;[.A100]*[.$E$2]-[.A100]*[.$E$2]*0.25)" office:value-type="currency" office:currency="PLN" office:value="8910" calcext:value-type="currency">
            <text:p>8 910,00 zł</text:p>
          </table:table-cell>
          <table:table-cell table:formula="of:=IF([.A100]&lt;=300;[.A100]*0.9*12;IF([.A100]&lt;=600;300*0.9*12+([.A100]-300)*0.75*12;[.A100]*0.65*12))" office:value-type="currency" office:currency="PLN" office:value="7722" calcext:value-type="currency">
            <text:p>7 722,00 zł</text:p>
          </table:table-cell>
          <table:table-cell table:formula="of:=IF([.B100]&lt;[.C100];&quot;TAK&quot;;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formula="of:=IF([.A101]&lt;=500;[.A101]*[.$E$2]-[.A101]*0.15*12;[.A101]*[.$E$2]-[.A101]*[.$E$2]*0.25)" office:value-type="currency" office:currency="PLN" office:value="9000" calcext:value-type="currency">
            <text:p>9 000,00 zł</text:p>
          </table:table-cell>
          <table:table-cell table:formula="of:=IF([.A101]&lt;=300;[.A101]*0.9*12;IF([.A101]&lt;=600;300*0.9*12+([.A101]-300)*0.75*12;[.A101]*0.65*12))" office:value-type="currency" office:currency="PLN" office:value="7800" calcext:value-type="currency">
            <text:p>7 800,00 zł</text:p>
          </table:table-cell>
          <table:table-cell table:formula="of:=IF([.B101]&lt;[.C101];&quot;TAK&quot;;&quot;&quot;)">
            <text:p/>
          </table:table-cell>
          <table:table-cell table:number-columns-repeated="2"/>
        </table:table-row>
      </table:table>
      <table:table table:name="Zadanie b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oducent A</text:p>
          </table:table-cell>
          <table:table-cell table:style-name="ce1" office:value-type="string" calcext:value-type="string">
            <text:p>Producent B</text:p>
          </table:table-cell>
          <table:table-cell/>
          <table:table-cell table:style-name="ce4" office:value-type="string" calcext:value-type="string">
            <text:p>cena za sztukę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&lt;=500;[.A2]*[.$E$2]-[.A2]*0.15*12;[.A2]*[.$E$2]-[.A2]*[.$E$2]*0.25)" office:value-type="currency" office:currency="PLN" office:value="102" calcext:value-type="currency">
            <text:p>102,00 zł</text:p>
          </table:table-cell>
          <table:table-cell table:formula="of:=IF([.A2]&lt;=300;[.A2]*0.9*12;IF([.A2]&lt;=600;300*0.9*12+([.A2]-300)*0.75*12;[.A2]*0.65*12))" office:value-type="currency" office:currency="PLN" office:value="108" calcext:value-type="currency">
            <text:p>108,00 zł</text:p>
          </table:table-cell>
          <table:table-cell table:formula="of:=IF([.B2]=[.C2];&quot;TAK&quot;;&quot;&quot;)">
            <text:p/>
          </table:table-cell>
          <table:table-cell table:style-name="ce5" office:value-type="currency" office:currency="PLN" office:value="12" calcext:value-type="currency">
            <text:p>12,00 zł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]&lt;=500;[.A3]*[.$E$2]-[.A3]*0.15*12;[.A3]*[.$E$2]-[.A3]*[.$E$2]*0.25)" office:value-type="currency" office:currency="PLN" office:value="204" calcext:value-type="currency">
            <text:p>204,00 zł</text:p>
          </table:table-cell>
          <table:table-cell table:formula="of:=IF([.A3]&lt;=300;[.A3]*0.9*12;IF([.A3]&lt;=600;300*0.9*12+([.A3]-300)*0.75*12;[.A3]*0.65*12))" office:value-type="currency" office:currency="PLN" office:value="216" calcext:value-type="currency">
            <text:p>216,00 zł</text:p>
          </table:table-cell>
          <table:table-cell table:formula="of:=IF([.B3]=[.C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4]&lt;=500;[.A4]*[.$E$2]-[.A4]*0.15*12;[.A4]*[.$E$2]-[.A4]*[.$E$2]*0.25)" office:value-type="currency" office:currency="PLN" office:value="306" calcext:value-type="currency">
            <text:p>306,00 zł</text:p>
          </table:table-cell>
          <table:table-cell table:formula="of:=IF([.A4]&lt;=300;[.A4]*0.9*12;IF([.A4]&lt;=600;300*0.9*12+([.A4]-300)*0.75*12;[.A4]*0.65*12))" office:value-type="currency" office:currency="PLN" office:value="324" calcext:value-type="currency">
            <text:p>324,00 zł</text:p>
          </table:table-cell>
          <table:table-cell table:formula="of:=IF([.B4]=[.C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5]&lt;=500;[.A5]*[.$E$2]-[.A5]*0.15*12;[.A5]*[.$E$2]-[.A5]*[.$E$2]*0.25)" office:value-type="currency" office:currency="PLN" office:value="408" calcext:value-type="currency">
            <text:p>408,00 zł</text:p>
          </table:table-cell>
          <table:table-cell table:formula="of:=IF([.A5]&lt;=300;[.A5]*0.9*12;IF([.A5]&lt;=600;300*0.9*12+([.A5]-300)*0.75*12;[.A5]*0.65*12))" office:value-type="currency" office:currency="PLN" office:value="432" calcext:value-type="currency">
            <text:p>432,00 zł</text:p>
          </table:table-cell>
          <table:table-cell table:formula="of:=IF([.B5]=[.C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6]&lt;=500;[.A6]*[.$E$2]-[.A6]*0.15*12;[.A6]*[.$E$2]-[.A6]*[.$E$2]*0.25)" office:value-type="currency" office:currency="PLN" office:value="510" calcext:value-type="currency">
            <text:p>510,00 zł</text:p>
          </table:table-cell>
          <table:table-cell table:formula="of:=IF([.A6]&lt;=300;[.A6]*0.9*12;IF([.A6]&lt;=600;300*0.9*12+([.A6]-300)*0.75*12;[.A6]*0.65*12))" office:value-type="currency" office:currency="PLN" office:value="540" calcext:value-type="currency">
            <text:p>540,00 zł</text:p>
          </table:table-cell>
          <table:table-cell table:formula="of:=IF([.B6]=[.C6];&quot;TAK&quot;;&quot;&quot;)">
            <text:p/>
          </table:table-cell>
          <table:table-cell table:style-name="ce6" office:value-type="string" calcext:value-type="string" table:number-columns-spanned="2" table:number-rows-spanned="1">
            <text:p>ODPOWIEDŹ:</text:p>
          </table:table-cell>
          <table:covered-table-cell table:style-name="ce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7]&lt;=500;[.A7]*[.$E$2]-[.A7]*0.15*12;[.A7]*[.$E$2]-[.A7]*[.$E$2]*0.25)" office:value-type="currency" office:currency="PLN" office:value="612" calcext:value-type="currency">
            <text:p>612,00 zł</text:p>
          </table:table-cell>
          <table:table-cell table:formula="of:=IF([.A7]&lt;=300;[.A7]*0.9*12;IF([.A7]&lt;=600;300*0.9*12+([.A7]-300)*0.75*12;[.A7]*0.65*12))" office:value-type="currency" office:currency="PLN" office:value="648" calcext:value-type="currency">
            <text:p>648,00 zł</text:p>
          </table:table-cell>
          <table:table-cell table:formula="of:=IF([.B7]=[.C7];&quot;TAK&quot;;&quot;&quot;)">
            <text:p/>
          </table:table-cell>
          <table:table-cell table:style-name="ce7" office:value-type="string" calcext:value-type="string">
            <text:p>Liczba sztuk:</text:p>
          </table:table-cell>
          <table:table-cell table:style-name="ce7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]&lt;=500;[.A8]*[.$E$2]-[.A8]*0.15*12;[.A8]*[.$E$2]-[.A8]*[.$E$2]*0.25)" office:value-type="currency" office:currency="PLN" office:value="714" calcext:value-type="currency">
            <text:p>714,00 zł</text:p>
          </table:table-cell>
          <table:table-cell table:formula="of:=IF([.A8]&lt;=300;[.A8]*0.9*12;IF([.A8]&lt;=600;300*0.9*12+([.A8]-300)*0.75*12;[.A8]*0.65*12))" office:value-type="currency" office:currency="PLN" office:value="756" calcext:value-type="currency">
            <text:p>756,00 zł</text:p>
          </table:table-cell>
          <table:table-cell table:formula="of:=IF([.B8]=[.C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]&lt;=500;[.A9]*[.$E$2]-[.A9]*0.15*12;[.A9]*[.$E$2]-[.A9]*[.$E$2]*0.25)" office:value-type="currency" office:currency="PLN" office:value="816" calcext:value-type="currency">
            <text:p>816,00 zł</text:p>
          </table:table-cell>
          <table:table-cell table:formula="of:=IF([.A9]&lt;=300;[.A9]*0.9*12;IF([.A9]&lt;=600;300*0.9*12+([.A9]-300)*0.75*12;[.A9]*0.65*12))" office:value-type="currency" office:currency="PLN" office:value="864" calcext:value-type="currency">
            <text:p>864,00 zł</text:p>
          </table:table-cell>
          <table:table-cell table:formula="of:=IF([.B9]=[.C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0]&lt;=500;[.A10]*[.$E$2]-[.A10]*0.15*12;[.A10]*[.$E$2]-[.A10]*[.$E$2]*0.25)" office:value-type="currency" office:currency="PLN" office:value="918" calcext:value-type="currency">
            <text:p>918,00 zł</text:p>
          </table:table-cell>
          <table:table-cell table:formula="of:=IF([.A10]&lt;=300;[.A10]*0.9*12;IF([.A10]&lt;=600;300*0.9*12+([.A10]-300)*0.75*12;[.A10]*0.65*12))" office:value-type="currency" office:currency="PLN" office:value="972" calcext:value-type="currency">
            <text:p>972,00 zł</text:p>
          </table:table-cell>
          <table:table-cell table:formula="of:=IF([.B10]=[.C1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1]&lt;=500;[.A11]*[.$E$2]-[.A11]*0.15*12;[.A11]*[.$E$2]-[.A11]*[.$E$2]*0.25)" office:value-type="currency" office:currency="PLN" office:value="1020" calcext:value-type="currency">
            <text:p>1 020,00 zł</text:p>
          </table:table-cell>
          <table:table-cell table:formula="of:=IF([.A11]&lt;=300;[.A11]*0.9*12;IF([.A11]&lt;=600;300*0.9*12+([.A11]-300)*0.75*12;[.A11]*0.65*12))" office:value-type="currency" office:currency="PLN" office:value="1080" calcext:value-type="currency">
            <text:p>1 080,00 zł</text:p>
          </table:table-cell>
          <table:table-cell table:formula="of:=IF([.B11]=[.C1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12]&lt;=500;[.A12]*[.$E$2]-[.A12]*0.15*12;[.A12]*[.$E$2]-[.A12]*[.$E$2]*0.25)" office:value-type="currency" office:currency="PLN" office:value="1122" calcext:value-type="currency">
            <text:p>1 122,00 zł</text:p>
          </table:table-cell>
          <table:table-cell table:formula="of:=IF([.A12]&lt;=300;[.A12]*0.9*12;IF([.A12]&lt;=600;300*0.9*12+([.A12]-300)*0.75*12;[.A12]*0.65*12))" office:value-type="currency" office:currency="PLN" office:value="1188" calcext:value-type="currency">
            <text:p>1 188,00 zł</text:p>
          </table:table-cell>
          <table:table-cell table:formula="of:=IF([.B12]=[.C1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[.A13]&lt;=500;[.A13]*[.$E$2]-[.A13]*0.15*12;[.A13]*[.$E$2]-[.A13]*[.$E$2]*0.25)" office:value-type="currency" office:currency="PLN" office:value="1224" calcext:value-type="currency">
            <text:p>1 224,00 zł</text:p>
          </table:table-cell>
          <table:table-cell table:formula="of:=IF([.A13]&lt;=300;[.A13]*0.9*12;IF([.A13]&lt;=600;300*0.9*12+([.A13]-300)*0.75*12;[.A13]*0.65*12))" office:value-type="currency" office:currency="PLN" office:value="1296" calcext:value-type="currency">
            <text:p>1 296,00 zł</text:p>
          </table:table-cell>
          <table:table-cell table:formula="of:=IF([.B13]=[.C1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14]&lt;=500;[.A14]*[.$E$2]-[.A14]*0.15*12;[.A14]*[.$E$2]-[.A14]*[.$E$2]*0.25)" office:value-type="currency" office:currency="PLN" office:value="1326" calcext:value-type="currency">
            <text:p>1 326,00 zł</text:p>
          </table:table-cell>
          <table:table-cell table:formula="of:=IF([.A14]&lt;=300;[.A14]*0.9*12;IF([.A14]&lt;=600;300*0.9*12+([.A14]-300)*0.75*12;[.A14]*0.65*12))" office:value-type="currency" office:currency="PLN" office:value="1404" calcext:value-type="currency">
            <text:p>1 404,00 zł</text:p>
          </table:table-cell>
          <table:table-cell table:formula="of:=IF([.B14]=[.C1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15]&lt;=500;[.A15]*[.$E$2]-[.A15]*0.15*12;[.A15]*[.$E$2]-[.A15]*[.$E$2]*0.25)" office:value-type="currency" office:currency="PLN" office:value="1428" calcext:value-type="currency">
            <text:p>1 428,00 zł</text:p>
          </table:table-cell>
          <table:table-cell table:formula="of:=IF([.A15]&lt;=300;[.A15]*0.9*12;IF([.A15]&lt;=600;300*0.9*12+([.A15]-300)*0.75*12;[.A15]*0.65*12))" office:value-type="currency" office:currency="PLN" office:value="1512" calcext:value-type="currency">
            <text:p>1 512,00 zł</text:p>
          </table:table-cell>
          <table:table-cell table:formula="of:=IF([.B15]=[.C1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16]&lt;=500;[.A16]*[.$E$2]-[.A16]*0.15*12;[.A16]*[.$E$2]-[.A16]*[.$E$2]*0.25)" office:value-type="currency" office:currency="PLN" office:value="1530" calcext:value-type="currency">
            <text:p>1 530,00 zł</text:p>
          </table:table-cell>
          <table:table-cell table:formula="of:=IF([.A16]&lt;=300;[.A16]*0.9*12;IF([.A16]&lt;=600;300*0.9*12+([.A16]-300)*0.75*12;[.A16]*0.65*12))" office:value-type="currency" office:currency="PLN" office:value="1620" calcext:value-type="currency">
            <text:p>1 620,00 zł</text:p>
          </table:table-cell>
          <table:table-cell table:formula="of:=IF([.B16]=[.C1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7]&lt;=500;[.A17]*[.$E$2]-[.A17]*0.15*12;[.A17]*[.$E$2]-[.A17]*[.$E$2]*0.25)" office:value-type="currency" office:currency="PLN" office:value="1632" calcext:value-type="currency">
            <text:p>1 632,00 zł</text:p>
          </table:table-cell>
          <table:table-cell table:formula="of:=IF([.A17]&lt;=300;[.A17]*0.9*12;IF([.A17]&lt;=600;300*0.9*12+([.A17]-300)*0.75*12;[.A17]*0.65*12))" office:value-type="currency" office:currency="PLN" office:value="1728" calcext:value-type="currency">
            <text:p>1 728,00 zł</text:p>
          </table:table-cell>
          <table:table-cell table:formula="of:=IF([.B17]=[.C1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8]&lt;=500;[.A18]*[.$E$2]-[.A18]*0.15*12;[.A18]*[.$E$2]-[.A18]*[.$E$2]*0.25)" office:value-type="currency" office:currency="PLN" office:value="1734" calcext:value-type="currency">
            <text:p>1 734,00 zł</text:p>
          </table:table-cell>
          <table:table-cell table:formula="of:=IF([.A18]&lt;=300;[.A18]*0.9*12;IF([.A18]&lt;=600;300*0.9*12+([.A18]-300)*0.75*12;[.A18]*0.65*12))" office:value-type="currency" office:currency="PLN" office:value="1836" calcext:value-type="currency">
            <text:p>1 836,00 zł</text:p>
          </table:table-cell>
          <table:table-cell table:formula="of:=IF([.B18]=[.C1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19]&lt;=500;[.A19]*[.$E$2]-[.A19]*0.15*12;[.A19]*[.$E$2]-[.A19]*[.$E$2]*0.25)" office:value-type="currency" office:currency="PLN" office:value="1836" calcext:value-type="currency">
            <text:p>1 836,00 zł</text:p>
          </table:table-cell>
          <table:table-cell table:formula="of:=IF([.A19]&lt;=300;[.A19]*0.9*12;IF([.A19]&lt;=600;300*0.9*12+([.A19]-300)*0.75*12;[.A19]*0.65*12))" office:value-type="currency" office:currency="PLN" office:value="1944" calcext:value-type="currency">
            <text:p>1 944,00 zł</text:p>
          </table:table-cell>
          <table:table-cell table:formula="of:=IF([.B19]=[.C1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20]&lt;=500;[.A20]*[.$E$2]-[.A20]*0.15*12;[.A20]*[.$E$2]-[.A20]*[.$E$2]*0.25)" office:value-type="currency" office:currency="PLN" office:value="1938" calcext:value-type="currency">
            <text:p>1 938,00 zł</text:p>
          </table:table-cell>
          <table:table-cell table:formula="of:=IF([.A20]&lt;=300;[.A20]*0.9*12;IF([.A20]&lt;=600;300*0.9*12+([.A20]-300)*0.75*12;[.A20]*0.65*12))" office:value-type="currency" office:currency="PLN" office:value="2052" calcext:value-type="currency">
            <text:p>2 052,00 zł</text:p>
          </table:table-cell>
          <table:table-cell table:formula="of:=IF([.B20]=[.C2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21]&lt;=500;[.A21]*[.$E$2]-[.A21]*0.15*12;[.A21]*[.$E$2]-[.A21]*[.$E$2]*0.25)" office:value-type="currency" office:currency="PLN" office:value="2040" calcext:value-type="currency">
            <text:p>2 040,00 zł</text:p>
          </table:table-cell>
          <table:table-cell table:formula="of:=IF([.A21]&lt;=300;[.A21]*0.9*12;IF([.A21]&lt;=600;300*0.9*12+([.A21]-300)*0.75*12;[.A21]*0.65*12))" office:value-type="currency" office:currency="PLN" office:value="2160" calcext:value-type="currency">
            <text:p>2 160,00 zł</text:p>
          </table:table-cell>
          <table:table-cell table:formula="of:=IF([.B21]=[.C2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A22]&lt;=500;[.A22]*[.$E$2]-[.A22]*0.15*12;[.A22]*[.$E$2]-[.A22]*[.$E$2]*0.25)" office:value-type="currency" office:currency="PLN" office:value="2142" calcext:value-type="currency">
            <text:p>2 142,00 zł</text:p>
          </table:table-cell>
          <table:table-cell table:formula="of:=IF([.A22]&lt;=300;[.A22]*0.9*12;IF([.A22]&lt;=600;300*0.9*12+([.A22]-300)*0.75*12;[.A22]*0.65*12))" office:value-type="currency" office:currency="PLN" office:value="2268" calcext:value-type="currency">
            <text:p>2 268,00 zł</text:p>
          </table:table-cell>
          <table:table-cell table:formula="of:=IF([.B22]=[.C2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3]&lt;=500;[.A23]*[.$E$2]-[.A23]*0.15*12;[.A23]*[.$E$2]-[.A23]*[.$E$2]*0.25)" office:value-type="currency" office:currency="PLN" office:value="2244" calcext:value-type="currency">
            <text:p>2 244,00 zł</text:p>
          </table:table-cell>
          <table:table-cell table:formula="of:=IF([.A23]&lt;=300;[.A23]*0.9*12;IF([.A23]&lt;=600;300*0.9*12+([.A23]-300)*0.75*12;[.A23]*0.65*12))" office:value-type="currency" office:currency="PLN" office:value="2376" calcext:value-type="currency">
            <text:p>2 376,00 zł</text:p>
          </table:table-cell>
          <table:table-cell table:formula="of:=IF([.B23]=[.C2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4]&lt;=500;[.A24]*[.$E$2]-[.A24]*0.15*12;[.A24]*[.$E$2]-[.A24]*[.$E$2]*0.25)" office:value-type="currency" office:currency="PLN" office:value="2346" calcext:value-type="currency">
            <text:p>2 346,00 zł</text:p>
          </table:table-cell>
          <table:table-cell table:formula="of:=IF([.A24]&lt;=300;[.A24]*0.9*12;IF([.A24]&lt;=600;300*0.9*12+([.A24]-300)*0.75*12;[.A24]*0.65*12))" office:value-type="currency" office:currency="PLN" office:value="2484" calcext:value-type="currency">
            <text:p>2 484,00 zł</text:p>
          </table:table-cell>
          <table:table-cell table:formula="of:=IF([.B24]=[.C2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5]&lt;=500;[.A25]*[.$E$2]-[.A25]*0.15*12;[.A25]*[.$E$2]-[.A25]*[.$E$2]*0.25)" office:value-type="currency" office:currency="PLN" office:value="2448" calcext:value-type="currency">
            <text:p>2 448,00 zł</text:p>
          </table:table-cell>
          <table:table-cell table:formula="of:=IF([.A25]&lt;=300;[.A25]*0.9*12;IF([.A25]&lt;=600;300*0.9*12+([.A25]-300)*0.75*12;[.A25]*0.65*12))" office:value-type="currency" office:currency="PLN" office:value="2592" calcext:value-type="currency">
            <text:p>2 592,00 zł</text:p>
          </table:table-cell>
          <table:table-cell table:formula="of:=IF([.B25]=[.C2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6]&lt;=500;[.A26]*[.$E$2]-[.A26]*0.15*12;[.A26]*[.$E$2]-[.A26]*[.$E$2]*0.25)" office:value-type="currency" office:currency="PLN" office:value="2550" calcext:value-type="currency">
            <text:p>2 550,00 zł</text:p>
          </table:table-cell>
          <table:table-cell table:formula="of:=IF([.A26]&lt;=300;[.A26]*0.9*12;IF([.A26]&lt;=600;300*0.9*12+([.A26]-300)*0.75*12;[.A26]*0.65*12))" office:value-type="currency" office:currency="PLN" office:value="2700" calcext:value-type="currency">
            <text:p>2 700,00 zł</text:p>
          </table:table-cell>
          <table:table-cell table:formula="of:=IF([.B26]=[.C2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27]&lt;=500;[.A27]*[.$E$2]-[.A27]*0.15*12;[.A27]*[.$E$2]-[.A27]*[.$E$2]*0.25)" office:value-type="currency" office:currency="PLN" office:value="2652" calcext:value-type="currency">
            <text:p>2 652,00 zł</text:p>
          </table:table-cell>
          <table:table-cell table:formula="of:=IF([.A27]&lt;=300;[.A27]*0.9*12;IF([.A27]&lt;=600;300*0.9*12+([.A27]-300)*0.75*12;[.A27]*0.65*12))" office:value-type="currency" office:currency="PLN" office:value="2808" calcext:value-type="currency">
            <text:p>2 808,00 zł</text:p>
          </table:table-cell>
          <table:table-cell table:formula="of:=IF([.B27]=[.C2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8]&lt;=500;[.A28]*[.$E$2]-[.A28]*0.15*12;[.A28]*[.$E$2]-[.A28]*[.$E$2]*0.25)" office:value-type="currency" office:currency="PLN" office:value="2754" calcext:value-type="currency">
            <text:p>2 754,00 zł</text:p>
          </table:table-cell>
          <table:table-cell table:formula="of:=IF([.A28]&lt;=300;[.A28]*0.9*12;IF([.A28]&lt;=600;300*0.9*12+([.A28]-300)*0.75*12;[.A28]*0.65*12))" office:value-type="currency" office:currency="PLN" office:value="2916" calcext:value-type="currency">
            <text:p>2 916,00 zł</text:p>
          </table:table-cell>
          <table:table-cell table:formula="of:=IF([.B28]=[.C2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29]&lt;=500;[.A29]*[.$E$2]-[.A29]*0.15*12;[.A29]*[.$E$2]-[.A29]*[.$E$2]*0.25)" office:value-type="currency" office:currency="PLN" office:value="2856" calcext:value-type="currency">
            <text:p>2 856,00 zł</text:p>
          </table:table-cell>
          <table:table-cell table:formula="of:=IF([.A29]&lt;=300;[.A29]*0.9*12;IF([.A29]&lt;=600;300*0.9*12+([.A29]-300)*0.75*12;[.A29]*0.65*12))" office:value-type="currency" office:currency="PLN" office:value="3024" calcext:value-type="currency">
            <text:p>3 024,00 zł</text:p>
          </table:table-cell>
          <table:table-cell table:formula="of:=IF([.B29]=[.C2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30]&lt;=500;[.A30]*[.$E$2]-[.A30]*0.15*12;[.A30]*[.$E$2]-[.A30]*[.$E$2]*0.25)" office:value-type="currency" office:currency="PLN" office:value="2958" calcext:value-type="currency">
            <text:p>2 958,00 zł</text:p>
          </table:table-cell>
          <table:table-cell table:formula="of:=IF([.A30]&lt;=300;[.A30]*0.9*12;IF([.A30]&lt;=600;300*0.9*12+([.A30]-300)*0.75*12;[.A30]*0.65*12))" office:value-type="currency" office:currency="PLN" office:value="3132" calcext:value-type="currency">
            <text:p>3 132,00 zł</text:p>
          </table:table-cell>
          <table:table-cell table:formula="of:=IF([.B30]=[.C3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1]&lt;=500;[.A31]*[.$E$2]-[.A31]*0.15*12;[.A31]*[.$E$2]-[.A31]*[.$E$2]*0.25)" office:value-type="currency" office:currency="PLN" office:value="3060" calcext:value-type="currency">
            <text:p>3 060,00 zł</text:p>
          </table:table-cell>
          <table:table-cell table:formula="of:=IF([.A31]&lt;=300;[.A31]*0.9*12;IF([.A31]&lt;=600;300*0.9*12+([.A31]-300)*0.75*12;[.A31]*0.65*12))" office:value-type="currency" office:currency="PLN" office:value="3240" calcext:value-type="currency">
            <text:p>3 240,00 zł</text:p>
          </table:table-cell>
          <table:table-cell table:formula="of:=IF([.B31]=[.C3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32]&lt;=500;[.A32]*[.$E$2]-[.A32]*0.15*12;[.A32]*[.$E$2]-[.A32]*[.$E$2]*0.25)" office:value-type="currency" office:currency="PLN" office:value="3162" calcext:value-type="currency">
            <text:p>3 162,00 zł</text:p>
          </table:table-cell>
          <table:table-cell table:formula="of:=IF([.A32]&lt;=300;[.A32]*0.9*12;IF([.A32]&lt;=600;300*0.9*12+([.A32]-300)*0.75*12;[.A32]*0.65*12))" office:value-type="currency" office:currency="PLN" office:value="3330" calcext:value-type="currency">
            <text:p>3 330,00 zł</text:p>
          </table:table-cell>
          <table:table-cell table:formula="of:=IF([.B32]=[.C3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3]&lt;=500;[.A33]*[.$E$2]-[.A33]*0.15*12;[.A33]*[.$E$2]-[.A33]*[.$E$2]*0.25)" office:value-type="currency" office:currency="PLN" office:value="3264" calcext:value-type="currency">
            <text:p>3 264,00 zł</text:p>
          </table:table-cell>
          <table:table-cell table:formula="of:=IF([.A33]&lt;=300;[.A33]*0.9*12;IF([.A33]&lt;=600;300*0.9*12+([.A33]-300)*0.75*12;[.A33]*0.65*12))" office:value-type="currency" office:currency="PLN" office:value="3420" calcext:value-type="currency">
            <text:p>3 420,00 zł</text:p>
          </table:table-cell>
          <table:table-cell table:formula="of:=IF([.B33]=[.C3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34]&lt;=500;[.A34]*[.$E$2]-[.A34]*0.15*12;[.A34]*[.$E$2]-[.A34]*[.$E$2]*0.25)" office:value-type="currency" office:currency="PLN" office:value="3366" calcext:value-type="currency">
            <text:p>3 366,00 zł</text:p>
          </table:table-cell>
          <table:table-cell table:formula="of:=IF([.A34]&lt;=300;[.A34]*0.9*12;IF([.A34]&lt;=600;300*0.9*12+([.A34]-300)*0.75*12;[.A34]*0.65*12))" office:value-type="currency" office:currency="PLN" office:value="3510" calcext:value-type="currency">
            <text:p>3 510,00 zł</text:p>
          </table:table-cell>
          <table:table-cell table:formula="of:=IF([.B34]=[.C3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5]&lt;=500;[.A35]*[.$E$2]-[.A35]*0.15*12;[.A35]*[.$E$2]-[.A35]*[.$E$2]*0.25)" office:value-type="currency" office:currency="PLN" office:value="3468" calcext:value-type="currency">
            <text:p>3 468,00 zł</text:p>
          </table:table-cell>
          <table:table-cell table:formula="of:=IF([.A35]&lt;=300;[.A35]*0.9*12;IF([.A35]&lt;=600;300*0.9*12+([.A35]-300)*0.75*12;[.A35]*0.65*12))" office:value-type="currency" office:currency="PLN" office:value="3600" calcext:value-type="currency">
            <text:p>3 600,00 zł</text:p>
          </table:table-cell>
          <table:table-cell table:formula="of:=IF([.B35]=[.C3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36]&lt;=500;[.A36]*[.$E$2]-[.A36]*0.15*12;[.A36]*[.$E$2]-[.A36]*[.$E$2]*0.25)" office:value-type="currency" office:currency="PLN" office:value="3570" calcext:value-type="currency">
            <text:p>3 570,00 zł</text:p>
          </table:table-cell>
          <table:table-cell table:formula="of:=IF([.A36]&lt;=300;[.A36]*0.9*12;IF([.A36]&lt;=600;300*0.9*12+([.A36]-300)*0.75*12;[.A36]*0.65*12))" office:value-type="currency" office:currency="PLN" office:value="3690" calcext:value-type="currency">
            <text:p>3 690,00 zł</text:p>
          </table:table-cell>
          <table:table-cell table:formula="of:=IF([.B36]=[.C3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7]&lt;=500;[.A37]*[.$E$2]-[.A37]*0.15*12;[.A37]*[.$E$2]-[.A37]*[.$E$2]*0.25)" office:value-type="currency" office:currency="PLN" office:value="3672" calcext:value-type="currency">
            <text:p>3 672,00 zł</text:p>
          </table:table-cell>
          <table:table-cell table:formula="of:=IF([.A37]&lt;=300;[.A37]*0.9*12;IF([.A37]&lt;=600;300*0.9*12+([.A37]-300)*0.75*12;[.A37]*0.65*12))" office:value-type="currency" office:currency="PLN" office:value="3780" calcext:value-type="currency">
            <text:p>3 780,00 zł</text:p>
          </table:table-cell>
          <table:table-cell table:formula="of:=IF([.B37]=[.C3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38]&lt;=500;[.A38]*[.$E$2]-[.A38]*0.15*12;[.A38]*[.$E$2]-[.A38]*[.$E$2]*0.25)" office:value-type="currency" office:currency="PLN" office:value="3774" calcext:value-type="currency">
            <text:p>3 774,00 zł</text:p>
          </table:table-cell>
          <table:table-cell table:formula="of:=IF([.A38]&lt;=300;[.A38]*0.9*12;IF([.A38]&lt;=600;300*0.9*12+([.A38]-300)*0.75*12;[.A38]*0.65*12))" office:value-type="currency" office:currency="PLN" office:value="3870" calcext:value-type="currency">
            <text:p>3 870,00 zł</text:p>
          </table:table-cell>
          <table:table-cell table:formula="of:=IF([.B38]=[.C3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9]&lt;=500;[.A39]*[.$E$2]-[.A39]*0.15*12;[.A39]*[.$E$2]-[.A39]*[.$E$2]*0.25)" office:value-type="currency" office:currency="PLN" office:value="3876" calcext:value-type="currency">
            <text:p>3 876,00 zł</text:p>
          </table:table-cell>
          <table:table-cell table:formula="of:=IF([.A39]&lt;=300;[.A39]*0.9*12;IF([.A39]&lt;=600;300*0.9*12+([.A39]-300)*0.75*12;[.A39]*0.65*12))" office:value-type="currency" office:currency="PLN" office:value="3960" calcext:value-type="currency">
            <text:p>3 960,00 zł</text:p>
          </table:table-cell>
          <table:table-cell table:formula="of:=IF([.B39]=[.C3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]&lt;=500;[.A40]*[.$E$2]-[.A40]*0.15*12;[.A40]*[.$E$2]-[.A40]*[.$E$2]*0.25)" office:value-type="currency" office:currency="PLN" office:value="3978" calcext:value-type="currency">
            <text:p>3 978,00 zł</text:p>
          </table:table-cell>
          <table:table-cell table:formula="of:=IF([.A40]&lt;=300;[.A40]*0.9*12;IF([.A40]&lt;=600;300*0.9*12+([.A40]-300)*0.75*12;[.A40]*0.65*12))" office:value-type="currency" office:currency="PLN" office:value="4050" calcext:value-type="currency">
            <text:p>4 050,00 zł</text:p>
          </table:table-cell>
          <table:table-cell table:formula="of:=IF([.B40]=[.C4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41]&lt;=500;[.A41]*[.$E$2]-[.A41]*0.15*12;[.A41]*[.$E$2]-[.A41]*[.$E$2]*0.25)" office:value-type="currency" office:currency="PLN" office:value="4080" calcext:value-type="currency">
            <text:p>4 080,00 zł</text:p>
          </table:table-cell>
          <table:table-cell table:formula="of:=IF([.A41]&lt;=300;[.A41]*0.9*12;IF([.A41]&lt;=600;300*0.9*12+([.A41]-300)*0.75*12;[.A41]*0.65*12))" office:value-type="currency" office:currency="PLN" office:value="4140" calcext:value-type="currency">
            <text:p>4 140,00 zł</text:p>
          </table:table-cell>
          <table:table-cell table:formula="of:=IF([.B41]=[.C4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42]&lt;=500;[.A42]*[.$E$2]-[.A42]*0.15*12;[.A42]*[.$E$2]-[.A42]*[.$E$2]*0.25)" office:value-type="currency" office:currency="PLN" office:value="4182" calcext:value-type="currency">
            <text:p>4 182,00 zł</text:p>
          </table:table-cell>
          <table:table-cell table:formula="of:=IF([.A42]&lt;=300;[.A42]*0.9*12;IF([.A42]&lt;=600;300*0.9*12+([.A42]-300)*0.75*12;[.A42]*0.65*12))" office:value-type="currency" office:currency="PLN" office:value="4230" calcext:value-type="currency">
            <text:p>4 230,00 zł</text:p>
          </table:table-cell>
          <table:table-cell table:formula="of:=IF([.B42]=[.C4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3]&lt;=500;[.A43]*[.$E$2]-[.A43]*0.15*12;[.A43]*[.$E$2]-[.A43]*[.$E$2]*0.25)" office:value-type="currency" office:currency="PLN" office:value="4284" calcext:value-type="currency">
            <text:p>4 284,00 zł</text:p>
          </table:table-cell>
          <table:table-cell table:formula="of:=IF([.A43]&lt;=300;[.A43]*0.9*12;IF([.A43]&lt;=600;300*0.9*12+([.A43]-300)*0.75*12;[.A43]*0.65*12))" office:value-type="currency" office:currency="PLN" office:value="4320" calcext:value-type="currency">
            <text:p>4 320,00 zł</text:p>
          </table:table-cell>
          <table:table-cell table:formula="of:=IF([.B43]=[.C4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4]&lt;=500;[.A44]*[.$E$2]-[.A44]*0.15*12;[.A44]*[.$E$2]-[.A44]*[.$E$2]*0.25)" office:value-type="currency" office:currency="PLN" office:value="4386" calcext:value-type="currency">
            <text:p>4 386,00 zł</text:p>
          </table:table-cell>
          <table:table-cell table:formula="of:=IF([.A44]&lt;=300;[.A44]*0.9*12;IF([.A44]&lt;=600;300*0.9*12+([.A44]-300)*0.75*12;[.A44]*0.65*12))" office:value-type="currency" office:currency="PLN" office:value="4410" calcext:value-type="currency">
            <text:p>4 410,00 zł</text:p>
          </table:table-cell>
          <table:table-cell table:formula="of:=IF([.B44]=[.C4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5]&lt;=500;[.A45]*[.$E$2]-[.A45]*0.15*12;[.A45]*[.$E$2]-[.A45]*[.$E$2]*0.25)" office:value-type="currency" office:currency="PLN" office:value="4488" calcext:value-type="currency">
            <text:p>4 488,00 zł</text:p>
          </table:table-cell>
          <table:table-cell table:formula="of:=IF([.A45]&lt;=300;[.A45]*0.9*12;IF([.A45]&lt;=600;300*0.9*12+([.A45]-300)*0.75*12;[.A45]*0.65*12))" office:value-type="currency" office:currency="PLN" office:value="4500" calcext:value-type="currency">
            <text:p>4 500,00 zł</text:p>
          </table:table-cell>
          <table:table-cell table:formula="of:=IF([.B45]=[.C45];&quot;TAK&quot;;&quot;&quot;)">
            <text:p/>
          </table:table-cell>
          <table:table-cell table:number-columns-repeated="2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formula="of:=IF([.A46]&lt;=500;[.A46]*[.$E$2]-[.A46]*0.15*12;[.A46]*[.$E$2]-[.A46]*[.$E$2]*0.25)" office:value-type="currency" office:currency="PLN" office:value="4590" calcext:value-type="currency">
            <text:p>4 590,00 zł</text:p>
          </table:table-cell>
          <table:table-cell table:formula="of:=IF([.A46]&lt;=300;[.A46]*0.9*12;IF([.A46]&lt;=600;300*0.9*12+([.A46]-300)*0.75*12;[.A46]*0.65*12))" office:value-type="currency" office:currency="PLN" office:value="4590" calcext:value-type="currency">
            <text:p>4 590,00 zł</text:p>
          </table:table-cell>
          <table:table-cell table:formula="of:=IF([.B46]=[.C46];&quot;TAK&quot;;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47]&lt;=500;[.A47]*[.$E$2]-[.A47]*0.15*12;[.A47]*[.$E$2]-[.A47]*[.$E$2]*0.25)" office:value-type="currency" office:currency="PLN" office:value="4692" calcext:value-type="currency">
            <text:p>4 692,00 zł</text:p>
          </table:table-cell>
          <table:table-cell table:formula="of:=IF([.A47]&lt;=300;[.A47]*0.9*12;IF([.A47]&lt;=600;300*0.9*12+([.A47]-300)*0.75*12;[.A47]*0.65*12))" office:value-type="currency" office:currency="PLN" office:value="4680" calcext:value-type="currency">
            <text:p>4 680,00 zł</text:p>
          </table:table-cell>
          <table:table-cell table:formula="of:=IF([.B47]=[.C4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[.A48]&lt;=500;[.A48]*[.$E$2]-[.A48]*0.15*12;[.A48]*[.$E$2]-[.A48]*[.$E$2]*0.25)" office:value-type="currency" office:currency="PLN" office:value="4794" calcext:value-type="currency">
            <text:p>4 794,00 zł</text:p>
          </table:table-cell>
          <table:table-cell table:formula="of:=IF([.A48]&lt;=300;[.A48]*0.9*12;IF([.A48]&lt;=600;300*0.9*12+([.A48]-300)*0.75*12;[.A48]*0.65*12))" office:value-type="currency" office:currency="PLN" office:value="4770" calcext:value-type="currency">
            <text:p>4 770,00 zł</text:p>
          </table:table-cell>
          <table:table-cell table:formula="of:=IF([.B48]=[.C4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49]&lt;=500;[.A49]*[.$E$2]-[.A49]*0.15*12;[.A49]*[.$E$2]-[.A49]*[.$E$2]*0.25)" office:value-type="currency" office:currency="PLN" office:value="4896" calcext:value-type="currency">
            <text:p>4 896,00 zł</text:p>
          </table:table-cell>
          <table:table-cell table:formula="of:=IF([.A49]&lt;=300;[.A49]*0.9*12;IF([.A49]&lt;=600;300*0.9*12+([.A49]-300)*0.75*12;[.A49]*0.65*12))" office:value-type="currency" office:currency="PLN" office:value="4860" calcext:value-type="currency">
            <text:p>4 860,00 zł</text:p>
          </table:table-cell>
          <table:table-cell table:formula="of:=IF([.B49]=[.C4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50]&lt;=500;[.A50]*[.$E$2]-[.A50]*0.15*12;[.A50]*[.$E$2]-[.A50]*[.$E$2]*0.25)" office:value-type="currency" office:currency="PLN" office:value="4998" calcext:value-type="currency">
            <text:p>4 998,00 zł</text:p>
          </table:table-cell>
          <table:table-cell table:formula="of:=IF([.A50]&lt;=300;[.A50]*0.9*12;IF([.A50]&lt;=600;300*0.9*12+([.A50]-300)*0.75*12;[.A50]*0.65*12))" office:value-type="currency" office:currency="PLN" office:value="4950" calcext:value-type="currency">
            <text:p>4 950,00 zł</text:p>
          </table:table-cell>
          <table:table-cell table:formula="of:=IF([.B50]=[.C5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1]&lt;=500;[.A51]*[.$E$2]-[.A51]*0.15*12;[.A51]*[.$E$2]-[.A51]*[.$E$2]*0.25)" office:value-type="currency" office:currency="PLN" office:value="5100" calcext:value-type="currency">
            <text:p>5 100,00 zł</text:p>
          </table:table-cell>
          <table:table-cell table:formula="of:=IF([.A51]&lt;=300;[.A51]*0.9*12;IF([.A51]&lt;=600;300*0.9*12+([.A51]-300)*0.75*12;[.A51]*0.65*12))" office:value-type="currency" office:currency="PLN" office:value="5040" calcext:value-type="currency">
            <text:p>5 040,00 zł</text:p>
          </table:table-cell>
          <table:table-cell table:formula="of:=IF([.B51]=[.C5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52]&lt;=500;[.A52]*[.$E$2]-[.A52]*0.15*12;[.A52]*[.$E$2]-[.A52]*[.$E$2]*0.25)" office:value-type="currency" office:currency="PLN" office:value="4590" calcext:value-type="currency">
            <text:p>4 590,00 zł</text:p>
          </table:table-cell>
          <table:table-cell table:formula="of:=IF([.A52]&lt;=300;[.A52]*0.9*12;IF([.A52]&lt;=600;300*0.9*12+([.A52]-300)*0.75*12;[.A52]*0.65*12))" office:value-type="currency" office:currency="PLN" office:value="5130" calcext:value-type="currency">
            <text:p>5 130,00 zł</text:p>
          </table:table-cell>
          <table:table-cell table:formula="of:=IF([.B52]=[.C5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53]&lt;=500;[.A53]*[.$E$2]-[.A53]*0.15*12;[.A53]*[.$E$2]-[.A53]*[.$E$2]*0.25)" office:value-type="currency" office:currency="PLN" office:value="4680" calcext:value-type="currency">
            <text:p>4 680,00 zł</text:p>
          </table:table-cell>
          <table:table-cell table:formula="of:=IF([.A53]&lt;=300;[.A53]*0.9*12;IF([.A53]&lt;=600;300*0.9*12+([.A53]-300)*0.75*12;[.A53]*0.65*12))" office:value-type="currency" office:currency="PLN" office:value="5220" calcext:value-type="currency">
            <text:p>5 220,00 zł</text:p>
          </table:table-cell>
          <table:table-cell table:formula="of:=IF([.B53]=[.C5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54]&lt;=500;[.A54]*[.$E$2]-[.A54]*0.15*12;[.A54]*[.$E$2]-[.A54]*[.$E$2]*0.25)" office:value-type="currency" office:currency="PLN" office:value="4770" calcext:value-type="currency">
            <text:p>4 770,00 zł</text:p>
          </table:table-cell>
          <table:table-cell table:formula="of:=IF([.A54]&lt;=300;[.A54]*0.9*12;IF([.A54]&lt;=600;300*0.9*12+([.A54]-300)*0.75*12;[.A54]*0.65*12))" office:value-type="currency" office:currency="PLN" office:value="5310" calcext:value-type="currency">
            <text:p>5 310,00 zł</text:p>
          </table:table-cell>
          <table:table-cell table:formula="of:=IF([.B54]=[.C5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55]&lt;=500;[.A55]*[.$E$2]-[.A55]*0.15*12;[.A55]*[.$E$2]-[.A55]*[.$E$2]*0.25)" office:value-type="currency" office:currency="PLN" office:value="4860" calcext:value-type="currency">
            <text:p>4 860,00 zł</text:p>
          </table:table-cell>
          <table:table-cell table:formula="of:=IF([.A55]&lt;=300;[.A55]*0.9*12;IF([.A55]&lt;=600;300*0.9*12+([.A55]-300)*0.75*12;[.A55]*0.65*12))" office:value-type="currency" office:currency="PLN" office:value="5400" calcext:value-type="currency">
            <text:p>5 400,00 zł</text:p>
          </table:table-cell>
          <table:table-cell table:formula="of:=IF([.B55]=[.C5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56]&lt;=500;[.A56]*[.$E$2]-[.A56]*0.15*12;[.A56]*[.$E$2]-[.A56]*[.$E$2]*0.25)" office:value-type="currency" office:currency="PLN" office:value="4950" calcext:value-type="currency">
            <text:p>4 950,00 zł</text:p>
          </table:table-cell>
          <table:table-cell table:formula="of:=IF([.A56]&lt;=300;[.A56]*0.9*12;IF([.A56]&lt;=600;300*0.9*12+([.A56]-300)*0.75*12;[.A56]*0.65*12))" office:value-type="currency" office:currency="PLN" office:value="5490" calcext:value-type="currency">
            <text:p>5 490,00 zł</text:p>
          </table:table-cell>
          <table:table-cell table:formula="of:=IF([.B56]=[.C5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57]&lt;=500;[.A57]*[.$E$2]-[.A57]*0.15*12;[.A57]*[.$E$2]-[.A57]*[.$E$2]*0.25)" office:value-type="currency" office:currency="PLN" office:value="5040" calcext:value-type="currency">
            <text:p>5 040,00 zł</text:p>
          </table:table-cell>
          <table:table-cell table:formula="of:=IF([.A57]&lt;=300;[.A57]*0.9*12;IF([.A57]&lt;=600;300*0.9*12+([.A57]-300)*0.75*12;[.A57]*0.65*12))" office:value-type="currency" office:currency="PLN" office:value="5580" calcext:value-type="currency">
            <text:p>5 580,00 zł</text:p>
          </table:table-cell>
          <table:table-cell table:formula="of:=IF([.B57]=[.C5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58]&lt;=500;[.A58]*[.$E$2]-[.A58]*0.15*12;[.A58]*[.$E$2]-[.A58]*[.$E$2]*0.25)" office:value-type="currency" office:currency="PLN" office:value="5130" calcext:value-type="currency">
            <text:p>5 130,00 zł</text:p>
          </table:table-cell>
          <table:table-cell table:formula="of:=IF([.A58]&lt;=300;[.A58]*0.9*12;IF([.A58]&lt;=600;300*0.9*12+([.A58]-300)*0.75*12;[.A58]*0.65*12))" office:value-type="currency" office:currency="PLN" office:value="5670" calcext:value-type="currency">
            <text:p>5 670,00 zł</text:p>
          </table:table-cell>
          <table:table-cell table:formula="of:=IF([.B58]=[.C5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59]&lt;=500;[.A59]*[.$E$2]-[.A59]*0.15*12;[.A59]*[.$E$2]-[.A59]*[.$E$2]*0.25)" office:value-type="currency" office:currency="PLN" office:value="5220" calcext:value-type="currency">
            <text:p>5 220,00 zł</text:p>
          </table:table-cell>
          <table:table-cell table:formula="of:=IF([.A59]&lt;=300;[.A59]*0.9*12;IF([.A59]&lt;=600;300*0.9*12+([.A59]-300)*0.75*12;[.A59]*0.65*12))" office:value-type="currency" office:currency="PLN" office:value="5760" calcext:value-type="currency">
            <text:p>5 760,00 zł</text:p>
          </table:table-cell>
          <table:table-cell table:formula="of:=IF([.B59]=[.C5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60]&lt;=500;[.A60]*[.$E$2]-[.A60]*0.15*12;[.A60]*[.$E$2]-[.A60]*[.$E$2]*0.25)" office:value-type="currency" office:currency="PLN" office:value="5310" calcext:value-type="currency">
            <text:p>5 310,00 zł</text:p>
          </table:table-cell>
          <table:table-cell table:formula="of:=IF([.A60]&lt;=300;[.A60]*0.9*12;IF([.A60]&lt;=600;300*0.9*12+([.A60]-300)*0.75*12;[.A60]*0.65*12))" office:value-type="currency" office:currency="PLN" office:value="5850" calcext:value-type="currency">
            <text:p>5 850,00 zł</text:p>
          </table:table-cell>
          <table:table-cell table:formula="of:=IF([.B60]=[.C6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61]&lt;=500;[.A61]*[.$E$2]-[.A61]*0.15*12;[.A61]*[.$E$2]-[.A61]*[.$E$2]*0.25)" office:value-type="currency" office:currency="PLN" office:value="5400" calcext:value-type="currency">
            <text:p>5 400,00 zł</text:p>
          </table:table-cell>
          <table:table-cell table:formula="of:=IF([.A61]&lt;=300;[.A61]*0.9*12;IF([.A61]&lt;=600;300*0.9*12+([.A61]-300)*0.75*12;[.A61]*0.65*12))" office:value-type="currency" office:currency="PLN" office:value="5940" calcext:value-type="currency">
            <text:p>5 940,00 zł</text:p>
          </table:table-cell>
          <table:table-cell table:formula="of:=IF([.B61]=[.C6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62]&lt;=500;[.A62]*[.$E$2]-[.A62]*0.15*12;[.A62]*[.$E$2]-[.A62]*[.$E$2]*0.25)" office:value-type="currency" office:currency="PLN" office:value="5490" calcext:value-type="currency">
            <text:p>5 490,00 zł</text:p>
          </table:table-cell>
          <table:table-cell table:formula="of:=IF([.A62]&lt;=300;[.A62]*0.9*12;IF([.A62]&lt;=600;300*0.9*12+([.A62]-300)*0.75*12;[.A62]*0.65*12))" office:value-type="currency" office:currency="PLN" office:value="4758" calcext:value-type="currency">
            <text:p>4 758,00 zł</text:p>
          </table:table-cell>
          <table:table-cell table:formula="of:=IF([.B62]=[.C6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63]&lt;=500;[.A63]*[.$E$2]-[.A63]*0.15*12;[.A63]*[.$E$2]-[.A63]*[.$E$2]*0.25)" office:value-type="currency" office:currency="PLN" office:value="5580" calcext:value-type="currency">
            <text:p>5 580,00 zł</text:p>
          </table:table-cell>
          <table:table-cell table:formula="of:=IF([.A63]&lt;=300;[.A63]*0.9*12;IF([.A63]&lt;=600;300*0.9*12+([.A63]-300)*0.75*12;[.A63]*0.65*12))" office:value-type="currency" office:currency="PLN" office:value="4836" calcext:value-type="currency">
            <text:p>4 836,00 zł</text:p>
          </table:table-cell>
          <table:table-cell table:formula="of:=IF([.B63]=[.C6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[.A64]&lt;=500;[.A64]*[.$E$2]-[.A64]*0.15*12;[.A64]*[.$E$2]-[.A64]*[.$E$2]*0.25)" office:value-type="currency" office:currency="PLN" office:value="5670" calcext:value-type="currency">
            <text:p>5 670,00 zł</text:p>
          </table:table-cell>
          <table:table-cell table:formula="of:=IF([.A64]&lt;=300;[.A64]*0.9*12;IF([.A64]&lt;=600;300*0.9*12+([.A64]-300)*0.75*12;[.A64]*0.65*12))" office:value-type="currency" office:currency="PLN" office:value="4914" calcext:value-type="currency">
            <text:p>4 914,00 zł</text:p>
          </table:table-cell>
          <table:table-cell table:formula="of:=IF([.B64]=[.C6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65]&lt;=500;[.A65]*[.$E$2]-[.A65]*0.15*12;[.A65]*[.$E$2]-[.A65]*[.$E$2]*0.25)" office:value-type="currency" office:currency="PLN" office:value="5760" calcext:value-type="currency">
            <text:p>5 760,00 zł</text:p>
          </table:table-cell>
          <table:table-cell table:formula="of:=IF([.A65]&lt;=300;[.A65]*0.9*12;IF([.A65]&lt;=600;300*0.9*12+([.A65]-300)*0.75*12;[.A65]*0.65*12))" office:value-type="currency" office:currency="PLN" office:value="4992" calcext:value-type="currency">
            <text:p>4 992,00 zł</text:p>
          </table:table-cell>
          <table:table-cell table:formula="of:=IF([.B65]=[.C6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66]&lt;=500;[.A66]*[.$E$2]-[.A66]*0.15*12;[.A66]*[.$E$2]-[.A66]*[.$E$2]*0.25)" office:value-type="currency" office:currency="PLN" office:value="5850" calcext:value-type="currency">
            <text:p>5 850,00 zł</text:p>
          </table:table-cell>
          <table:table-cell table:formula="of:=IF([.A66]&lt;=300;[.A66]*0.9*12;IF([.A66]&lt;=600;300*0.9*12+([.A66]-300)*0.75*12;[.A66]*0.65*12))" office:value-type="currency" office:currency="PLN" office:value="5070" calcext:value-type="currency">
            <text:p>5 070,00 zł</text:p>
          </table:table-cell>
          <table:table-cell table:formula="of:=IF([.B66]=[.C6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67]&lt;=500;[.A67]*[.$E$2]-[.A67]*0.15*12;[.A67]*[.$E$2]-[.A67]*[.$E$2]*0.25)" office:value-type="currency" office:currency="PLN" office:value="5940" calcext:value-type="currency">
            <text:p>5 940,00 zł</text:p>
          </table:table-cell>
          <table:table-cell table:formula="of:=IF([.A67]&lt;=300;[.A67]*0.9*12;IF([.A67]&lt;=600;300*0.9*12+([.A67]-300)*0.75*12;[.A67]*0.65*12))" office:value-type="currency" office:currency="PLN" office:value="5148" calcext:value-type="currency">
            <text:p>5 148,00 zł</text:p>
          </table:table-cell>
          <table:table-cell table:formula="of:=IF([.B67]=[.C6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68]&lt;=500;[.A68]*[.$E$2]-[.A68]*0.15*12;[.A68]*[.$E$2]-[.A68]*[.$E$2]*0.25)" office:value-type="currency" office:currency="PLN" office:value="6030" calcext:value-type="currency">
            <text:p>6 030,00 zł</text:p>
          </table:table-cell>
          <table:table-cell table:formula="of:=IF([.A68]&lt;=300;[.A68]*0.9*12;IF([.A68]&lt;=600;300*0.9*12+([.A68]-300)*0.75*12;[.A68]*0.65*12))" office:value-type="currency" office:currency="PLN" office:value="5226" calcext:value-type="currency">
            <text:p>5 226,00 zł</text:p>
          </table:table-cell>
          <table:table-cell table:formula="of:=IF([.B68]=[.C6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69]&lt;=500;[.A69]*[.$E$2]-[.A69]*0.15*12;[.A69]*[.$E$2]-[.A69]*[.$E$2]*0.25)" office:value-type="currency" office:currency="PLN" office:value="6120" calcext:value-type="currency">
            <text:p>6 120,00 zł</text:p>
          </table:table-cell>
          <table:table-cell table:formula="of:=IF([.A69]&lt;=300;[.A69]*0.9*12;IF([.A69]&lt;=600;300*0.9*12+([.A69]-300)*0.75*12;[.A69]*0.65*12))" office:value-type="currency" office:currency="PLN" office:value="5304" calcext:value-type="currency">
            <text:p>5 304,00 zł</text:p>
          </table:table-cell>
          <table:table-cell table:formula="of:=IF([.B69]=[.C6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70]&lt;=500;[.A70]*[.$E$2]-[.A70]*0.15*12;[.A70]*[.$E$2]-[.A70]*[.$E$2]*0.25)" office:value-type="currency" office:currency="PLN" office:value="6210" calcext:value-type="currency">
            <text:p>6 210,00 zł</text:p>
          </table:table-cell>
          <table:table-cell table:formula="of:=IF([.A70]&lt;=300;[.A70]*0.9*12;IF([.A70]&lt;=600;300*0.9*12+([.A70]-300)*0.75*12;[.A70]*0.65*12))" office:value-type="currency" office:currency="PLN" office:value="5382" calcext:value-type="currency">
            <text:p>5 382,00 zł</text:p>
          </table:table-cell>
          <table:table-cell table:formula="of:=IF([.B70]=[.C7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71]&lt;=500;[.A71]*[.$E$2]-[.A71]*0.15*12;[.A71]*[.$E$2]-[.A71]*[.$E$2]*0.25)" office:value-type="currency" office:currency="PLN" office:value="6300" calcext:value-type="currency">
            <text:p>6 300,00 zł</text:p>
          </table:table-cell>
          <table:table-cell table:formula="of:=IF([.A71]&lt;=300;[.A71]*0.9*12;IF([.A71]&lt;=600;300*0.9*12+([.A71]-300)*0.75*12;[.A71]*0.65*12))" office:value-type="currency" office:currency="PLN" office:value="5460" calcext:value-type="currency">
            <text:p>5 460,00 zł</text:p>
          </table:table-cell>
          <table:table-cell table:formula="of:=IF([.B71]=[.C7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72]&lt;=500;[.A72]*[.$E$2]-[.A72]*0.15*12;[.A72]*[.$E$2]-[.A72]*[.$E$2]*0.25)" office:value-type="currency" office:currency="PLN" office:value="6390" calcext:value-type="currency">
            <text:p>6 390,00 zł</text:p>
          </table:table-cell>
          <table:table-cell table:formula="of:=IF([.A72]&lt;=300;[.A72]*0.9*12;IF([.A72]&lt;=600;300*0.9*12+([.A72]-300)*0.75*12;[.A72]*0.65*12))" office:value-type="currency" office:currency="PLN" office:value="5538" calcext:value-type="currency">
            <text:p>5 538,00 zł</text:p>
          </table:table-cell>
          <table:table-cell table:formula="of:=IF([.B72]=[.C7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73]&lt;=500;[.A73]*[.$E$2]-[.A73]*0.15*12;[.A73]*[.$E$2]-[.A73]*[.$E$2]*0.25)" office:value-type="currency" office:currency="PLN" office:value="6480" calcext:value-type="currency">
            <text:p>6 480,00 zł</text:p>
          </table:table-cell>
          <table:table-cell table:formula="of:=IF([.A73]&lt;=300;[.A73]*0.9*12;IF([.A73]&lt;=600;300*0.9*12+([.A73]-300)*0.75*12;[.A73]*0.65*12))" office:value-type="currency" office:currency="PLN" office:value="5616" calcext:value-type="currency">
            <text:p>5 616,00 zł</text:p>
          </table:table-cell>
          <table:table-cell table:formula="of:=IF([.B73]=[.C7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74]&lt;=500;[.A74]*[.$E$2]-[.A74]*0.15*12;[.A74]*[.$E$2]-[.A74]*[.$E$2]*0.25)" office:value-type="currency" office:currency="PLN" office:value="6570" calcext:value-type="currency">
            <text:p>6 570,00 zł</text:p>
          </table:table-cell>
          <table:table-cell table:formula="of:=IF([.A74]&lt;=300;[.A74]*0.9*12;IF([.A74]&lt;=600;300*0.9*12+([.A74]-300)*0.75*12;[.A74]*0.65*12))" office:value-type="currency" office:currency="PLN" office:value="5694" calcext:value-type="currency">
            <text:p>5 694,00 zł</text:p>
          </table:table-cell>
          <table:table-cell table:formula="of:=IF([.B74]=[.C7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75]&lt;=500;[.A75]*[.$E$2]-[.A75]*0.15*12;[.A75]*[.$E$2]-[.A75]*[.$E$2]*0.25)" office:value-type="currency" office:currency="PLN" office:value="6660" calcext:value-type="currency">
            <text:p>6 660,00 zł</text:p>
          </table:table-cell>
          <table:table-cell table:formula="of:=IF([.A75]&lt;=300;[.A75]*0.9*12;IF([.A75]&lt;=600;300*0.9*12+([.A75]-300)*0.75*12;[.A75]*0.65*12))" office:value-type="currency" office:currency="PLN" office:value="5772" calcext:value-type="currency">
            <text:p>5 772,00 zł</text:p>
          </table:table-cell>
          <table:table-cell table:formula="of:=IF([.B75]=[.C7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76]&lt;=500;[.A76]*[.$E$2]-[.A76]*0.15*12;[.A76]*[.$E$2]-[.A76]*[.$E$2]*0.25)" office:value-type="currency" office:currency="PLN" office:value="6750" calcext:value-type="currency">
            <text:p>6 750,00 zł</text:p>
          </table:table-cell>
          <table:table-cell table:formula="of:=IF([.A76]&lt;=300;[.A76]*0.9*12;IF([.A76]&lt;=600;300*0.9*12+([.A76]-300)*0.75*12;[.A76]*0.65*12))" office:value-type="currency" office:currency="PLN" office:value="5850" calcext:value-type="currency">
            <text:p>5 850,00 zł</text:p>
          </table:table-cell>
          <table:table-cell table:formula="of:=IF([.B76]=[.C7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77]&lt;=500;[.A77]*[.$E$2]-[.A77]*0.15*12;[.A77]*[.$E$2]-[.A77]*[.$E$2]*0.25)" office:value-type="currency" office:currency="PLN" office:value="6840" calcext:value-type="currency">
            <text:p>6 840,00 zł</text:p>
          </table:table-cell>
          <table:table-cell table:formula="of:=IF([.A77]&lt;=300;[.A77]*0.9*12;IF([.A77]&lt;=600;300*0.9*12+([.A77]-300)*0.75*12;[.A77]*0.65*12))" office:value-type="currency" office:currency="PLN" office:value="5928" calcext:value-type="currency">
            <text:p>5 928,00 zł</text:p>
          </table:table-cell>
          <table:table-cell table:formula="of:=IF([.B77]=[.C7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78]&lt;=500;[.A78]*[.$E$2]-[.A78]*0.15*12;[.A78]*[.$E$2]-[.A78]*[.$E$2]*0.25)" office:value-type="currency" office:currency="PLN" office:value="6930" calcext:value-type="currency">
            <text:p>6 930,00 zł</text:p>
          </table:table-cell>
          <table:table-cell table:formula="of:=IF([.A78]&lt;=300;[.A78]*0.9*12;IF([.A78]&lt;=600;300*0.9*12+([.A78]-300)*0.75*12;[.A78]*0.65*12))" office:value-type="currency" office:currency="PLN" office:value="6006" calcext:value-type="currency">
            <text:p>6 006,00 zł</text:p>
          </table:table-cell>
          <table:table-cell table:formula="of:=IF([.B78]=[.C7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79]&lt;=500;[.A79]*[.$E$2]-[.A79]*0.15*12;[.A79]*[.$E$2]-[.A79]*[.$E$2]*0.25)" office:value-type="currency" office:currency="PLN" office:value="7020" calcext:value-type="currency">
            <text:p>7 020,00 zł</text:p>
          </table:table-cell>
          <table:table-cell table:formula="of:=IF([.A79]&lt;=300;[.A79]*0.9*12;IF([.A79]&lt;=600;300*0.9*12+([.A79]-300)*0.75*12;[.A79]*0.65*12))" office:value-type="currency" office:currency="PLN" office:value="6084" calcext:value-type="currency">
            <text:p>6 084,00 zł</text:p>
          </table:table-cell>
          <table:table-cell table:formula="of:=IF([.B79]=[.C7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80]&lt;=500;[.A80]*[.$E$2]-[.A80]*0.15*12;[.A80]*[.$E$2]-[.A80]*[.$E$2]*0.25)" office:value-type="currency" office:currency="PLN" office:value="7110" calcext:value-type="currency">
            <text:p>7 110,00 zł</text:p>
          </table:table-cell>
          <table:table-cell table:formula="of:=IF([.A80]&lt;=300;[.A80]*0.9*12;IF([.A80]&lt;=600;300*0.9*12+([.A80]-300)*0.75*12;[.A80]*0.65*12))" office:value-type="currency" office:currency="PLN" office:value="6162" calcext:value-type="currency">
            <text:p>6 162,00 zł</text:p>
          </table:table-cell>
          <table:table-cell table:formula="of:=IF([.B80]=[.C8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81]&lt;=500;[.A81]*[.$E$2]-[.A81]*0.15*12;[.A81]*[.$E$2]-[.A81]*[.$E$2]*0.25)" office:value-type="currency" office:currency="PLN" office:value="7200" calcext:value-type="currency">
            <text:p>7 200,00 zł</text:p>
          </table:table-cell>
          <table:table-cell table:formula="of:=IF([.A81]&lt;=300;[.A81]*0.9*12;IF([.A81]&lt;=600;300*0.9*12+([.A81]-300)*0.75*12;[.A81]*0.65*12))" office:value-type="currency" office:currency="PLN" office:value="6240" calcext:value-type="currency">
            <text:p>6 240,00 zł</text:p>
          </table:table-cell>
          <table:table-cell table:formula="of:=IF([.B81]=[.C8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A82]&lt;=500;[.A82]*[.$E$2]-[.A82]*0.15*12;[.A82]*[.$E$2]-[.A82]*[.$E$2]*0.25)" office:value-type="currency" office:currency="PLN" office:value="7290" calcext:value-type="currency">
            <text:p>7 290,00 zł</text:p>
          </table:table-cell>
          <table:table-cell table:formula="of:=IF([.A82]&lt;=300;[.A82]*0.9*12;IF([.A82]&lt;=600;300*0.9*12+([.A82]-300)*0.75*12;[.A82]*0.65*12))" office:value-type="currency" office:currency="PLN" office:value="6318" calcext:value-type="currency">
            <text:p>6 318,00 zł</text:p>
          </table:table-cell>
          <table:table-cell table:formula="of:=IF([.B82]=[.C8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83]&lt;=500;[.A83]*[.$E$2]-[.A83]*0.15*12;[.A83]*[.$E$2]-[.A83]*[.$E$2]*0.25)" office:value-type="currency" office:currency="PLN" office:value="7380" calcext:value-type="currency">
            <text:p>7 380,00 zł</text:p>
          </table:table-cell>
          <table:table-cell table:formula="of:=IF([.A83]&lt;=300;[.A83]*0.9*12;IF([.A83]&lt;=600;300*0.9*12+([.A83]-300)*0.75*12;[.A83]*0.65*12))" office:value-type="currency" office:currency="PLN" office:value="6396" calcext:value-type="currency">
            <text:p>6 396,00 zł</text:p>
          </table:table-cell>
          <table:table-cell table:formula="of:=IF([.B83]=[.C8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[.A84]&lt;=500;[.A84]*[.$E$2]-[.A84]*0.15*12;[.A84]*[.$E$2]-[.A84]*[.$E$2]*0.25)" office:value-type="currency" office:currency="PLN" office:value="7470" calcext:value-type="currency">
            <text:p>7 470,00 zł</text:p>
          </table:table-cell>
          <table:table-cell table:formula="of:=IF([.A84]&lt;=300;[.A84]*0.9*12;IF([.A84]&lt;=600;300*0.9*12+([.A84]-300)*0.75*12;[.A84]*0.65*12))" office:value-type="currency" office:currency="PLN" office:value="6474" calcext:value-type="currency">
            <text:p>6 474,00 zł</text:p>
          </table:table-cell>
          <table:table-cell table:formula="of:=IF([.B84]=[.C8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[.A85]&lt;=500;[.A85]*[.$E$2]-[.A85]*0.15*12;[.A85]*[.$E$2]-[.A85]*[.$E$2]*0.25)" office:value-type="currency" office:currency="PLN" office:value="7560" calcext:value-type="currency">
            <text:p>7 560,00 zł</text:p>
          </table:table-cell>
          <table:table-cell table:formula="of:=IF([.A85]&lt;=300;[.A85]*0.9*12;IF([.A85]&lt;=600;300*0.9*12+([.A85]-300)*0.75*12;[.A85]*0.65*12))" office:value-type="currency" office:currency="PLN" office:value="6552" calcext:value-type="currency">
            <text:p>6 552,00 zł</text:p>
          </table:table-cell>
          <table:table-cell table:formula="of:=IF([.B85]=[.C8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86]&lt;=500;[.A86]*[.$E$2]-[.A86]*0.15*12;[.A86]*[.$E$2]-[.A86]*[.$E$2]*0.25)" office:value-type="currency" office:currency="PLN" office:value="7650" calcext:value-type="currency">
            <text:p>7 650,00 zł</text:p>
          </table:table-cell>
          <table:table-cell table:formula="of:=IF([.A86]&lt;=300;[.A86]*0.9*12;IF([.A86]&lt;=600;300*0.9*12+([.A86]-300)*0.75*12;[.A86]*0.65*12))" office:value-type="currency" office:currency="PLN" office:value="6630" calcext:value-type="currency">
            <text:p>6 630,00 zł</text:p>
          </table:table-cell>
          <table:table-cell table:formula="of:=IF([.B86]=[.C8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87]&lt;=500;[.A87]*[.$E$2]-[.A87]*0.15*12;[.A87]*[.$E$2]-[.A87]*[.$E$2]*0.25)" office:value-type="currency" office:currency="PLN" office:value="7740" calcext:value-type="currency">
            <text:p>7 740,00 zł</text:p>
          </table:table-cell>
          <table:table-cell table:formula="of:=IF([.A87]&lt;=300;[.A87]*0.9*12;IF([.A87]&lt;=600;300*0.9*12+([.A87]-300)*0.75*12;[.A87]*0.65*12))" office:value-type="currency" office:currency="PLN" office:value="6708" calcext:value-type="currency">
            <text:p>6 708,00 zł</text:p>
          </table:table-cell>
          <table:table-cell table:formula="of:=IF([.B87]=[.C8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88]&lt;=500;[.A88]*[.$E$2]-[.A88]*0.15*12;[.A88]*[.$E$2]-[.A88]*[.$E$2]*0.25)" office:value-type="currency" office:currency="PLN" office:value="7830" calcext:value-type="currency">
            <text:p>7 830,00 zł</text:p>
          </table:table-cell>
          <table:table-cell table:formula="of:=IF([.A88]&lt;=300;[.A88]*0.9*12;IF([.A88]&lt;=600;300*0.9*12+([.A88]-300)*0.75*12;[.A88]*0.65*12))" office:value-type="currency" office:currency="PLN" office:value="6786" calcext:value-type="currency">
            <text:p>6 786,00 zł</text:p>
          </table:table-cell>
          <table:table-cell table:formula="of:=IF([.B88]=[.C8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89]&lt;=500;[.A89]*[.$E$2]-[.A89]*0.15*12;[.A89]*[.$E$2]-[.A89]*[.$E$2]*0.25)" office:value-type="currency" office:currency="PLN" office:value="7920" calcext:value-type="currency">
            <text:p>7 920,00 zł</text:p>
          </table:table-cell>
          <table:table-cell table:formula="of:=IF([.A89]&lt;=300;[.A89]*0.9*12;IF([.A89]&lt;=600;300*0.9*12+([.A89]-300)*0.75*12;[.A89]*0.65*12))" office:value-type="currency" office:currency="PLN" office:value="6864" calcext:value-type="currency">
            <text:p>6 864,00 zł</text:p>
          </table:table-cell>
          <table:table-cell table:formula="of:=IF([.B89]=[.C8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90]&lt;=500;[.A90]*[.$E$2]-[.A90]*0.15*12;[.A90]*[.$E$2]-[.A90]*[.$E$2]*0.25)" office:value-type="currency" office:currency="PLN" office:value="8010" calcext:value-type="currency">
            <text:p>8 010,00 zł</text:p>
          </table:table-cell>
          <table:table-cell table:formula="of:=IF([.A90]&lt;=300;[.A90]*0.9*12;IF([.A90]&lt;=600;300*0.9*12+([.A90]-300)*0.75*12;[.A90]*0.65*12))" office:value-type="currency" office:currency="PLN" office:value="6942" calcext:value-type="currency">
            <text:p>6 942,00 zł</text:p>
          </table:table-cell>
          <table:table-cell table:formula="of:=IF([.B90]=[.C9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91]&lt;=500;[.A91]*[.$E$2]-[.A91]*0.15*12;[.A91]*[.$E$2]-[.A91]*[.$E$2]*0.25)" office:value-type="currency" office:currency="PLN" office:value="8100" calcext:value-type="currency">
            <text:p>8 100,00 zł</text:p>
          </table:table-cell>
          <table:table-cell table:formula="of:=IF([.A91]&lt;=300;[.A91]*0.9*12;IF([.A91]&lt;=600;300*0.9*12+([.A91]-300)*0.75*12;[.A91]*0.65*12))" office:value-type="currency" office:currency="PLN" office:value="7020" calcext:value-type="currency">
            <text:p>7 020,00 zł</text:p>
          </table:table-cell>
          <table:table-cell table:formula="of:=IF([.B91]=[.C91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92]&lt;=500;[.A92]*[.$E$2]-[.A92]*0.15*12;[.A92]*[.$E$2]-[.A92]*[.$E$2]*0.25)" office:value-type="currency" office:currency="PLN" office:value="8190" calcext:value-type="currency">
            <text:p>8 190,00 zł</text:p>
          </table:table-cell>
          <table:table-cell table:formula="of:=IF([.A92]&lt;=300;[.A92]*0.9*12;IF([.A92]&lt;=600;300*0.9*12+([.A92]-300)*0.75*12;[.A92]*0.65*12))" office:value-type="currency" office:currency="PLN" office:value="7098" calcext:value-type="currency">
            <text:p>7 098,00 zł</text:p>
          </table:table-cell>
          <table:table-cell table:formula="of:=IF([.B92]=[.C92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93]&lt;=500;[.A93]*[.$E$2]-[.A93]*0.15*12;[.A93]*[.$E$2]-[.A93]*[.$E$2]*0.25)" office:value-type="currency" office:currency="PLN" office:value="8280" calcext:value-type="currency">
            <text:p>8 280,00 zł</text:p>
          </table:table-cell>
          <table:table-cell table:formula="of:=IF([.A93]&lt;=300;[.A93]*0.9*12;IF([.A93]&lt;=600;300*0.9*12+([.A93]-300)*0.75*12;[.A93]*0.65*12))" office:value-type="currency" office:currency="PLN" office:value="7176" calcext:value-type="currency">
            <text:p>7 176,00 zł</text:p>
          </table:table-cell>
          <table:table-cell table:formula="of:=IF([.B93]=[.C93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94]&lt;=500;[.A94]*[.$E$2]-[.A94]*0.15*12;[.A94]*[.$E$2]-[.A94]*[.$E$2]*0.25)" office:value-type="currency" office:currency="PLN" office:value="8370" calcext:value-type="currency">
            <text:p>8 370,00 zł</text:p>
          </table:table-cell>
          <table:table-cell table:formula="of:=IF([.A94]&lt;=300;[.A94]*0.9*12;IF([.A94]&lt;=600;300*0.9*12+([.A94]-300)*0.75*12;[.A94]*0.65*12))" office:value-type="currency" office:currency="PLN" office:value="7254" calcext:value-type="currency">
            <text:p>7 254,00 zł</text:p>
          </table:table-cell>
          <table:table-cell table:formula="of:=IF([.B94]=[.C94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95]&lt;=500;[.A95]*[.$E$2]-[.A95]*0.15*12;[.A95]*[.$E$2]-[.A95]*[.$E$2]*0.25)" office:value-type="currency" office:currency="PLN" office:value="8460" calcext:value-type="currency">
            <text:p>8 460,00 zł</text:p>
          </table:table-cell>
          <table:table-cell table:formula="of:=IF([.A95]&lt;=300;[.A95]*0.9*12;IF([.A95]&lt;=600;300*0.9*12+([.A95]-300)*0.75*12;[.A95]*0.65*12))" office:value-type="currency" office:currency="PLN" office:value="7332" calcext:value-type="currency">
            <text:p>7 332,00 zł</text:p>
          </table:table-cell>
          <table:table-cell table:formula="of:=IF([.B95]=[.C95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96]&lt;=500;[.A96]*[.$E$2]-[.A96]*0.15*12;[.A96]*[.$E$2]-[.A96]*[.$E$2]*0.25)" office:value-type="currency" office:currency="PLN" office:value="8550" calcext:value-type="currency">
            <text:p>8 550,00 zł</text:p>
          </table:table-cell>
          <table:table-cell table:formula="of:=IF([.A96]&lt;=300;[.A96]*0.9*12;IF([.A96]&lt;=600;300*0.9*12+([.A96]-300)*0.75*12;[.A96]*0.65*12))" office:value-type="currency" office:currency="PLN" office:value="7410" calcext:value-type="currency">
            <text:p>7 410,00 zł</text:p>
          </table:table-cell>
          <table:table-cell table:formula="of:=IF([.B96]=[.C96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97]&lt;=500;[.A97]*[.$E$2]-[.A97]*0.15*12;[.A97]*[.$E$2]-[.A97]*[.$E$2]*0.25)" office:value-type="currency" office:currency="PLN" office:value="8640" calcext:value-type="currency">
            <text:p>8 640,00 zł</text:p>
          </table:table-cell>
          <table:table-cell table:formula="of:=IF([.A97]&lt;=300;[.A97]*0.9*12;IF([.A97]&lt;=600;300*0.9*12+([.A97]-300)*0.75*12;[.A97]*0.65*12))" office:value-type="currency" office:currency="PLN" office:value="7488" calcext:value-type="currency">
            <text:p>7 488,00 zł</text:p>
          </table:table-cell>
          <table:table-cell table:formula="of:=IF([.B97]=[.C97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[.A98]&lt;=500;[.A98]*[.$E$2]-[.A98]*0.15*12;[.A98]*[.$E$2]-[.A98]*[.$E$2]*0.25)" office:value-type="currency" office:currency="PLN" office:value="8730" calcext:value-type="currency">
            <text:p>8 730,00 zł</text:p>
          </table:table-cell>
          <table:table-cell table:formula="of:=IF([.A98]&lt;=300;[.A98]*0.9*12;IF([.A98]&lt;=600;300*0.9*12+([.A98]-300)*0.75*12;[.A98]*0.65*12))" office:value-type="currency" office:currency="PLN" office:value="7566" calcext:value-type="currency">
            <text:p>7 566,00 zł</text:p>
          </table:table-cell>
          <table:table-cell table:formula="of:=IF([.B98]=[.C98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99]&lt;=500;[.A99]*[.$E$2]-[.A99]*0.15*12;[.A99]*[.$E$2]-[.A99]*[.$E$2]*0.25)" office:value-type="currency" office:currency="PLN" office:value="8820" calcext:value-type="currency">
            <text:p>8 820,00 zł</text:p>
          </table:table-cell>
          <table:table-cell table:formula="of:=IF([.A99]&lt;=300;[.A99]*0.9*12;IF([.A99]&lt;=600;300*0.9*12+([.A99]-300)*0.75*12;[.A99]*0.65*12))" office:value-type="currency" office:currency="PLN" office:value="7644" calcext:value-type="currency">
            <text:p>7 644,00 zł</text:p>
          </table:table-cell>
          <table:table-cell table:formula="of:=IF([.B99]=[.C99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100]&lt;=500;[.A100]*[.$E$2]-[.A100]*0.15*12;[.A100]*[.$E$2]-[.A100]*[.$E$2]*0.25)" office:value-type="currency" office:currency="PLN" office:value="8910" calcext:value-type="currency">
            <text:p>8 910,00 zł</text:p>
          </table:table-cell>
          <table:table-cell table:formula="of:=IF([.A100]&lt;=300;[.A100]*0.9*12;IF([.A100]&lt;=600;300*0.9*12+([.A100]-300)*0.75*12;[.A100]*0.65*12))" office:value-type="currency" office:currency="PLN" office:value="7722" calcext:value-type="currency">
            <text:p>7 722,00 zł</text:p>
          </table:table-cell>
          <table:table-cell table:formula="of:=IF([.B100]=[.C100];&quot;TAK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01]&lt;=500;[.A101]*[.$E$2]-[.A101]*0.15*12;[.A101]*[.$E$2]-[.A101]*[.$E$2]*0.25)" office:value-type="currency" office:currency="PLN" office:value="9000" calcext:value-type="currency">
            <text:p>9 000,00 zł</text:p>
          </table:table-cell>
          <table:table-cell table:formula="of:=IF([.A101]&lt;=300;[.A101]*0.9*12;IF([.A101]&lt;=600;300*0.9*12+([.A101]-300)*0.75*12;[.A101]*0.65*12))" office:value-type="currency" office:currency="PLN" office:value="7800" calcext:value-type="currency">
            <text:p>7 800,00 zł</text:p>
          </table:table-cell>
          <table:table-cell table:formula="of:=IF([.B101]=[.C101];&quot;TAK&quot;;&quot;&quot;)">
            <text:p/>
          </table:table-cell>
          <table:table-cell table:number-columns-repeated="2"/>
        </table:table-row>
      </table:table>
      <table:table table:name="Zadanie c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oducent A</text:p>
          </table:table-cell>
          <table:table-cell table:style-name="ce1" office:value-type="string" calcext:value-type="string">
            <text:p>Producent B</text:p>
          </table:table-cell>
          <table:table-cell/>
          <table:table-cell table:style-name="ce4" office:value-type="string" calcext:value-type="string">
            <text:p>cena za sztukę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&lt;=500;[.A2]*[.$E$2]-[.A2]*0.15*12;[.A2]*[.$E$2]-[.A2]*[.$E$2]*0.25)" office:value-type="currency" office:currency="PLN" office:value="102" calcext:value-type="currency">
            <text:p>102,00 zł</text:p>
          </table:table-cell>
          <table:table-cell table:formula="of:=IF([.A2]&lt;=300;[.A2]*0.9*12;IF([.A2]&lt;=600;300*0.9*12+([.A2]-300)*0.75*12;[.A2]*0.65*12))" office:value-type="currency" office:currency="PLN" office:value="108" calcext:value-type="currency">
            <text:p>108,00 zł</text:p>
          </table:table-cell>
          <table:table-cell/>
          <table:table-cell table:style-name="ce5" office:value-type="currency" office:currency="PLN" office:value="12" calcext:value-type="currency">
            <text:p>12,00 zł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]&lt;=500;[.A3]*[.$E$2]-[.A3]*0.15*12;[.A3]*[.$E$2]-[.A3]*[.$E$2]*0.25)" office:value-type="currency" office:currency="PLN" office:value="204" calcext:value-type="currency">
            <text:p>204,00 zł</text:p>
          </table:table-cell>
          <table:table-cell table:formula="of:=IF([.A3]&lt;=300;[.A3]*0.9*12;IF([.A3]&lt;=600;300*0.9*12+([.A3]-300)*0.75*12;[.A3]*0.65*12))" office:value-type="currency" office:currency="PLN" office:value="216" calcext:value-type="currency">
            <text:p>216,00 zł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4]&lt;=500;[.A4]*[.$E$2]-[.A4]*0.15*12;[.A4]*[.$E$2]-[.A4]*[.$E$2]*0.25)" office:value-type="currency" office:currency="PLN" office:value="306" calcext:value-type="currency">
            <text:p>306,00 zł</text:p>
          </table:table-cell>
          <table:table-cell table:formula="of:=IF([.A4]&lt;=300;[.A4]*0.9*12;IF([.A4]&lt;=600;300*0.9*12+([.A4]-300)*0.75*12;[.A4]*0.65*12))" office:value-type="currency" office:currency="PLN" office:value="324" calcext:value-type="currency">
            <text:p>324,00 zł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5]&lt;=500;[.A5]*[.$E$2]-[.A5]*0.15*12;[.A5]*[.$E$2]-[.A5]*[.$E$2]*0.25)" office:value-type="currency" office:currency="PLN" office:value="408" calcext:value-type="currency">
            <text:p>408,00 zł</text:p>
          </table:table-cell>
          <table:table-cell table:formula="of:=IF([.A5]&lt;=300;[.A5]*0.9*12;IF([.A5]&lt;=600;300*0.9*12+([.A5]-300)*0.75*12;[.A5]*0.65*12))" office:value-type="currency" office:currency="PLN" office:value="432" calcext:value-type="currency">
            <text:p>432,00 zł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6]&lt;=500;[.A6]*[.$E$2]-[.A6]*0.15*12;[.A6]*[.$E$2]-[.A6]*[.$E$2]*0.25)" office:value-type="currency" office:currency="PLN" office:value="510" calcext:value-type="currency">
            <text:p>510,00 zł</text:p>
          </table:table-cell>
          <table:table-cell table:formula="of:=IF([.A6]&lt;=300;[.A6]*0.9*12;IF([.A6]&lt;=600;300*0.9*12+([.A6]-300)*0.75*12;[.A6]*0.65*12))" office:value-type="currency" office:currency="PLN" office:value="540" calcext:value-type="currency">
            <text:p>540,00 zł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7]&lt;=500;[.A7]*[.$E$2]-[.A7]*0.15*12;[.A7]*[.$E$2]-[.A7]*[.$E$2]*0.25)" office:value-type="currency" office:currency="PLN" office:value="612" calcext:value-type="currency">
            <text:p>612,00 zł</text:p>
          </table:table-cell>
          <table:table-cell table:formula="of:=IF([.A7]&lt;=300;[.A7]*0.9*12;IF([.A7]&lt;=600;300*0.9*12+([.A7]-300)*0.75*12;[.A7]*0.65*12))" office:value-type="currency" office:currency="PLN" office:value="648" calcext:value-type="currency">
            <text:p>648,00 zł</text:p>
          </table:table-cell>
          <table:table-cell/>
          <table:table-cell table:style-name="ce6" office:value-type="string" calcext:value-type="string" table:number-columns-spanned="2" table:number-rows-spanned="1">
            <text:p>Odpowiedź:</text:p>
          </table:table-cell>
          <table:covered-table-cell table:style-name="ce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]&lt;=500;[.A8]*[.$E$2]-[.A8]*0.15*12;[.A8]*[.$E$2]-[.A8]*[.$E$2]*0.25)" office:value-type="currency" office:currency="PLN" office:value="714" calcext:value-type="currency">
            <text:p>714,00 zł</text:p>
          </table:table-cell>
          <table:table-cell table:formula="of:=IF([.A8]&lt;=300;[.A8]*0.9*12;IF([.A8]&lt;=600;300*0.9*12+([.A8]-300)*0.75*12;[.A8]*0.65*12))" office:value-type="currency" office:currency="PLN" office:value="756" calcext:value-type="currency">
            <text:p>756,00 zł</text:p>
          </table:table-cell>
          <table:table-cell/>
          <table:table-cell table:style-name="ce7" office:value-type="string" calcext:value-type="string">
            <text:p>Liczba sztuk:</text:p>
          </table:table-cell>
          <table:table-cell table:style-name="ce22" table:formula="of:=[.A56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]&lt;=500;[.A9]*[.$E$2]-[.A9]*0.15*12;[.A9]*[.$E$2]-[.A9]*[.$E$2]*0.25)" office:value-type="currency" office:currency="PLN" office:value="816" calcext:value-type="currency">
            <text:p>816,00 zł</text:p>
          </table:table-cell>
          <table:table-cell table:formula="of:=IF([.A9]&lt;=300;[.A9]*0.9*12;IF([.A9]&lt;=600;300*0.9*12+([.A9]-300)*0.75*12;[.A9]*0.65*12))" office:value-type="currency" office:currency="PLN" office:value="864" calcext:value-type="currency">
            <text:p>864,00 zł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0]&lt;=500;[.A10]*[.$E$2]-[.A10]*0.15*12;[.A10]*[.$E$2]-[.A10]*[.$E$2]*0.25)" office:value-type="currency" office:currency="PLN" office:value="918" calcext:value-type="currency">
            <text:p>918,00 zł</text:p>
          </table:table-cell>
          <table:table-cell table:formula="of:=IF([.A10]&lt;=300;[.A10]*0.9*12;IF([.A10]&lt;=600;300*0.9*12+([.A10]-300)*0.75*12;[.A10]*0.65*12))" office:value-type="currency" office:currency="PLN" office:value="972" calcext:value-type="currency">
            <text:p>972,00 zł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1]&lt;=500;[.A11]*[.$E$2]-[.A11]*0.15*12;[.A11]*[.$E$2]-[.A11]*[.$E$2]*0.25)" office:value-type="currency" office:currency="PLN" office:value="1020" calcext:value-type="currency">
            <text:p>1 020,00 zł</text:p>
          </table:table-cell>
          <table:table-cell table:formula="of:=IF([.A11]&lt;=300;[.A11]*0.9*12;IF([.A11]&lt;=600;300*0.9*12+([.A11]-300)*0.75*12;[.A11]*0.65*12))" office:value-type="currency" office:currency="PLN" office:value="1080" calcext:value-type="currency">
            <text:p>1 080,00 zł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12]&lt;=500;[.A12]*[.$E$2]-[.A12]*0.15*12;[.A12]*[.$E$2]-[.A12]*[.$E$2]*0.25)" office:value-type="currency" office:currency="PLN" office:value="1122" calcext:value-type="currency">
            <text:p>1 122,00 zł</text:p>
          </table:table-cell>
          <table:table-cell table:formula="of:=IF([.A12]&lt;=300;[.A12]*0.9*12;IF([.A12]&lt;=600;300*0.9*12+([.A12]-300)*0.75*12;[.A12]*0.65*12))" office:value-type="currency" office:currency="PLN" office:value="1188" calcext:value-type="currency">
            <text:p>1 188,00 zł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[.A13]&lt;=500;[.A13]*[.$E$2]-[.A13]*0.15*12;[.A13]*[.$E$2]-[.A13]*[.$E$2]*0.25)" office:value-type="currency" office:currency="PLN" office:value="1224" calcext:value-type="currency">
            <text:p>1 224,00 zł</text:p>
          </table:table-cell>
          <table:table-cell table:formula="of:=IF([.A13]&lt;=300;[.A13]*0.9*12;IF([.A13]&lt;=600;300*0.9*12+([.A13]-300)*0.75*12;[.A13]*0.65*12))" office:value-type="currency" office:currency="PLN" office:value="1296" calcext:value-type="currency">
            <text:p>1 296,00 zł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14]&lt;=500;[.A14]*[.$E$2]-[.A14]*0.15*12;[.A14]*[.$E$2]-[.A14]*[.$E$2]*0.25)" office:value-type="currency" office:currency="PLN" office:value="1326" calcext:value-type="currency">
            <text:p>1 326,00 zł</text:p>
          </table:table-cell>
          <table:table-cell table:formula="of:=IF([.A14]&lt;=300;[.A14]*0.9*12;IF([.A14]&lt;=600;300*0.9*12+([.A14]-300)*0.75*12;[.A14]*0.65*12))" office:value-type="currency" office:currency="PLN" office:value="1404" calcext:value-type="currency">
            <text:p>1 404,00 zł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15]&lt;=500;[.A15]*[.$E$2]-[.A15]*0.15*12;[.A15]*[.$E$2]-[.A15]*[.$E$2]*0.25)" office:value-type="currency" office:currency="PLN" office:value="1428" calcext:value-type="currency">
            <text:p>1 428,00 zł</text:p>
          </table:table-cell>
          <table:table-cell table:formula="of:=IF([.A15]&lt;=300;[.A15]*0.9*12;IF([.A15]&lt;=600;300*0.9*12+([.A15]-300)*0.75*12;[.A15]*0.65*12))" office:value-type="currency" office:currency="PLN" office:value="1512" calcext:value-type="currency">
            <text:p>1 512,00 zł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16]&lt;=500;[.A16]*[.$E$2]-[.A16]*0.15*12;[.A16]*[.$E$2]-[.A16]*[.$E$2]*0.25)" office:value-type="currency" office:currency="PLN" office:value="1530" calcext:value-type="currency">
            <text:p>1 530,00 zł</text:p>
          </table:table-cell>
          <table:table-cell table:formula="of:=IF([.A16]&lt;=300;[.A16]*0.9*12;IF([.A16]&lt;=600;300*0.9*12+([.A16]-300)*0.75*12;[.A16]*0.65*12))" office:value-type="currency" office:currency="PLN" office:value="1620" calcext:value-type="currency">
            <text:p>1 620,00 zł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7]&lt;=500;[.A17]*[.$E$2]-[.A17]*0.15*12;[.A17]*[.$E$2]-[.A17]*[.$E$2]*0.25)" office:value-type="currency" office:currency="PLN" office:value="1632" calcext:value-type="currency">
            <text:p>1 632,00 zł</text:p>
          </table:table-cell>
          <table:table-cell table:formula="of:=IF([.A17]&lt;=300;[.A17]*0.9*12;IF([.A17]&lt;=600;300*0.9*12+([.A17]-300)*0.75*12;[.A17]*0.65*12))" office:value-type="currency" office:currency="PLN" office:value="1728" calcext:value-type="currency">
            <text:p>1 728,00 zł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8]&lt;=500;[.A18]*[.$E$2]-[.A18]*0.15*12;[.A18]*[.$E$2]-[.A18]*[.$E$2]*0.25)" office:value-type="currency" office:currency="PLN" office:value="1734" calcext:value-type="currency">
            <text:p>1 734,00 zł</text:p>
          </table:table-cell>
          <table:table-cell table:formula="of:=IF([.A18]&lt;=300;[.A18]*0.9*12;IF([.A18]&lt;=600;300*0.9*12+([.A18]-300)*0.75*12;[.A18]*0.65*12))" office:value-type="currency" office:currency="PLN" office:value="1836" calcext:value-type="currency">
            <text:p>1 836,00 zł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19]&lt;=500;[.A19]*[.$E$2]-[.A19]*0.15*12;[.A19]*[.$E$2]-[.A19]*[.$E$2]*0.25)" office:value-type="currency" office:currency="PLN" office:value="1836" calcext:value-type="currency">
            <text:p>1 836,00 zł</text:p>
          </table:table-cell>
          <table:table-cell table:formula="of:=IF([.A19]&lt;=300;[.A19]*0.9*12;IF([.A19]&lt;=600;300*0.9*12+([.A19]-300)*0.75*12;[.A19]*0.65*12))" office:value-type="currency" office:currency="PLN" office:value="1944" calcext:value-type="currency">
            <text:p>1 944,00 zł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20]&lt;=500;[.A20]*[.$E$2]-[.A20]*0.15*12;[.A20]*[.$E$2]-[.A20]*[.$E$2]*0.25)" office:value-type="currency" office:currency="PLN" office:value="1938" calcext:value-type="currency">
            <text:p>1 938,00 zł</text:p>
          </table:table-cell>
          <table:table-cell table:formula="of:=IF([.A20]&lt;=300;[.A20]*0.9*12;IF([.A20]&lt;=600;300*0.9*12+([.A20]-300)*0.75*12;[.A20]*0.65*12))" office:value-type="currency" office:currency="PLN" office:value="2052" calcext:value-type="currency">
            <text:p>2 052,00 zł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21]&lt;=500;[.A21]*[.$E$2]-[.A21]*0.15*12;[.A21]*[.$E$2]-[.A21]*[.$E$2]*0.25)" office:value-type="currency" office:currency="PLN" office:value="2040" calcext:value-type="currency">
            <text:p>2 040,00 zł</text:p>
          </table:table-cell>
          <table:table-cell table:formula="of:=IF([.A21]&lt;=300;[.A21]*0.9*12;IF([.A21]&lt;=600;300*0.9*12+([.A21]-300)*0.75*12;[.A21]*0.65*12))" office:value-type="currency" office:currency="PLN" office:value="2160" calcext:value-type="currency">
            <text:p>2 160,00 zł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A22]&lt;=500;[.A22]*[.$E$2]-[.A22]*0.15*12;[.A22]*[.$E$2]-[.A22]*[.$E$2]*0.25)" office:value-type="currency" office:currency="PLN" office:value="2142" calcext:value-type="currency">
            <text:p>2 142,00 zł</text:p>
          </table:table-cell>
          <table:table-cell table:formula="of:=IF([.A22]&lt;=300;[.A22]*0.9*12;IF([.A22]&lt;=600;300*0.9*12+([.A22]-300)*0.75*12;[.A22]*0.65*12))" office:value-type="currency" office:currency="PLN" office:value="2268" calcext:value-type="currency">
            <text:p>2 268,00 zł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3]&lt;=500;[.A23]*[.$E$2]-[.A23]*0.15*12;[.A23]*[.$E$2]-[.A23]*[.$E$2]*0.25)" office:value-type="currency" office:currency="PLN" office:value="2244" calcext:value-type="currency">
            <text:p>2 244,00 zł</text:p>
          </table:table-cell>
          <table:table-cell table:formula="of:=IF([.A23]&lt;=300;[.A23]*0.9*12;IF([.A23]&lt;=600;300*0.9*12+([.A23]-300)*0.75*12;[.A23]*0.65*12))" office:value-type="currency" office:currency="PLN" office:value="2376" calcext:value-type="currency">
            <text:p>2 376,00 zł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4]&lt;=500;[.A24]*[.$E$2]-[.A24]*0.15*12;[.A24]*[.$E$2]-[.A24]*[.$E$2]*0.25)" office:value-type="currency" office:currency="PLN" office:value="2346" calcext:value-type="currency">
            <text:p>2 346,00 zł</text:p>
          </table:table-cell>
          <table:table-cell table:formula="of:=IF([.A24]&lt;=300;[.A24]*0.9*12;IF([.A24]&lt;=600;300*0.9*12+([.A24]-300)*0.75*12;[.A24]*0.65*12))" office:value-type="currency" office:currency="PLN" office:value="2484" calcext:value-type="currency">
            <text:p>2 484,00 zł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5]&lt;=500;[.A25]*[.$E$2]-[.A25]*0.15*12;[.A25]*[.$E$2]-[.A25]*[.$E$2]*0.25)" office:value-type="currency" office:currency="PLN" office:value="2448" calcext:value-type="currency">
            <text:p>2 448,00 zł</text:p>
          </table:table-cell>
          <table:table-cell table:formula="of:=IF([.A25]&lt;=300;[.A25]*0.9*12;IF([.A25]&lt;=600;300*0.9*12+([.A25]-300)*0.75*12;[.A25]*0.65*12))" office:value-type="currency" office:currency="PLN" office:value="2592" calcext:value-type="currency">
            <text:p>2 592,00 zł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6]&lt;=500;[.A26]*[.$E$2]-[.A26]*0.15*12;[.A26]*[.$E$2]-[.A26]*[.$E$2]*0.25)" office:value-type="currency" office:currency="PLN" office:value="2550" calcext:value-type="currency">
            <text:p>2 550,00 zł</text:p>
          </table:table-cell>
          <table:table-cell table:formula="of:=IF([.A26]&lt;=300;[.A26]*0.9*12;IF([.A26]&lt;=600;300*0.9*12+([.A26]-300)*0.75*12;[.A26]*0.65*12))" office:value-type="currency" office:currency="PLN" office:value="2700" calcext:value-type="currency">
            <text:p>2 700,00 zł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27]&lt;=500;[.A27]*[.$E$2]-[.A27]*0.15*12;[.A27]*[.$E$2]-[.A27]*[.$E$2]*0.25)" office:value-type="currency" office:currency="PLN" office:value="2652" calcext:value-type="currency">
            <text:p>2 652,00 zł</text:p>
          </table:table-cell>
          <table:table-cell table:formula="of:=IF([.A27]&lt;=300;[.A27]*0.9*12;IF([.A27]&lt;=600;300*0.9*12+([.A27]-300)*0.75*12;[.A27]*0.65*12))" office:value-type="currency" office:currency="PLN" office:value="2808" calcext:value-type="currency">
            <text:p>2 808,00 zł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8]&lt;=500;[.A28]*[.$E$2]-[.A28]*0.15*12;[.A28]*[.$E$2]-[.A28]*[.$E$2]*0.25)" office:value-type="currency" office:currency="PLN" office:value="2754" calcext:value-type="currency">
            <text:p>2 754,00 zł</text:p>
          </table:table-cell>
          <table:table-cell table:formula="of:=IF([.A28]&lt;=300;[.A28]*0.9*12;IF([.A28]&lt;=600;300*0.9*12+([.A28]-300)*0.75*12;[.A28]*0.65*12))" office:value-type="currency" office:currency="PLN" office:value="2916" calcext:value-type="currency">
            <text:p>2 916,00 zł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29]&lt;=500;[.A29]*[.$E$2]-[.A29]*0.15*12;[.A29]*[.$E$2]-[.A29]*[.$E$2]*0.25)" office:value-type="currency" office:currency="PLN" office:value="2856" calcext:value-type="currency">
            <text:p>2 856,00 zł</text:p>
          </table:table-cell>
          <table:table-cell table:formula="of:=IF([.A29]&lt;=300;[.A29]*0.9*12;IF([.A29]&lt;=600;300*0.9*12+([.A29]-300)*0.75*12;[.A29]*0.65*12))" office:value-type="currency" office:currency="PLN" office:value="3024" calcext:value-type="currency">
            <text:p>3 024,00 zł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30]&lt;=500;[.A30]*[.$E$2]-[.A30]*0.15*12;[.A30]*[.$E$2]-[.A30]*[.$E$2]*0.25)" office:value-type="currency" office:currency="PLN" office:value="2958" calcext:value-type="currency">
            <text:p>2 958,00 zł</text:p>
          </table:table-cell>
          <table:table-cell table:formula="of:=IF([.A30]&lt;=300;[.A30]*0.9*12;IF([.A30]&lt;=600;300*0.9*12+([.A30]-300)*0.75*12;[.A30]*0.65*12))" office:value-type="currency" office:currency="PLN" office:value="3132" calcext:value-type="currency">
            <text:p>3 132,00 zł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1]&lt;=500;[.A31]*[.$E$2]-[.A31]*0.15*12;[.A31]*[.$E$2]-[.A31]*[.$E$2]*0.25)" office:value-type="currency" office:currency="PLN" office:value="3060" calcext:value-type="currency">
            <text:p>3 060,00 zł</text:p>
          </table:table-cell>
          <table:table-cell table:formula="of:=IF([.A31]&lt;=300;[.A31]*0.9*12;IF([.A31]&lt;=600;300*0.9*12+([.A31]-300)*0.75*12;[.A31]*0.65*12))" office:value-type="currency" office:currency="PLN" office:value="3240" calcext:value-type="currency">
            <text:p>3 240,00 zł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32]&lt;=500;[.A32]*[.$E$2]-[.A32]*0.15*12;[.A32]*[.$E$2]-[.A32]*[.$E$2]*0.25)" office:value-type="currency" office:currency="PLN" office:value="3162" calcext:value-type="currency">
            <text:p>3 162,00 zł</text:p>
          </table:table-cell>
          <table:table-cell table:formula="of:=IF([.A32]&lt;=300;[.A32]*0.9*12;IF([.A32]&lt;=600;300*0.9*12+([.A32]-300)*0.75*12;[.A32]*0.65*12))" office:value-type="currency" office:currency="PLN" office:value="3330" calcext:value-type="currency">
            <text:p>3 330,00 zł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3]&lt;=500;[.A33]*[.$E$2]-[.A33]*0.15*12;[.A33]*[.$E$2]-[.A33]*[.$E$2]*0.25)" office:value-type="currency" office:currency="PLN" office:value="3264" calcext:value-type="currency">
            <text:p>3 264,00 zł</text:p>
          </table:table-cell>
          <table:table-cell table:formula="of:=IF([.A33]&lt;=300;[.A33]*0.9*12;IF([.A33]&lt;=600;300*0.9*12+([.A33]-300)*0.75*12;[.A33]*0.65*12))" office:value-type="currency" office:currency="PLN" office:value="3420" calcext:value-type="currency">
            <text:p>3 420,00 zł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34]&lt;=500;[.A34]*[.$E$2]-[.A34]*0.15*12;[.A34]*[.$E$2]-[.A34]*[.$E$2]*0.25)" office:value-type="currency" office:currency="PLN" office:value="3366" calcext:value-type="currency">
            <text:p>3 366,00 zł</text:p>
          </table:table-cell>
          <table:table-cell table:formula="of:=IF([.A34]&lt;=300;[.A34]*0.9*12;IF([.A34]&lt;=600;300*0.9*12+([.A34]-300)*0.75*12;[.A34]*0.65*12))" office:value-type="currency" office:currency="PLN" office:value="3510" calcext:value-type="currency">
            <text:p>3 510,00 zł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5]&lt;=500;[.A35]*[.$E$2]-[.A35]*0.15*12;[.A35]*[.$E$2]-[.A35]*[.$E$2]*0.25)" office:value-type="currency" office:currency="PLN" office:value="3468" calcext:value-type="currency">
            <text:p>3 468,00 zł</text:p>
          </table:table-cell>
          <table:table-cell table:formula="of:=IF([.A35]&lt;=300;[.A35]*0.9*12;IF([.A35]&lt;=600;300*0.9*12+([.A35]-300)*0.75*12;[.A35]*0.65*12))" office:value-type="currency" office:currency="PLN" office:value="3600" calcext:value-type="currency">
            <text:p>3 600,00 zł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36]&lt;=500;[.A36]*[.$E$2]-[.A36]*0.15*12;[.A36]*[.$E$2]-[.A36]*[.$E$2]*0.25)" office:value-type="currency" office:currency="PLN" office:value="3570" calcext:value-type="currency">
            <text:p>3 570,00 zł</text:p>
          </table:table-cell>
          <table:table-cell table:formula="of:=IF([.A36]&lt;=300;[.A36]*0.9*12;IF([.A36]&lt;=600;300*0.9*12+([.A36]-300)*0.75*12;[.A36]*0.65*12))" office:value-type="currency" office:currency="PLN" office:value="3690" calcext:value-type="currency">
            <text:p>3 690,00 zł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7]&lt;=500;[.A37]*[.$E$2]-[.A37]*0.15*12;[.A37]*[.$E$2]-[.A37]*[.$E$2]*0.25)" office:value-type="currency" office:currency="PLN" office:value="3672" calcext:value-type="currency">
            <text:p>3 672,00 zł</text:p>
          </table:table-cell>
          <table:table-cell table:formula="of:=IF([.A37]&lt;=300;[.A37]*0.9*12;IF([.A37]&lt;=600;300*0.9*12+([.A37]-300)*0.75*12;[.A37]*0.65*12))" office:value-type="currency" office:currency="PLN" office:value="3780" calcext:value-type="currency">
            <text:p>3 780,00 zł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38]&lt;=500;[.A38]*[.$E$2]-[.A38]*0.15*12;[.A38]*[.$E$2]-[.A38]*[.$E$2]*0.25)" office:value-type="currency" office:currency="PLN" office:value="3774" calcext:value-type="currency">
            <text:p>3 774,00 zł</text:p>
          </table:table-cell>
          <table:table-cell table:formula="of:=IF([.A38]&lt;=300;[.A38]*0.9*12;IF([.A38]&lt;=600;300*0.9*12+([.A38]-300)*0.75*12;[.A38]*0.65*12))" office:value-type="currency" office:currency="PLN" office:value="3870" calcext:value-type="currency">
            <text:p>3 870,00 zł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9]&lt;=500;[.A39]*[.$E$2]-[.A39]*0.15*12;[.A39]*[.$E$2]-[.A39]*[.$E$2]*0.25)" office:value-type="currency" office:currency="PLN" office:value="3876" calcext:value-type="currency">
            <text:p>3 876,00 zł</text:p>
          </table:table-cell>
          <table:table-cell table:formula="of:=IF([.A39]&lt;=300;[.A39]*0.9*12;IF([.A39]&lt;=600;300*0.9*12+([.A39]-300)*0.75*12;[.A39]*0.65*12))" office:value-type="currency" office:currency="PLN" office:value="3960" calcext:value-type="currency">
            <text:p>3 960,00 zł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]&lt;=500;[.A40]*[.$E$2]-[.A40]*0.15*12;[.A40]*[.$E$2]-[.A40]*[.$E$2]*0.25)" office:value-type="currency" office:currency="PLN" office:value="3978" calcext:value-type="currency">
            <text:p>3 978,00 zł</text:p>
          </table:table-cell>
          <table:table-cell table:formula="of:=IF([.A40]&lt;=300;[.A40]*0.9*12;IF([.A40]&lt;=600;300*0.9*12+([.A40]-300)*0.75*12;[.A40]*0.65*12))" office:value-type="currency" office:currency="PLN" office:value="4050" calcext:value-type="currency">
            <text:p>4 050,00 zł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41]&lt;=500;[.A41]*[.$E$2]-[.A41]*0.15*12;[.A41]*[.$E$2]-[.A41]*[.$E$2]*0.25)" office:value-type="currency" office:currency="PLN" office:value="4080" calcext:value-type="currency">
            <text:p>4 080,00 zł</text:p>
          </table:table-cell>
          <table:table-cell table:formula="of:=IF([.A41]&lt;=300;[.A41]*0.9*12;IF([.A41]&lt;=600;300*0.9*12+([.A41]-300)*0.75*12;[.A41]*0.65*12))" office:value-type="currency" office:currency="PLN" office:value="4140" calcext:value-type="currency">
            <text:p>4 140,00 zł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42]&lt;=500;[.A42]*[.$E$2]-[.A42]*0.15*12;[.A42]*[.$E$2]-[.A42]*[.$E$2]*0.25)" office:value-type="currency" office:currency="PLN" office:value="4182" calcext:value-type="currency">
            <text:p>4 182,00 zł</text:p>
          </table:table-cell>
          <table:table-cell table:formula="of:=IF([.A42]&lt;=300;[.A42]*0.9*12;IF([.A42]&lt;=600;300*0.9*12+([.A42]-300)*0.75*12;[.A42]*0.65*12))" office:value-type="currency" office:currency="PLN" office:value="4230" calcext:value-type="currency">
            <text:p>4 230,00 zł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3]&lt;=500;[.A43]*[.$E$2]-[.A43]*0.15*12;[.A43]*[.$E$2]-[.A43]*[.$E$2]*0.25)" office:value-type="currency" office:currency="PLN" office:value="4284" calcext:value-type="currency">
            <text:p>4 284,00 zł</text:p>
          </table:table-cell>
          <table:table-cell table:formula="of:=IF([.A43]&lt;=300;[.A43]*0.9*12;IF([.A43]&lt;=600;300*0.9*12+([.A43]-300)*0.75*12;[.A43]*0.65*12))" office:value-type="currency" office:currency="PLN" office:value="4320" calcext:value-type="currency">
            <text:p>4 320,00 zł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4]&lt;=500;[.A44]*[.$E$2]-[.A44]*0.15*12;[.A44]*[.$E$2]-[.A44]*[.$E$2]*0.25)" office:value-type="currency" office:currency="PLN" office:value="4386" calcext:value-type="currency">
            <text:p>4 386,00 zł</text:p>
          </table:table-cell>
          <table:table-cell table:formula="of:=IF([.A44]&lt;=300;[.A44]*0.9*12;IF([.A44]&lt;=600;300*0.9*12+([.A44]-300)*0.75*12;[.A44]*0.65*12))" office:value-type="currency" office:currency="PLN" office:value="4410" calcext:value-type="currency">
            <text:p>4 410,00 zł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5]&lt;=500;[.A45]*[.$E$2]-[.A45]*0.15*12;[.A45]*[.$E$2]-[.A45]*[.$E$2]*0.25)" office:value-type="currency" office:currency="PLN" office:value="4488" calcext:value-type="currency">
            <text:p>4 488,00 zł</text:p>
          </table:table-cell>
          <table:table-cell table:formula="of:=IF([.A45]&lt;=300;[.A45]*0.9*12;IF([.A45]&lt;=600;300*0.9*12+([.A45]-300)*0.75*12;[.A45]*0.65*12))" office:value-type="currency" office:currency="PLN" office:value="4500" calcext:value-type="currency">
            <text:p>4 500,00 zł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46]&lt;=500;[.A46]*[.$E$2]-[.A46]*0.15*12;[.A46]*[.$E$2]-[.A46]*[.$E$2]*0.25)" office:value-type="currency" office:currency="PLN" office:value="4590" calcext:value-type="currency">
            <text:p>4 590,00 zł</text:p>
          </table:table-cell>
          <table:table-cell table:formula="of:=IF([.A46]&lt;=300;[.A46]*0.9*12;IF([.A46]&lt;=600;300*0.9*12+([.A46]-300)*0.75*12;[.A46]*0.65*12))" office:value-type="currency" office:currency="PLN" office:value="4590" calcext:value-type="currency">
            <text:p>4 590,00 zł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47]&lt;=500;[.A47]*[.$E$2]-[.A47]*0.15*12;[.A47]*[.$E$2]-[.A47]*[.$E$2]*0.25)" office:value-type="currency" office:currency="PLN" office:value="4692" calcext:value-type="currency">
            <text:p>4 692,00 zł</text:p>
          </table:table-cell>
          <table:table-cell table:formula="of:=IF([.A47]&lt;=300;[.A47]*0.9*12;IF([.A47]&lt;=600;300*0.9*12+([.A47]-300)*0.75*12;[.A47]*0.65*12))" office:value-type="currency" office:currency="PLN" office:value="4680" calcext:value-type="currency">
            <text:p>4 680,00 zł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[.A48]&lt;=500;[.A48]*[.$E$2]-[.A48]*0.15*12;[.A48]*[.$E$2]-[.A48]*[.$E$2]*0.25)" office:value-type="currency" office:currency="PLN" office:value="4794" calcext:value-type="currency">
            <text:p>4 794,00 zł</text:p>
          </table:table-cell>
          <table:table-cell table:formula="of:=IF([.A48]&lt;=300;[.A48]*0.9*12;IF([.A48]&lt;=600;300*0.9*12+([.A48]-300)*0.75*12;[.A48]*0.65*12))" office:value-type="currency" office:currency="PLN" office:value="4770" calcext:value-type="currency">
            <text:p>4 770,00 zł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49]&lt;=500;[.A49]*[.$E$2]-[.A49]*0.15*12;[.A49]*[.$E$2]-[.A49]*[.$E$2]*0.25)" office:value-type="currency" office:currency="PLN" office:value="4896" calcext:value-type="currency">
            <text:p>4 896,00 zł</text:p>
          </table:table-cell>
          <table:table-cell table:formula="of:=IF([.A49]&lt;=300;[.A49]*0.9*12;IF([.A49]&lt;=600;300*0.9*12+([.A49]-300)*0.75*12;[.A49]*0.65*12))" office:value-type="currency" office:currency="PLN" office:value="4860" calcext:value-type="currency">
            <text:p>4 860,00 zł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50]&lt;=500;[.A50]*[.$E$2]-[.A50]*0.15*12;[.A50]*[.$E$2]-[.A50]*[.$E$2]*0.25)" office:value-type="currency" office:currency="PLN" office:value="4998" calcext:value-type="currency">
            <text:p>4 998,00 zł</text:p>
          </table:table-cell>
          <table:table-cell table:formula="of:=IF([.A50]&lt;=300;[.A50]*0.9*12;IF([.A50]&lt;=600;300*0.9*12+([.A50]-300)*0.75*12;[.A50]*0.65*12))" office:value-type="currency" office:currency="PLN" office:value="4950" calcext:value-type="currency">
            <text:p>4 950,00 zł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1]&lt;=500;[.A51]*[.$E$2]-[.A51]*0.15*12;[.A51]*[.$E$2]-[.A51]*[.$E$2]*0.25)" office:value-type="currency" office:currency="PLN" office:value="5100" calcext:value-type="currency">
            <text:p>5 100,00 zł</text:p>
          </table:table-cell>
          <table:table-cell table:style-name="ce21" table:formula="of:=IF([.A51]&lt;=300;[.A51]*0.9*12;IF([.A51]&lt;=600;300*0.9*12+([.A51]-300)*0.75*12;[.A51]*0.65*12))" office:value-type="currency" office:currency="PLN" office:value="5040" calcext:value-type="currency">
            <text:p>5 040,00 zł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52]&lt;=500;[.A52]*[.$E$2]-[.A52]*0.15*12;[.A52]*[.$E$2]-[.A52]*[.$E$2]*0.25)" office:value-type="currency" office:currency="PLN" office:value="4590" calcext:value-type="currency">
            <text:p>4 590,00 zł</text:p>
          </table:table-cell>
          <table:table-cell table:formula="of:=IF([.A52]&lt;=300;[.A52]*0.9*12;IF([.A52]&lt;=600;300*0.9*12+([.A52]-300)*0.75*12;[.A52]*0.65*12))" office:value-type="currency" office:currency="PLN" office:value="5130" calcext:value-type="currency">
            <text:p>5 130,00 zł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53]&lt;=500;[.A53]*[.$E$2]-[.A53]*0.15*12;[.A53]*[.$E$2]-[.A53]*[.$E$2]*0.25)" office:value-type="currency" office:currency="PLN" office:value="4680" calcext:value-type="currency">
            <text:p>4 680,00 zł</text:p>
          </table:table-cell>
          <table:table-cell table:formula="of:=IF([.A53]&lt;=300;[.A53]*0.9*12;IF([.A53]&lt;=600;300*0.9*12+([.A53]-300)*0.75*12;[.A53]*0.65*12))" office:value-type="currency" office:currency="PLN" office:value="5220" calcext:value-type="currency">
            <text:p>5 220,00 zł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54]&lt;=500;[.A54]*[.$E$2]-[.A54]*0.15*12;[.A54]*[.$E$2]-[.A54]*[.$E$2]*0.25)" office:value-type="currency" office:currency="PLN" office:value="4770" calcext:value-type="currency">
            <text:p>4 770,00 zł</text:p>
          </table:table-cell>
          <table:table-cell table:formula="of:=IF([.A54]&lt;=300;[.A54]*0.9*12;IF([.A54]&lt;=600;300*0.9*12+([.A54]-300)*0.75*12;[.A54]*0.65*12))" office:value-type="currency" office:currency="PLN" office:value="5310" calcext:value-type="currency">
            <text:p>5 310,00 zł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55]&lt;=500;[.A55]*[.$E$2]-[.A55]*0.15*12;[.A55]*[.$E$2]-[.A55]*[.$E$2]*0.25)" office:value-type="currency" office:currency="PLN" office:value="4860" calcext:value-type="currency">
            <text:p>4 860,00 zł</text:p>
          </table:table-cell>
          <table:table-cell table:formula="of:=IF([.A55]&lt;=300;[.A55]*0.9*12;IF([.A55]&lt;=600;300*0.9*12+([.A55]-300)*0.75*12;[.A55]*0.65*12))" office:value-type="currency" office:currency="PLN" office:value="5400" calcext:value-type="currency">
            <text:p>5 400,00 zł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0" table:formula="of:=IF([.A56]&lt;=500;[.A56]*[.$E$2]-[.A56]*0.15*12;[.A56]*[.$E$2]-[.A56]*[.$E$2]*0.25)" office:value-type="currency" office:currency="PLN" office:value="4950" calcext:value-type="currency">
            <text:p>4 950,00 zł</text:p>
          </table:table-cell>
          <table:table-cell table:formula="of:=IF([.A56]&lt;=300;[.A56]*0.9*12;IF([.A56]&lt;=600;300*0.9*12+([.A56]-300)*0.75*12;[.A56]*0.65*12))" office:value-type="currency" office:currency="PLN" office:value="5490" calcext:value-type="currency">
            <text:p>5 490,00 zł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57]&lt;=500;[.A57]*[.$E$2]-[.A57]*0.15*12;[.A57]*[.$E$2]-[.A57]*[.$E$2]*0.25)" office:value-type="currency" office:currency="PLN" office:value="5040" calcext:value-type="currency">
            <text:p>5 040,00 zł</text:p>
          </table:table-cell>
          <table:table-cell table:formula="of:=IF([.A57]&lt;=300;[.A57]*0.9*12;IF([.A57]&lt;=600;300*0.9*12+([.A57]-300)*0.75*12;[.A57]*0.65*12))" office:value-type="currency" office:currency="PLN" office:value="5580" calcext:value-type="currency">
            <text:p>5 580,00 zł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58]&lt;=500;[.A58]*[.$E$2]-[.A58]*0.15*12;[.A58]*[.$E$2]-[.A58]*[.$E$2]*0.25)" office:value-type="currency" office:currency="PLN" office:value="5130" calcext:value-type="currency">
            <text:p>5 130,00 zł</text:p>
          </table:table-cell>
          <table:table-cell table:formula="of:=IF([.A58]&lt;=300;[.A58]*0.9*12;IF([.A58]&lt;=600;300*0.9*12+([.A58]-300)*0.75*12;[.A58]*0.65*12))" office:value-type="currency" office:currency="PLN" office:value="5670" calcext:value-type="currency">
            <text:p>5 670,00 zł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59]&lt;=500;[.A59]*[.$E$2]-[.A59]*0.15*12;[.A59]*[.$E$2]-[.A59]*[.$E$2]*0.25)" office:value-type="currency" office:currency="PLN" office:value="5220" calcext:value-type="currency">
            <text:p>5 220,00 zł</text:p>
          </table:table-cell>
          <table:table-cell table:formula="of:=IF([.A59]&lt;=300;[.A59]*0.9*12;IF([.A59]&lt;=600;300*0.9*12+([.A59]-300)*0.75*12;[.A59]*0.65*12))" office:value-type="currency" office:currency="PLN" office:value="5760" calcext:value-type="currency">
            <text:p>5 760,00 zł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60]&lt;=500;[.A60]*[.$E$2]-[.A60]*0.15*12;[.A60]*[.$E$2]-[.A60]*[.$E$2]*0.25)" office:value-type="currency" office:currency="PLN" office:value="5310" calcext:value-type="currency">
            <text:p>5 310,00 zł</text:p>
          </table:table-cell>
          <table:table-cell table:formula="of:=IF([.A60]&lt;=300;[.A60]*0.9*12;IF([.A60]&lt;=600;300*0.9*12+([.A60]-300)*0.75*12;[.A60]*0.65*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61]&lt;=500;[.A61]*[.$E$2]-[.A61]*0.15*12;[.A61]*[.$E$2]-[.A61]*[.$E$2]*0.25)" office:value-type="currency" office:currency="PLN" office:value="5400" calcext:value-type="currency">
            <text:p>5 400,00 zł</text:p>
          </table:table-cell>
          <table:table-cell table:formula="of:=IF([.A61]&lt;=300;[.A61]*0.9*12;IF([.A61]&lt;=600;300*0.9*12+([.A61]-300)*0.75*12;[.A61]*0.65*12))" office:value-type="currency" office:currency="PLN" office:value="5940" calcext:value-type="currency">
            <text:p>5 940,00 zł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62]&lt;=500;[.A62]*[.$E$2]-[.A62]*0.15*12;[.A62]*[.$E$2]-[.A62]*[.$E$2]*0.25)" office:value-type="currency" office:currency="PLN" office:value="5490" calcext:value-type="currency">
            <text:p>5 490,00 zł</text:p>
          </table:table-cell>
          <table:table-cell table:formula="of:=IF([.A62]&lt;=300;[.A62]*0.9*12;IF([.A62]&lt;=600;300*0.9*12+([.A62]-300)*0.75*12;[.A62]*0.65*12))" office:value-type="currency" office:currency="PLN" office:value="4758" calcext:value-type="currency">
            <text:p>4 758,00 zł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63]&lt;=500;[.A63]*[.$E$2]-[.A63]*0.15*12;[.A63]*[.$E$2]-[.A63]*[.$E$2]*0.25)" office:value-type="currency" office:currency="PLN" office:value="5580" calcext:value-type="currency">
            <text:p>5 580,00 zł</text:p>
          </table:table-cell>
          <table:table-cell table:formula="of:=IF([.A63]&lt;=300;[.A63]*0.9*12;IF([.A63]&lt;=600;300*0.9*12+([.A63]-300)*0.75*12;[.A63]*0.65*12))" office:value-type="currency" office:currency="PLN" office:value="4836" calcext:value-type="currency">
            <text:p>4 836,00 zł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[.A64]&lt;=500;[.A64]*[.$E$2]-[.A64]*0.15*12;[.A64]*[.$E$2]-[.A64]*[.$E$2]*0.25)" office:value-type="currency" office:currency="PLN" office:value="5670" calcext:value-type="currency">
            <text:p>5 670,00 zł</text:p>
          </table:table-cell>
          <table:table-cell table:formula="of:=IF([.A64]&lt;=300;[.A64]*0.9*12;IF([.A64]&lt;=600;300*0.9*12+([.A64]-300)*0.75*12;[.A64]*0.65*12))" office:value-type="currency" office:currency="PLN" office:value="4914" calcext:value-type="currency">
            <text:p>4 914,00 zł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65]&lt;=500;[.A65]*[.$E$2]-[.A65]*0.15*12;[.A65]*[.$E$2]-[.A65]*[.$E$2]*0.25)" office:value-type="currency" office:currency="PLN" office:value="5760" calcext:value-type="currency">
            <text:p>5 760,00 zł</text:p>
          </table:table-cell>
          <table:table-cell table:formula="of:=IF([.A65]&lt;=300;[.A65]*0.9*12;IF([.A65]&lt;=600;300*0.9*12+([.A65]-300)*0.75*12;[.A65]*0.65*12))" office:value-type="currency" office:currency="PLN" office:value="4992" calcext:value-type="currency">
            <text:p>4 992,00 zł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66]&lt;=500;[.A66]*[.$E$2]-[.A66]*0.15*12;[.A66]*[.$E$2]-[.A66]*[.$E$2]*0.25)" office:value-type="currency" office:currency="PLN" office:value="5850" calcext:value-type="currency">
            <text:p>5 850,00 zł</text:p>
          </table:table-cell>
          <table:table-cell table:formula="of:=IF([.A66]&lt;=300;[.A66]*0.9*12;IF([.A66]&lt;=600;300*0.9*12+([.A66]-300)*0.75*12;[.A66]*0.65*12))" office:value-type="currency" office:currency="PLN" office:value="5070" calcext:value-type="currency">
            <text:p>5 070,00 zł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67]&lt;=500;[.A67]*[.$E$2]-[.A67]*0.15*12;[.A67]*[.$E$2]-[.A67]*[.$E$2]*0.25)" office:value-type="currency" office:currency="PLN" office:value="5940" calcext:value-type="currency">
            <text:p>5 940,00 zł</text:p>
          </table:table-cell>
          <table:table-cell table:formula="of:=IF([.A67]&lt;=300;[.A67]*0.9*12;IF([.A67]&lt;=600;300*0.9*12+([.A67]-300)*0.75*12;[.A67]*0.65*12))" office:value-type="currency" office:currency="PLN" office:value="5148" calcext:value-type="currency">
            <text:p>5 148,00 zł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68]&lt;=500;[.A68]*[.$E$2]-[.A68]*0.15*12;[.A68]*[.$E$2]-[.A68]*[.$E$2]*0.25)" office:value-type="currency" office:currency="PLN" office:value="6030" calcext:value-type="currency">
            <text:p>6 030,00 zł</text:p>
          </table:table-cell>
          <table:table-cell table:formula="of:=IF([.A68]&lt;=300;[.A68]*0.9*12;IF([.A68]&lt;=600;300*0.9*12+([.A68]-300)*0.75*12;[.A68]*0.65*12))" office:value-type="currency" office:currency="PLN" office:value="5226" calcext:value-type="currency">
            <text:p>5 226,00 zł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69]&lt;=500;[.A69]*[.$E$2]-[.A69]*0.15*12;[.A69]*[.$E$2]-[.A69]*[.$E$2]*0.25)" office:value-type="currency" office:currency="PLN" office:value="6120" calcext:value-type="currency">
            <text:p>6 120,00 zł</text:p>
          </table:table-cell>
          <table:table-cell table:formula="of:=IF([.A69]&lt;=300;[.A69]*0.9*12;IF([.A69]&lt;=600;300*0.9*12+([.A69]-300)*0.75*12;[.A69]*0.65*12))" office:value-type="currency" office:currency="PLN" office:value="5304" calcext:value-type="currency">
            <text:p>5 304,00 zł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70]&lt;=500;[.A70]*[.$E$2]-[.A70]*0.15*12;[.A70]*[.$E$2]-[.A70]*[.$E$2]*0.25)" office:value-type="currency" office:currency="PLN" office:value="6210" calcext:value-type="currency">
            <text:p>6 210,00 zł</text:p>
          </table:table-cell>
          <table:table-cell table:formula="of:=IF([.A70]&lt;=300;[.A70]*0.9*12;IF([.A70]&lt;=600;300*0.9*12+([.A70]-300)*0.75*12;[.A70]*0.65*12))" office:value-type="currency" office:currency="PLN" office:value="5382" calcext:value-type="currency">
            <text:p>5 382,00 zł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71]&lt;=500;[.A71]*[.$E$2]-[.A71]*0.15*12;[.A71]*[.$E$2]-[.A71]*[.$E$2]*0.25)" office:value-type="currency" office:currency="PLN" office:value="6300" calcext:value-type="currency">
            <text:p>6 300,00 zł</text:p>
          </table:table-cell>
          <table:table-cell table:formula="of:=IF([.A71]&lt;=300;[.A71]*0.9*12;IF([.A71]&lt;=600;300*0.9*12+([.A71]-300)*0.75*12;[.A71]*0.65*12))" office:value-type="currency" office:currency="PLN" office:value="5460" calcext:value-type="currency">
            <text:p>5 460,00 zł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72]&lt;=500;[.A72]*[.$E$2]-[.A72]*0.15*12;[.A72]*[.$E$2]-[.A72]*[.$E$2]*0.25)" office:value-type="currency" office:currency="PLN" office:value="6390" calcext:value-type="currency">
            <text:p>6 390,00 zł</text:p>
          </table:table-cell>
          <table:table-cell table:formula="of:=IF([.A72]&lt;=300;[.A72]*0.9*12;IF([.A72]&lt;=600;300*0.9*12+([.A72]-300)*0.75*12;[.A72]*0.65*12))" office:value-type="currency" office:currency="PLN" office:value="5538" calcext:value-type="currency">
            <text:p>5 538,00 zł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73]&lt;=500;[.A73]*[.$E$2]-[.A73]*0.15*12;[.A73]*[.$E$2]-[.A73]*[.$E$2]*0.25)" office:value-type="currency" office:currency="PLN" office:value="6480" calcext:value-type="currency">
            <text:p>6 480,00 zł</text:p>
          </table:table-cell>
          <table:table-cell table:formula="of:=IF([.A73]&lt;=300;[.A73]*0.9*12;IF([.A73]&lt;=600;300*0.9*12+([.A73]-300)*0.75*12;[.A73]*0.65*12))" office:value-type="currency" office:currency="PLN" office:value="5616" calcext:value-type="currency">
            <text:p>5 616,00 zł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74]&lt;=500;[.A74]*[.$E$2]-[.A74]*0.15*12;[.A74]*[.$E$2]-[.A74]*[.$E$2]*0.25)" office:value-type="currency" office:currency="PLN" office:value="6570" calcext:value-type="currency">
            <text:p>6 570,00 zł</text:p>
          </table:table-cell>
          <table:table-cell table:formula="of:=IF([.A74]&lt;=300;[.A74]*0.9*12;IF([.A74]&lt;=600;300*0.9*12+([.A74]-300)*0.75*12;[.A74]*0.65*12))" office:value-type="currency" office:currency="PLN" office:value="5694" calcext:value-type="currency">
            <text:p>5 694,00 zł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75]&lt;=500;[.A75]*[.$E$2]-[.A75]*0.15*12;[.A75]*[.$E$2]-[.A75]*[.$E$2]*0.25)" office:value-type="currency" office:currency="PLN" office:value="6660" calcext:value-type="currency">
            <text:p>6 660,00 zł</text:p>
          </table:table-cell>
          <table:table-cell table:formula="of:=IF([.A75]&lt;=300;[.A75]*0.9*12;IF([.A75]&lt;=600;300*0.9*12+([.A75]-300)*0.75*12;[.A75]*0.65*12))" office:value-type="currency" office:currency="PLN" office:value="5772" calcext:value-type="currency">
            <text:p>5 772,00 zł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76]&lt;=500;[.A76]*[.$E$2]-[.A76]*0.15*12;[.A76]*[.$E$2]-[.A76]*[.$E$2]*0.25)" office:value-type="currency" office:currency="PLN" office:value="6750" calcext:value-type="currency">
            <text:p>6 750,00 zł</text:p>
          </table:table-cell>
          <table:table-cell table:formula="of:=IF([.A76]&lt;=300;[.A76]*0.9*12;IF([.A76]&lt;=600;300*0.9*12+([.A76]-300)*0.75*12;[.A76]*0.65*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77]&lt;=500;[.A77]*[.$E$2]-[.A77]*0.15*12;[.A77]*[.$E$2]-[.A77]*[.$E$2]*0.25)" office:value-type="currency" office:currency="PLN" office:value="6840" calcext:value-type="currency">
            <text:p>6 840,00 zł</text:p>
          </table:table-cell>
          <table:table-cell table:formula="of:=IF([.A77]&lt;=300;[.A77]*0.9*12;IF([.A77]&lt;=600;300*0.9*12+([.A77]-300)*0.75*12;[.A77]*0.65*12))" office:value-type="currency" office:currency="PLN" office:value="5928" calcext:value-type="currency">
            <text:p>5 928,00 zł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78]&lt;=500;[.A78]*[.$E$2]-[.A78]*0.15*12;[.A78]*[.$E$2]-[.A78]*[.$E$2]*0.25)" office:value-type="currency" office:currency="PLN" office:value="6930" calcext:value-type="currency">
            <text:p>6 930,00 zł</text:p>
          </table:table-cell>
          <table:table-cell table:formula="of:=IF([.A78]&lt;=300;[.A78]*0.9*12;IF([.A78]&lt;=600;300*0.9*12+([.A78]-300)*0.75*12;[.A78]*0.65*12))" office:value-type="currency" office:currency="PLN" office:value="6006" calcext:value-type="currency">
            <text:p>6 006,00 zł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79]&lt;=500;[.A79]*[.$E$2]-[.A79]*0.15*12;[.A79]*[.$E$2]-[.A79]*[.$E$2]*0.25)" office:value-type="currency" office:currency="PLN" office:value="7020" calcext:value-type="currency">
            <text:p>7 020,00 zł</text:p>
          </table:table-cell>
          <table:table-cell table:formula="of:=IF([.A79]&lt;=300;[.A79]*0.9*12;IF([.A79]&lt;=600;300*0.9*12+([.A79]-300)*0.75*12;[.A79]*0.65*12))" office:value-type="currency" office:currency="PLN" office:value="6084" calcext:value-type="currency">
            <text:p>6 084,00 zł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80]&lt;=500;[.A80]*[.$E$2]-[.A80]*0.15*12;[.A80]*[.$E$2]-[.A80]*[.$E$2]*0.25)" office:value-type="currency" office:currency="PLN" office:value="7110" calcext:value-type="currency">
            <text:p>7 110,00 zł</text:p>
          </table:table-cell>
          <table:table-cell table:formula="of:=IF([.A80]&lt;=300;[.A80]*0.9*12;IF([.A80]&lt;=600;300*0.9*12+([.A80]-300)*0.75*12;[.A80]*0.65*12))" office:value-type="currency" office:currency="PLN" office:value="6162" calcext:value-type="currency">
            <text:p>6 162,00 zł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81]&lt;=500;[.A81]*[.$E$2]-[.A81]*0.15*12;[.A81]*[.$E$2]-[.A81]*[.$E$2]*0.25)" office:value-type="currency" office:currency="PLN" office:value="7200" calcext:value-type="currency">
            <text:p>7 200,00 zł</text:p>
          </table:table-cell>
          <table:table-cell table:formula="of:=IF([.A81]&lt;=300;[.A81]*0.9*12;IF([.A81]&lt;=600;300*0.9*12+([.A81]-300)*0.75*12;[.A81]*0.65*12))" office:value-type="currency" office:currency="PLN" office:value="6240" calcext:value-type="currency">
            <text:p>6 240,00 zł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A82]&lt;=500;[.A82]*[.$E$2]-[.A82]*0.15*12;[.A82]*[.$E$2]-[.A82]*[.$E$2]*0.25)" office:value-type="currency" office:currency="PLN" office:value="7290" calcext:value-type="currency">
            <text:p>7 290,00 zł</text:p>
          </table:table-cell>
          <table:table-cell table:formula="of:=IF([.A82]&lt;=300;[.A82]*0.9*12;IF([.A82]&lt;=600;300*0.9*12+([.A82]-300)*0.75*12;[.A82]*0.65*12))" office:value-type="currency" office:currency="PLN" office:value="6318" calcext:value-type="currency">
            <text:p>6 318,00 zł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83]&lt;=500;[.A83]*[.$E$2]-[.A83]*0.15*12;[.A83]*[.$E$2]-[.A83]*[.$E$2]*0.25)" office:value-type="currency" office:currency="PLN" office:value="7380" calcext:value-type="currency">
            <text:p>7 380,00 zł</text:p>
          </table:table-cell>
          <table:table-cell table:formula="of:=IF([.A83]&lt;=300;[.A83]*0.9*12;IF([.A83]&lt;=600;300*0.9*12+([.A83]-300)*0.75*12;[.A83]*0.65*12))" office:value-type="currency" office:currency="PLN" office:value="6396" calcext:value-type="currency">
            <text:p>6 396,00 zł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[.A84]&lt;=500;[.A84]*[.$E$2]-[.A84]*0.15*12;[.A84]*[.$E$2]-[.A84]*[.$E$2]*0.25)" office:value-type="currency" office:currency="PLN" office:value="7470" calcext:value-type="currency">
            <text:p>7 470,00 zł</text:p>
          </table:table-cell>
          <table:table-cell table:formula="of:=IF([.A84]&lt;=300;[.A84]*0.9*12;IF([.A84]&lt;=600;300*0.9*12+([.A84]-300)*0.75*12;[.A84]*0.65*12))" office:value-type="currency" office:currency="PLN" office:value="6474" calcext:value-type="currency">
            <text:p>6 474,00 zł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[.A85]&lt;=500;[.A85]*[.$E$2]-[.A85]*0.15*12;[.A85]*[.$E$2]-[.A85]*[.$E$2]*0.25)" office:value-type="currency" office:currency="PLN" office:value="7560" calcext:value-type="currency">
            <text:p>7 560,00 zł</text:p>
          </table:table-cell>
          <table:table-cell table:formula="of:=IF([.A85]&lt;=300;[.A85]*0.9*12;IF([.A85]&lt;=600;300*0.9*12+([.A85]-300)*0.75*12;[.A85]*0.65*12))" office:value-type="currency" office:currency="PLN" office:value="6552" calcext:value-type="currency">
            <text:p>6 552,00 zł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86]&lt;=500;[.A86]*[.$E$2]-[.A86]*0.15*12;[.A86]*[.$E$2]-[.A86]*[.$E$2]*0.25)" office:value-type="currency" office:currency="PLN" office:value="7650" calcext:value-type="currency">
            <text:p>7 650,00 zł</text:p>
          </table:table-cell>
          <table:table-cell table:formula="of:=IF([.A86]&lt;=300;[.A86]*0.9*12;IF([.A86]&lt;=600;300*0.9*12+([.A86]-300)*0.75*12;[.A86]*0.65*12))" office:value-type="currency" office:currency="PLN" office:value="6630" calcext:value-type="currency">
            <text:p>6 630,00 zł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87]&lt;=500;[.A87]*[.$E$2]-[.A87]*0.15*12;[.A87]*[.$E$2]-[.A87]*[.$E$2]*0.25)" office:value-type="currency" office:currency="PLN" office:value="7740" calcext:value-type="currency">
            <text:p>7 740,00 zł</text:p>
          </table:table-cell>
          <table:table-cell table:formula="of:=IF([.A87]&lt;=300;[.A87]*0.9*12;IF([.A87]&lt;=600;300*0.9*12+([.A87]-300)*0.75*12;[.A87]*0.65*12))" office:value-type="currency" office:currency="PLN" office:value="6708" calcext:value-type="currency">
            <text:p>6 708,00 zł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88]&lt;=500;[.A88]*[.$E$2]-[.A88]*0.15*12;[.A88]*[.$E$2]-[.A88]*[.$E$2]*0.25)" office:value-type="currency" office:currency="PLN" office:value="7830" calcext:value-type="currency">
            <text:p>7 830,00 zł</text:p>
          </table:table-cell>
          <table:table-cell table:formula="of:=IF([.A88]&lt;=300;[.A88]*0.9*12;IF([.A88]&lt;=600;300*0.9*12+([.A88]-300)*0.75*12;[.A88]*0.65*12))" office:value-type="currency" office:currency="PLN" office:value="6786" calcext:value-type="currency">
            <text:p>6 786,00 zł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89]&lt;=500;[.A89]*[.$E$2]-[.A89]*0.15*12;[.A89]*[.$E$2]-[.A89]*[.$E$2]*0.25)" office:value-type="currency" office:currency="PLN" office:value="7920" calcext:value-type="currency">
            <text:p>7 920,00 zł</text:p>
          </table:table-cell>
          <table:table-cell table:formula="of:=IF([.A89]&lt;=300;[.A89]*0.9*12;IF([.A89]&lt;=600;300*0.9*12+([.A89]-300)*0.75*12;[.A89]*0.65*12))" office:value-type="currency" office:currency="PLN" office:value="6864" calcext:value-type="currency">
            <text:p>6 864,00 zł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90]&lt;=500;[.A90]*[.$E$2]-[.A90]*0.15*12;[.A90]*[.$E$2]-[.A90]*[.$E$2]*0.25)" office:value-type="currency" office:currency="PLN" office:value="8010" calcext:value-type="currency">
            <text:p>8 010,00 zł</text:p>
          </table:table-cell>
          <table:table-cell table:formula="of:=IF([.A90]&lt;=300;[.A90]*0.9*12;IF([.A90]&lt;=600;300*0.9*12+([.A90]-300)*0.75*12;[.A90]*0.65*12))" office:value-type="currency" office:currency="PLN" office:value="6942" calcext:value-type="currency">
            <text:p>6 942,00 zł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91]&lt;=500;[.A91]*[.$E$2]-[.A91]*0.15*12;[.A91]*[.$E$2]-[.A91]*[.$E$2]*0.25)" office:value-type="currency" office:currency="PLN" office:value="8100" calcext:value-type="currency">
            <text:p>8 100,00 zł</text:p>
          </table:table-cell>
          <table:table-cell table:formula="of:=IF([.A91]&lt;=300;[.A91]*0.9*12;IF([.A91]&lt;=600;300*0.9*12+([.A91]-300)*0.75*12;[.A91]*0.65*12))" office:value-type="currency" office:currency="PLN" office:value="7020" calcext:value-type="currency">
            <text:p>7 020,00 zł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92]&lt;=500;[.A92]*[.$E$2]-[.A92]*0.15*12;[.A92]*[.$E$2]-[.A92]*[.$E$2]*0.25)" office:value-type="currency" office:currency="PLN" office:value="8190" calcext:value-type="currency">
            <text:p>8 190,00 zł</text:p>
          </table:table-cell>
          <table:table-cell table:formula="of:=IF([.A92]&lt;=300;[.A92]*0.9*12;IF([.A92]&lt;=600;300*0.9*12+([.A92]-300)*0.75*12;[.A92]*0.65*12))" office:value-type="currency" office:currency="PLN" office:value="7098" calcext:value-type="currency">
            <text:p>7 098,00 zł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93]&lt;=500;[.A93]*[.$E$2]-[.A93]*0.15*12;[.A93]*[.$E$2]-[.A93]*[.$E$2]*0.25)" office:value-type="currency" office:currency="PLN" office:value="8280" calcext:value-type="currency">
            <text:p>8 280,00 zł</text:p>
          </table:table-cell>
          <table:table-cell table:formula="of:=IF([.A93]&lt;=300;[.A93]*0.9*12;IF([.A93]&lt;=600;300*0.9*12+([.A93]-300)*0.75*12;[.A93]*0.65*12))" office:value-type="currency" office:currency="PLN" office:value="7176" calcext:value-type="currency">
            <text:p>7 176,00 zł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94]&lt;=500;[.A94]*[.$E$2]-[.A94]*0.15*12;[.A94]*[.$E$2]-[.A94]*[.$E$2]*0.25)" office:value-type="currency" office:currency="PLN" office:value="8370" calcext:value-type="currency">
            <text:p>8 370,00 zł</text:p>
          </table:table-cell>
          <table:table-cell table:formula="of:=IF([.A94]&lt;=300;[.A94]*0.9*12;IF([.A94]&lt;=600;300*0.9*12+([.A94]-300)*0.75*12;[.A94]*0.65*12))" office:value-type="currency" office:currency="PLN" office:value="7254" calcext:value-type="currency">
            <text:p>7 254,00 zł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95]&lt;=500;[.A95]*[.$E$2]-[.A95]*0.15*12;[.A95]*[.$E$2]-[.A95]*[.$E$2]*0.25)" office:value-type="currency" office:currency="PLN" office:value="8460" calcext:value-type="currency">
            <text:p>8 460,00 zł</text:p>
          </table:table-cell>
          <table:table-cell table:formula="of:=IF([.A95]&lt;=300;[.A95]*0.9*12;IF([.A95]&lt;=600;300*0.9*12+([.A95]-300)*0.75*12;[.A95]*0.65*12))" office:value-type="currency" office:currency="PLN" office:value="7332" calcext:value-type="currency">
            <text:p>7 332,00 zł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96]&lt;=500;[.A96]*[.$E$2]-[.A96]*0.15*12;[.A96]*[.$E$2]-[.A96]*[.$E$2]*0.25)" office:value-type="currency" office:currency="PLN" office:value="8550" calcext:value-type="currency">
            <text:p>8 550,00 zł</text:p>
          </table:table-cell>
          <table:table-cell table:formula="of:=IF([.A96]&lt;=300;[.A96]*0.9*12;IF([.A96]&lt;=600;300*0.9*12+([.A96]-300)*0.75*12;[.A96]*0.65*12))" office:value-type="currency" office:currency="PLN" office:value="7410" calcext:value-type="currency">
            <text:p>7 410,00 zł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97]&lt;=500;[.A97]*[.$E$2]-[.A97]*0.15*12;[.A97]*[.$E$2]-[.A97]*[.$E$2]*0.25)" office:value-type="currency" office:currency="PLN" office:value="8640" calcext:value-type="currency">
            <text:p>8 640,00 zł</text:p>
          </table:table-cell>
          <table:table-cell table:formula="of:=IF([.A97]&lt;=300;[.A97]*0.9*12;IF([.A97]&lt;=600;300*0.9*12+([.A97]-300)*0.75*12;[.A97]*0.65*12))" office:value-type="currency" office:currency="PLN" office:value="7488" calcext:value-type="currency">
            <text:p>7 488,00 zł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[.A98]&lt;=500;[.A98]*[.$E$2]-[.A98]*0.15*12;[.A98]*[.$E$2]-[.A98]*[.$E$2]*0.25)" office:value-type="currency" office:currency="PLN" office:value="8730" calcext:value-type="currency">
            <text:p>8 730,00 zł</text:p>
          </table:table-cell>
          <table:table-cell table:formula="of:=IF([.A98]&lt;=300;[.A98]*0.9*12;IF([.A98]&lt;=600;300*0.9*12+([.A98]-300)*0.75*12;[.A98]*0.65*12))" office:value-type="currency" office:currency="PLN" office:value="7566" calcext:value-type="currency">
            <text:p>7 566,00 zł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99]&lt;=500;[.A99]*[.$E$2]-[.A99]*0.15*12;[.A99]*[.$E$2]-[.A99]*[.$E$2]*0.25)" office:value-type="currency" office:currency="PLN" office:value="8820" calcext:value-type="currency">
            <text:p>8 820,00 zł</text:p>
          </table:table-cell>
          <table:table-cell table:formula="of:=IF([.A99]&lt;=300;[.A99]*0.9*12;IF([.A99]&lt;=600;300*0.9*12+([.A99]-300)*0.75*12;[.A99]*0.65*12))" office:value-type="currency" office:currency="PLN" office:value="7644" calcext:value-type="currency">
            <text:p>7 644,00 zł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100]&lt;=500;[.A100]*[.$E$2]-[.A100]*0.15*12;[.A100]*[.$E$2]-[.A100]*[.$E$2]*0.25)" office:value-type="currency" office:currency="PLN" office:value="8910" calcext:value-type="currency">
            <text:p>8 910,00 zł</text:p>
          </table:table-cell>
          <table:table-cell table:formula="of:=IF([.A100]&lt;=300;[.A100]*0.9*12;IF([.A100]&lt;=600;300*0.9*12+([.A100]-300)*0.75*12;[.A100]*0.65*12))" office:value-type="currency" office:currency="PLN" office:value="7722" calcext:value-type="currency">
            <text:p>7 722,00 zł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01]&lt;=500;[.A101]*[.$E$2]-[.A101]*0.15*12;[.A101]*[.$E$2]-[.A101]*[.$E$2]*0.25)" office:value-type="currency" office:currency="PLN" office:value="9000" calcext:value-type="currency">
            <text:p>9 000,00 zł</text:p>
          </table:table-cell>
          <table:table-cell table:formula="of:=IF([.A101]&lt;=300;[.A101]*0.9*12;IF([.A101]&lt;=600;300*0.9*12+([.A101]-300)*0.75*12;[.A101]*0.65*12))" office:value-type="currency" office:currency="PLN" office:value="7800" calcext:value-type="currency">
            <text:p>7 800,00 zł</text:p>
          </table:table-cell>
          <table:table-cell table:number-columns-repeated="3"/>
        </table:table-row>
      </table:table>
      <table:table table:name="Zadanie d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oducent A</text:p>
          </table:table-cell>
          <table:table-cell table:style-name="ce1" office:value-type="string" calcext:value-type="string">
            <text:p>Producent B</text:p>
          </table:table-cell>
          <table:table-cell/>
          <table:table-cell table:style-name="ce4" office:value-type="string" calcext:value-type="string">
            <text:p>cena za sztukę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&lt;=500;[.A2]*[.$E$2]-[.A2]*0.15*12;[.A2]*[.$E$2]-[.A2]*[.$E$2]*0.25)" office:value-type="currency" office:currency="PLN" office:value="102" calcext:value-type="currency">
            <text:p>102,00 zł</text:p>
          </table:table-cell>
          <table:table-cell table:formula="of:=IF([.A2]&lt;=300;[.A2]*0.9*12;IF([.A2]&lt;=600;300*0.9*12+([.A2]-300)*0.75*12;[.A2]*0.65*12))" office:value-type="currency" office:currency="PLN" office:value="108" calcext:value-type="currency">
            <text:p>108,00 zł</text:p>
          </table:table-cell>
          <table:table-cell/>
          <table:table-cell table:style-name="ce5" office:value-type="currency" office:currency="PLN" office:value="12" calcext:value-type="currency">
            <text:p>12,00 zł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]&lt;=500;[.A3]*[.$E$2]-[.A3]*0.15*12;[.A3]*[.$E$2]-[.A3]*[.$E$2]*0.25)" office:value-type="currency" office:currency="PLN" office:value="204" calcext:value-type="currency">
            <text:p>204,00 zł</text:p>
          </table:table-cell>
          <table:table-cell table:formula="of:=IF([.A3]&lt;=300;[.A3]*0.9*12;IF([.A3]&lt;=600;300*0.9*12+([.A3]-300)*0.75*12;[.A3]*0.65*12))" office:value-type="currency" office:currency="PLN" office:value="216" calcext:value-type="currency">
            <text:p>216,00 zł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4]&lt;=500;[.A4]*[.$E$2]-[.A4]*0.15*12;[.A4]*[.$E$2]-[.A4]*[.$E$2]*0.25)" office:value-type="currency" office:currency="PLN" office:value="306" calcext:value-type="currency">
            <text:p>306,00 zł</text:p>
          </table:table-cell>
          <table:table-cell table:formula="of:=IF([.A4]&lt;=300;[.A4]*0.9*12;IF([.A4]&lt;=600;300*0.9*12+([.A4]-300)*0.75*12;[.A4]*0.65*12))" office:value-type="currency" office:currency="PLN" office:value="324" calcext:value-type="currency">
            <text:p>324,00 zł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5]&lt;=500;[.A5]*[.$E$2]-[.A5]*0.15*12;[.A5]*[.$E$2]-[.A5]*[.$E$2]*0.25)" office:value-type="currency" office:currency="PLN" office:value="408" calcext:value-type="currency">
            <text:p>408,00 zł</text:p>
          </table:table-cell>
          <table:table-cell table:formula="of:=IF([.A5]&lt;=300;[.A5]*0.9*12;IF([.A5]&lt;=600;300*0.9*12+([.A5]-300)*0.75*12;[.A5]*0.65*12))" office:value-type="currency" office:currency="PLN" office:value="432" calcext:value-type="currency">
            <text:p>432,00 zł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6]&lt;=500;[.A6]*[.$E$2]-[.A6]*0.15*12;[.A6]*[.$E$2]-[.A6]*[.$E$2]*0.25)" office:value-type="currency" office:currency="PLN" office:value="510" calcext:value-type="currency">
            <text:p>510,00 zł</text:p>
          </table:table-cell>
          <table:table-cell table:formula="of:=IF([.A6]&lt;=300;[.A6]*0.9*12;IF([.A6]&lt;=600;300*0.9*12+([.A6]-300)*0.75*12;[.A6]*0.65*12))" office:value-type="currency" office:currency="PLN" office:value="540" calcext:value-type="currency">
            <text:p>540,00 zł</text:p>
          </table:table-cell>
          <table:table-cell/>
          <table:table-cell table:style-name="ce6" office:value-type="string" calcext:value-type="string" table:number-columns-spanned="2" table:number-rows-spanned="1">
            <text:p>Odpowiedź:</text:p>
          </table:table-cell>
          <table:covered-table-cell table:style-name="ce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7]&lt;=500;[.A7]*[.$E$2]-[.A7]*0.15*12;[.A7]*[.$E$2]-[.A7]*[.$E$2]*0.25)" office:value-type="currency" office:currency="PLN" office:value="612" calcext:value-type="currency">
            <text:p>612,00 zł</text:p>
          </table:table-cell>
          <table:table-cell table:formula="of:=IF([.A7]&lt;=300;[.A7]*0.9*12;IF([.A7]&lt;=600;300*0.9*12+([.A7]-300)*0.75*12;[.A7]*0.65*12))" office:value-type="currency" office:currency="PLN" office:value="648" calcext:value-type="currency">
            <text:p>648,00 zł</text:p>
          </table:table-cell>
          <table:table-cell/>
          <table:table-cell table:style-name="ce7" office:value-type="string" calcext:value-type="string">
            <text:p>Liczba sztuk:</text:p>
          </table:table-cell>
          <table:table-cell table:style-name="ce7" table:formula="of:=[.A70]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]&lt;=500;[.A8]*[.$E$2]-[.A8]*0.15*12;[.A8]*[.$E$2]-[.A8]*[.$E$2]*0.25)" office:value-type="currency" office:currency="PLN" office:value="714" calcext:value-type="currency">
            <text:p>714,00 zł</text:p>
          </table:table-cell>
          <table:table-cell table:formula="of:=IF([.A8]&lt;=300;[.A8]*0.9*12;IF([.A8]&lt;=600;300*0.9*12+([.A8]-300)*0.75*12;[.A8]*0.65*12))" office:value-type="currency" office:currency="PLN" office:value="756" calcext:value-type="currency">
            <text:p>756,00 zł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]&lt;=500;[.A9]*[.$E$2]-[.A9]*0.15*12;[.A9]*[.$E$2]-[.A9]*[.$E$2]*0.25)" office:value-type="currency" office:currency="PLN" office:value="816" calcext:value-type="currency">
            <text:p>816,00 zł</text:p>
          </table:table-cell>
          <table:table-cell table:formula="of:=IF([.A9]&lt;=300;[.A9]*0.9*12;IF([.A9]&lt;=600;300*0.9*12+([.A9]-300)*0.75*12;[.A9]*0.65*12))" office:value-type="currency" office:currency="PLN" office:value="864" calcext:value-type="currency">
            <text:p>864,00 zł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0]&lt;=500;[.A10]*[.$E$2]-[.A10]*0.15*12;[.A10]*[.$E$2]-[.A10]*[.$E$2]*0.25)" office:value-type="currency" office:currency="PLN" office:value="918" calcext:value-type="currency">
            <text:p>918,00 zł</text:p>
          </table:table-cell>
          <table:table-cell table:formula="of:=IF([.A10]&lt;=300;[.A10]*0.9*12;IF([.A10]&lt;=600;300*0.9*12+([.A10]-300)*0.75*12;[.A10]*0.65*12))" office:value-type="currency" office:currency="PLN" office:value="972" calcext:value-type="currency">
            <text:p>972,00 zł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1]&lt;=500;[.A11]*[.$E$2]-[.A11]*0.15*12;[.A11]*[.$E$2]-[.A11]*[.$E$2]*0.25)" office:value-type="currency" office:currency="PLN" office:value="1020" calcext:value-type="currency">
            <text:p>1 020,00 zł</text:p>
          </table:table-cell>
          <table:table-cell table:formula="of:=IF([.A11]&lt;=300;[.A11]*0.9*12;IF([.A11]&lt;=600;300*0.9*12+([.A11]-300)*0.75*12;[.A11]*0.65*12))" office:value-type="currency" office:currency="PLN" office:value="1080" calcext:value-type="currency">
            <text:p>1 080,00 zł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12]&lt;=500;[.A12]*[.$E$2]-[.A12]*0.15*12;[.A12]*[.$E$2]-[.A12]*[.$E$2]*0.25)" office:value-type="currency" office:currency="PLN" office:value="1122" calcext:value-type="currency">
            <text:p>1 122,00 zł</text:p>
          </table:table-cell>
          <table:table-cell table:formula="of:=IF([.A12]&lt;=300;[.A12]*0.9*12;IF([.A12]&lt;=600;300*0.9*12+([.A12]-300)*0.75*12;[.A12]*0.65*12))" office:value-type="currency" office:currency="PLN" office:value="1188" calcext:value-type="currency">
            <text:p>1 188,00 zł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[.A13]&lt;=500;[.A13]*[.$E$2]-[.A13]*0.15*12;[.A13]*[.$E$2]-[.A13]*[.$E$2]*0.25)" office:value-type="currency" office:currency="PLN" office:value="1224" calcext:value-type="currency">
            <text:p>1 224,00 zł</text:p>
          </table:table-cell>
          <table:table-cell table:formula="of:=IF([.A13]&lt;=300;[.A13]*0.9*12;IF([.A13]&lt;=600;300*0.9*12+([.A13]-300)*0.75*12;[.A13]*0.65*12))" office:value-type="currency" office:currency="PLN" office:value="1296" calcext:value-type="currency">
            <text:p>1 296,00 zł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14]&lt;=500;[.A14]*[.$E$2]-[.A14]*0.15*12;[.A14]*[.$E$2]-[.A14]*[.$E$2]*0.25)" office:value-type="currency" office:currency="PLN" office:value="1326" calcext:value-type="currency">
            <text:p>1 326,00 zł</text:p>
          </table:table-cell>
          <table:table-cell table:formula="of:=IF([.A14]&lt;=300;[.A14]*0.9*12;IF([.A14]&lt;=600;300*0.9*12+([.A14]-300)*0.75*12;[.A14]*0.65*12))" office:value-type="currency" office:currency="PLN" office:value="1404" calcext:value-type="currency">
            <text:p>1 404,00 zł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15]&lt;=500;[.A15]*[.$E$2]-[.A15]*0.15*12;[.A15]*[.$E$2]-[.A15]*[.$E$2]*0.25)" office:value-type="currency" office:currency="PLN" office:value="1428" calcext:value-type="currency">
            <text:p>1 428,00 zł</text:p>
          </table:table-cell>
          <table:table-cell table:formula="of:=IF([.A15]&lt;=300;[.A15]*0.9*12;IF([.A15]&lt;=600;300*0.9*12+([.A15]-300)*0.75*12;[.A15]*0.65*12))" office:value-type="currency" office:currency="PLN" office:value="1512" calcext:value-type="currency">
            <text:p>1 512,00 zł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16]&lt;=500;[.A16]*[.$E$2]-[.A16]*0.15*12;[.A16]*[.$E$2]-[.A16]*[.$E$2]*0.25)" office:value-type="currency" office:currency="PLN" office:value="1530" calcext:value-type="currency">
            <text:p>1 530,00 zł</text:p>
          </table:table-cell>
          <table:table-cell table:formula="of:=IF([.A16]&lt;=300;[.A16]*0.9*12;IF([.A16]&lt;=600;300*0.9*12+([.A16]-300)*0.75*12;[.A16]*0.65*12))" office:value-type="currency" office:currency="PLN" office:value="1620" calcext:value-type="currency">
            <text:p>1 620,00 zł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7]&lt;=500;[.A17]*[.$E$2]-[.A17]*0.15*12;[.A17]*[.$E$2]-[.A17]*[.$E$2]*0.25)" office:value-type="currency" office:currency="PLN" office:value="1632" calcext:value-type="currency">
            <text:p>1 632,00 zł</text:p>
          </table:table-cell>
          <table:table-cell table:formula="of:=IF([.A17]&lt;=300;[.A17]*0.9*12;IF([.A17]&lt;=600;300*0.9*12+([.A17]-300)*0.75*12;[.A17]*0.65*12))" office:value-type="currency" office:currency="PLN" office:value="1728" calcext:value-type="currency">
            <text:p>1 728,00 zł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8]&lt;=500;[.A18]*[.$E$2]-[.A18]*0.15*12;[.A18]*[.$E$2]-[.A18]*[.$E$2]*0.25)" office:value-type="currency" office:currency="PLN" office:value="1734" calcext:value-type="currency">
            <text:p>1 734,00 zł</text:p>
          </table:table-cell>
          <table:table-cell table:formula="of:=IF([.A18]&lt;=300;[.A18]*0.9*12;IF([.A18]&lt;=600;300*0.9*12+([.A18]-300)*0.75*12;[.A18]*0.65*12))" office:value-type="currency" office:currency="PLN" office:value="1836" calcext:value-type="currency">
            <text:p>1 836,00 zł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19]&lt;=500;[.A19]*[.$E$2]-[.A19]*0.15*12;[.A19]*[.$E$2]-[.A19]*[.$E$2]*0.25)" office:value-type="currency" office:currency="PLN" office:value="1836" calcext:value-type="currency">
            <text:p>1 836,00 zł</text:p>
          </table:table-cell>
          <table:table-cell table:formula="of:=IF([.A19]&lt;=300;[.A19]*0.9*12;IF([.A19]&lt;=600;300*0.9*12+([.A19]-300)*0.75*12;[.A19]*0.65*12))" office:value-type="currency" office:currency="PLN" office:value="1944" calcext:value-type="currency">
            <text:p>1 944,00 zł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20]&lt;=500;[.A20]*[.$E$2]-[.A20]*0.15*12;[.A20]*[.$E$2]-[.A20]*[.$E$2]*0.25)" office:value-type="currency" office:currency="PLN" office:value="1938" calcext:value-type="currency">
            <text:p>1 938,00 zł</text:p>
          </table:table-cell>
          <table:table-cell table:formula="of:=IF([.A20]&lt;=300;[.A20]*0.9*12;IF([.A20]&lt;=600;300*0.9*12+([.A20]-300)*0.75*12;[.A20]*0.65*12))" office:value-type="currency" office:currency="PLN" office:value="2052" calcext:value-type="currency">
            <text:p>2 052,00 zł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21]&lt;=500;[.A21]*[.$E$2]-[.A21]*0.15*12;[.A21]*[.$E$2]-[.A21]*[.$E$2]*0.25)" office:value-type="currency" office:currency="PLN" office:value="2040" calcext:value-type="currency">
            <text:p>2 040,00 zł</text:p>
          </table:table-cell>
          <table:table-cell table:formula="of:=IF([.A21]&lt;=300;[.A21]*0.9*12;IF([.A21]&lt;=600;300*0.9*12+([.A21]-300)*0.75*12;[.A21]*0.65*12))" office:value-type="currency" office:currency="PLN" office:value="2160" calcext:value-type="currency">
            <text:p>2 160,00 zł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A22]&lt;=500;[.A22]*[.$E$2]-[.A22]*0.15*12;[.A22]*[.$E$2]-[.A22]*[.$E$2]*0.25)" office:value-type="currency" office:currency="PLN" office:value="2142" calcext:value-type="currency">
            <text:p>2 142,00 zł</text:p>
          </table:table-cell>
          <table:table-cell table:formula="of:=IF([.A22]&lt;=300;[.A22]*0.9*12;IF([.A22]&lt;=600;300*0.9*12+([.A22]-300)*0.75*12;[.A22]*0.65*12))" office:value-type="currency" office:currency="PLN" office:value="2268" calcext:value-type="currency">
            <text:p>2 268,00 zł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3]&lt;=500;[.A23]*[.$E$2]-[.A23]*0.15*12;[.A23]*[.$E$2]-[.A23]*[.$E$2]*0.25)" office:value-type="currency" office:currency="PLN" office:value="2244" calcext:value-type="currency">
            <text:p>2 244,00 zł</text:p>
          </table:table-cell>
          <table:table-cell table:formula="of:=IF([.A23]&lt;=300;[.A23]*0.9*12;IF([.A23]&lt;=600;300*0.9*12+([.A23]-300)*0.75*12;[.A23]*0.65*12))" office:value-type="currency" office:currency="PLN" office:value="2376" calcext:value-type="currency">
            <text:p>2 376,00 zł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4]&lt;=500;[.A24]*[.$E$2]-[.A24]*0.15*12;[.A24]*[.$E$2]-[.A24]*[.$E$2]*0.25)" office:value-type="currency" office:currency="PLN" office:value="2346" calcext:value-type="currency">
            <text:p>2 346,00 zł</text:p>
          </table:table-cell>
          <table:table-cell table:formula="of:=IF([.A24]&lt;=300;[.A24]*0.9*12;IF([.A24]&lt;=600;300*0.9*12+([.A24]-300)*0.75*12;[.A24]*0.65*12))" office:value-type="currency" office:currency="PLN" office:value="2484" calcext:value-type="currency">
            <text:p>2 484,00 zł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5]&lt;=500;[.A25]*[.$E$2]-[.A25]*0.15*12;[.A25]*[.$E$2]-[.A25]*[.$E$2]*0.25)" office:value-type="currency" office:currency="PLN" office:value="2448" calcext:value-type="currency">
            <text:p>2 448,00 zł</text:p>
          </table:table-cell>
          <table:table-cell table:formula="of:=IF([.A25]&lt;=300;[.A25]*0.9*12;IF([.A25]&lt;=600;300*0.9*12+([.A25]-300)*0.75*12;[.A25]*0.65*12))" office:value-type="currency" office:currency="PLN" office:value="2592" calcext:value-type="currency">
            <text:p>2 592,00 zł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6]&lt;=500;[.A26]*[.$E$2]-[.A26]*0.15*12;[.A26]*[.$E$2]-[.A26]*[.$E$2]*0.25)" office:value-type="currency" office:currency="PLN" office:value="2550" calcext:value-type="currency">
            <text:p>2 550,00 zł</text:p>
          </table:table-cell>
          <table:table-cell table:formula="of:=IF([.A26]&lt;=300;[.A26]*0.9*12;IF([.A26]&lt;=600;300*0.9*12+([.A26]-300)*0.75*12;[.A26]*0.65*12))" office:value-type="currency" office:currency="PLN" office:value="2700" calcext:value-type="currency">
            <text:p>2 700,00 zł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27]&lt;=500;[.A27]*[.$E$2]-[.A27]*0.15*12;[.A27]*[.$E$2]-[.A27]*[.$E$2]*0.25)" office:value-type="currency" office:currency="PLN" office:value="2652" calcext:value-type="currency">
            <text:p>2 652,00 zł</text:p>
          </table:table-cell>
          <table:table-cell table:formula="of:=IF([.A27]&lt;=300;[.A27]*0.9*12;IF([.A27]&lt;=600;300*0.9*12+([.A27]-300)*0.75*12;[.A27]*0.65*12))" office:value-type="currency" office:currency="PLN" office:value="2808" calcext:value-type="currency">
            <text:p>2 808,00 zł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8]&lt;=500;[.A28]*[.$E$2]-[.A28]*0.15*12;[.A28]*[.$E$2]-[.A28]*[.$E$2]*0.25)" office:value-type="currency" office:currency="PLN" office:value="2754" calcext:value-type="currency">
            <text:p>2 754,00 zł</text:p>
          </table:table-cell>
          <table:table-cell table:formula="of:=IF([.A28]&lt;=300;[.A28]*0.9*12;IF([.A28]&lt;=600;300*0.9*12+([.A28]-300)*0.75*12;[.A28]*0.65*12))" office:value-type="currency" office:currency="PLN" office:value="2916" calcext:value-type="currency">
            <text:p>2 916,00 zł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29]&lt;=500;[.A29]*[.$E$2]-[.A29]*0.15*12;[.A29]*[.$E$2]-[.A29]*[.$E$2]*0.25)" office:value-type="currency" office:currency="PLN" office:value="2856" calcext:value-type="currency">
            <text:p>2 856,00 zł</text:p>
          </table:table-cell>
          <table:table-cell table:formula="of:=IF([.A29]&lt;=300;[.A29]*0.9*12;IF([.A29]&lt;=600;300*0.9*12+([.A29]-300)*0.75*12;[.A29]*0.65*12))" office:value-type="currency" office:currency="PLN" office:value="3024" calcext:value-type="currency">
            <text:p>3 024,00 zł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30]&lt;=500;[.A30]*[.$E$2]-[.A30]*0.15*12;[.A30]*[.$E$2]-[.A30]*[.$E$2]*0.25)" office:value-type="currency" office:currency="PLN" office:value="2958" calcext:value-type="currency">
            <text:p>2 958,00 zł</text:p>
          </table:table-cell>
          <table:table-cell table:formula="of:=IF([.A30]&lt;=300;[.A30]*0.9*12;IF([.A30]&lt;=600;300*0.9*12+([.A30]-300)*0.75*12;[.A30]*0.65*12))" office:value-type="currency" office:currency="PLN" office:value="3132" calcext:value-type="currency">
            <text:p>3 132,00 zł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1]&lt;=500;[.A31]*[.$E$2]-[.A31]*0.15*12;[.A31]*[.$E$2]-[.A31]*[.$E$2]*0.25)" office:value-type="currency" office:currency="PLN" office:value="3060" calcext:value-type="currency">
            <text:p>3 060,00 zł</text:p>
          </table:table-cell>
          <table:table-cell table:formula="of:=IF([.A31]&lt;=300;[.A31]*0.9*12;IF([.A31]&lt;=600;300*0.9*12+([.A31]-300)*0.75*12;[.A31]*0.65*12))" office:value-type="currency" office:currency="PLN" office:value="3240" calcext:value-type="currency">
            <text:p>3 240,00 zł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32]&lt;=500;[.A32]*[.$E$2]-[.A32]*0.15*12;[.A32]*[.$E$2]-[.A32]*[.$E$2]*0.25)" office:value-type="currency" office:currency="PLN" office:value="3162" calcext:value-type="currency">
            <text:p>3 162,00 zł</text:p>
          </table:table-cell>
          <table:table-cell table:formula="of:=IF([.A32]&lt;=300;[.A32]*0.9*12;IF([.A32]&lt;=600;300*0.9*12+([.A32]-300)*0.75*12;[.A32]*0.65*12))" office:value-type="currency" office:currency="PLN" office:value="3330" calcext:value-type="currency">
            <text:p>3 330,00 zł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3]&lt;=500;[.A33]*[.$E$2]-[.A33]*0.15*12;[.A33]*[.$E$2]-[.A33]*[.$E$2]*0.25)" office:value-type="currency" office:currency="PLN" office:value="3264" calcext:value-type="currency">
            <text:p>3 264,00 zł</text:p>
          </table:table-cell>
          <table:table-cell table:formula="of:=IF([.A33]&lt;=300;[.A33]*0.9*12;IF([.A33]&lt;=600;300*0.9*12+([.A33]-300)*0.75*12;[.A33]*0.65*12))" office:value-type="currency" office:currency="PLN" office:value="3420" calcext:value-type="currency">
            <text:p>3 420,00 zł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34]&lt;=500;[.A34]*[.$E$2]-[.A34]*0.15*12;[.A34]*[.$E$2]-[.A34]*[.$E$2]*0.25)" office:value-type="currency" office:currency="PLN" office:value="3366" calcext:value-type="currency">
            <text:p>3 366,00 zł</text:p>
          </table:table-cell>
          <table:table-cell table:formula="of:=IF([.A34]&lt;=300;[.A34]*0.9*12;IF([.A34]&lt;=600;300*0.9*12+([.A34]-300)*0.75*12;[.A34]*0.65*12))" office:value-type="currency" office:currency="PLN" office:value="3510" calcext:value-type="currency">
            <text:p>3 510,00 zł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5]&lt;=500;[.A35]*[.$E$2]-[.A35]*0.15*12;[.A35]*[.$E$2]-[.A35]*[.$E$2]*0.25)" office:value-type="currency" office:currency="PLN" office:value="3468" calcext:value-type="currency">
            <text:p>3 468,00 zł</text:p>
          </table:table-cell>
          <table:table-cell table:formula="of:=IF([.A35]&lt;=300;[.A35]*0.9*12;IF([.A35]&lt;=600;300*0.9*12+([.A35]-300)*0.75*12;[.A35]*0.65*12))" office:value-type="currency" office:currency="PLN" office:value="3600" calcext:value-type="currency">
            <text:p>3 600,00 zł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36]&lt;=500;[.A36]*[.$E$2]-[.A36]*0.15*12;[.A36]*[.$E$2]-[.A36]*[.$E$2]*0.25)" office:value-type="currency" office:currency="PLN" office:value="3570" calcext:value-type="currency">
            <text:p>3 570,00 zł</text:p>
          </table:table-cell>
          <table:table-cell table:formula="of:=IF([.A36]&lt;=300;[.A36]*0.9*12;IF([.A36]&lt;=600;300*0.9*12+([.A36]-300)*0.75*12;[.A36]*0.65*12))" office:value-type="currency" office:currency="PLN" office:value="3690" calcext:value-type="currency">
            <text:p>3 690,00 zł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7]&lt;=500;[.A37]*[.$E$2]-[.A37]*0.15*12;[.A37]*[.$E$2]-[.A37]*[.$E$2]*0.25)" office:value-type="currency" office:currency="PLN" office:value="3672" calcext:value-type="currency">
            <text:p>3 672,00 zł</text:p>
          </table:table-cell>
          <table:table-cell table:formula="of:=IF([.A37]&lt;=300;[.A37]*0.9*12;IF([.A37]&lt;=600;300*0.9*12+([.A37]-300)*0.75*12;[.A37]*0.65*12))" office:value-type="currency" office:currency="PLN" office:value="3780" calcext:value-type="currency">
            <text:p>3 780,00 zł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38]&lt;=500;[.A38]*[.$E$2]-[.A38]*0.15*12;[.A38]*[.$E$2]-[.A38]*[.$E$2]*0.25)" office:value-type="currency" office:currency="PLN" office:value="3774" calcext:value-type="currency">
            <text:p>3 774,00 zł</text:p>
          </table:table-cell>
          <table:table-cell table:formula="of:=IF([.A38]&lt;=300;[.A38]*0.9*12;IF([.A38]&lt;=600;300*0.9*12+([.A38]-300)*0.75*12;[.A38]*0.65*12))" office:value-type="currency" office:currency="PLN" office:value="3870" calcext:value-type="currency">
            <text:p>3 870,00 zł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9]&lt;=500;[.A39]*[.$E$2]-[.A39]*0.15*12;[.A39]*[.$E$2]-[.A39]*[.$E$2]*0.25)" office:value-type="currency" office:currency="PLN" office:value="3876" calcext:value-type="currency">
            <text:p>3 876,00 zł</text:p>
          </table:table-cell>
          <table:table-cell table:formula="of:=IF([.A39]&lt;=300;[.A39]*0.9*12;IF([.A39]&lt;=600;300*0.9*12+([.A39]-300)*0.75*12;[.A39]*0.65*12))" office:value-type="currency" office:currency="PLN" office:value="3960" calcext:value-type="currency">
            <text:p>3 960,00 zł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]&lt;=500;[.A40]*[.$E$2]-[.A40]*0.15*12;[.A40]*[.$E$2]-[.A40]*[.$E$2]*0.25)" office:value-type="currency" office:currency="PLN" office:value="3978" calcext:value-type="currency">
            <text:p>3 978,00 zł</text:p>
          </table:table-cell>
          <table:table-cell table:formula="of:=IF([.A40]&lt;=300;[.A40]*0.9*12;IF([.A40]&lt;=600;300*0.9*12+([.A40]-300)*0.75*12;[.A40]*0.65*12))" office:value-type="currency" office:currency="PLN" office:value="4050" calcext:value-type="currency">
            <text:p>4 050,00 zł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41]&lt;=500;[.A41]*[.$E$2]-[.A41]*0.15*12;[.A41]*[.$E$2]-[.A41]*[.$E$2]*0.25)" office:value-type="currency" office:currency="PLN" office:value="4080" calcext:value-type="currency">
            <text:p>4 080,00 zł</text:p>
          </table:table-cell>
          <table:table-cell table:formula="of:=IF([.A41]&lt;=300;[.A41]*0.9*12;IF([.A41]&lt;=600;300*0.9*12+([.A41]-300)*0.75*12;[.A41]*0.65*12))" office:value-type="currency" office:currency="PLN" office:value="4140" calcext:value-type="currency">
            <text:p>4 140,00 zł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42]&lt;=500;[.A42]*[.$E$2]-[.A42]*0.15*12;[.A42]*[.$E$2]-[.A42]*[.$E$2]*0.25)" office:value-type="currency" office:currency="PLN" office:value="4182" calcext:value-type="currency">
            <text:p>4 182,00 zł</text:p>
          </table:table-cell>
          <table:table-cell table:formula="of:=IF([.A42]&lt;=300;[.A42]*0.9*12;IF([.A42]&lt;=600;300*0.9*12+([.A42]-300)*0.75*12;[.A42]*0.65*12))" office:value-type="currency" office:currency="PLN" office:value="4230" calcext:value-type="currency">
            <text:p>4 230,00 zł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3]&lt;=500;[.A43]*[.$E$2]-[.A43]*0.15*12;[.A43]*[.$E$2]-[.A43]*[.$E$2]*0.25)" office:value-type="currency" office:currency="PLN" office:value="4284" calcext:value-type="currency">
            <text:p>4 284,00 zł</text:p>
          </table:table-cell>
          <table:table-cell table:formula="of:=IF([.A43]&lt;=300;[.A43]*0.9*12;IF([.A43]&lt;=600;300*0.9*12+([.A43]-300)*0.75*12;[.A43]*0.65*12))" office:value-type="currency" office:currency="PLN" office:value="4320" calcext:value-type="currency">
            <text:p>4 320,00 zł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4]&lt;=500;[.A44]*[.$E$2]-[.A44]*0.15*12;[.A44]*[.$E$2]-[.A44]*[.$E$2]*0.25)" office:value-type="currency" office:currency="PLN" office:value="4386" calcext:value-type="currency">
            <text:p>4 386,00 zł</text:p>
          </table:table-cell>
          <table:table-cell table:formula="of:=IF([.A44]&lt;=300;[.A44]*0.9*12;IF([.A44]&lt;=600;300*0.9*12+([.A44]-300)*0.75*12;[.A44]*0.65*12))" office:value-type="currency" office:currency="PLN" office:value="4410" calcext:value-type="currency">
            <text:p>4 410,00 zł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5]&lt;=500;[.A45]*[.$E$2]-[.A45]*0.15*12;[.A45]*[.$E$2]-[.A45]*[.$E$2]*0.25)" office:value-type="currency" office:currency="PLN" office:value="4488" calcext:value-type="currency">
            <text:p>4 488,00 zł</text:p>
          </table:table-cell>
          <table:table-cell table:formula="of:=IF([.A45]&lt;=300;[.A45]*0.9*12;IF([.A45]&lt;=600;300*0.9*12+([.A45]-300)*0.75*12;[.A45]*0.65*12))" office:value-type="currency" office:currency="PLN" office:value="4500" calcext:value-type="currency">
            <text:p>4 500,00 zł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46]&lt;=500;[.A46]*[.$E$2]-[.A46]*0.15*12;[.A46]*[.$E$2]-[.A46]*[.$E$2]*0.25)" office:value-type="currency" office:currency="PLN" office:value="4590" calcext:value-type="currency">
            <text:p>4 590,00 zł</text:p>
          </table:table-cell>
          <table:table-cell table:formula="of:=IF([.A46]&lt;=300;[.A46]*0.9*12;IF([.A46]&lt;=600;300*0.9*12+([.A46]-300)*0.75*12;[.A46]*0.65*12))" office:value-type="currency" office:currency="PLN" office:value="4590" calcext:value-type="currency">
            <text:p>4 590,00 zł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47]&lt;=500;[.A47]*[.$E$2]-[.A47]*0.15*12;[.A47]*[.$E$2]-[.A47]*[.$E$2]*0.25)" office:value-type="currency" office:currency="PLN" office:value="4692" calcext:value-type="currency">
            <text:p>4 692,00 zł</text:p>
          </table:table-cell>
          <table:table-cell table:formula="of:=IF([.A47]&lt;=300;[.A47]*0.9*12;IF([.A47]&lt;=600;300*0.9*12+([.A47]-300)*0.75*12;[.A47]*0.65*12))" office:value-type="currency" office:currency="PLN" office:value="4680" calcext:value-type="currency">
            <text:p>4 680,00 zł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[.A48]&lt;=500;[.A48]*[.$E$2]-[.A48]*0.15*12;[.A48]*[.$E$2]-[.A48]*[.$E$2]*0.25)" office:value-type="currency" office:currency="PLN" office:value="4794" calcext:value-type="currency">
            <text:p>4 794,00 zł</text:p>
          </table:table-cell>
          <table:table-cell table:formula="of:=IF([.A48]&lt;=300;[.A48]*0.9*12;IF([.A48]&lt;=600;300*0.9*12+([.A48]-300)*0.75*12;[.A48]*0.65*12))" office:value-type="currency" office:currency="PLN" office:value="4770" calcext:value-type="currency">
            <text:p>4 770,00 zł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49]&lt;=500;[.A49]*[.$E$2]-[.A49]*0.15*12;[.A49]*[.$E$2]-[.A49]*[.$E$2]*0.25)" office:value-type="currency" office:currency="PLN" office:value="4896" calcext:value-type="currency">
            <text:p>4 896,00 zł</text:p>
          </table:table-cell>
          <table:table-cell table:formula="of:=IF([.A49]&lt;=300;[.A49]*0.9*12;IF([.A49]&lt;=600;300*0.9*12+([.A49]-300)*0.75*12;[.A49]*0.65*12))" office:value-type="currency" office:currency="PLN" office:value="4860" calcext:value-type="currency">
            <text:p>4 860,00 zł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50]&lt;=500;[.A50]*[.$E$2]-[.A50]*0.15*12;[.A50]*[.$E$2]-[.A50]*[.$E$2]*0.25)" office:value-type="currency" office:currency="PLN" office:value="4998" calcext:value-type="currency">
            <text:p>4 998,00 zł</text:p>
          </table:table-cell>
          <table:table-cell table:formula="of:=IF([.A50]&lt;=300;[.A50]*0.9*12;IF([.A50]&lt;=600;300*0.9*12+([.A50]-300)*0.75*12;[.A50]*0.65*12))" office:value-type="currency" office:currency="PLN" office:value="4950" calcext:value-type="currency">
            <text:p>4 950,00 zł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1]&lt;=500;[.A51]*[.$E$2]-[.A51]*0.15*12;[.A51]*[.$E$2]-[.A51]*[.$E$2]*0.25)" office:value-type="currency" office:currency="PLN" office:value="5100" calcext:value-type="currency">
            <text:p>5 100,00 zł</text:p>
          </table:table-cell>
          <table:table-cell table:formula="of:=IF([.A51]&lt;=300;[.A51]*0.9*12;IF([.A51]&lt;=600;300*0.9*12+([.A51]-300)*0.75*12;[.A51]*0.65*12))" office:value-type="currency" office:currency="PLN" office:value="5040" calcext:value-type="currency">
            <text:p>5 040,00 zł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52]&lt;=500;[.A52]*[.$E$2]-[.A52]*0.15*12;[.A52]*[.$E$2]-[.A52]*[.$E$2]*0.25)" office:value-type="currency" office:currency="PLN" office:value="4590" calcext:value-type="currency">
            <text:p>4 590,00 zł</text:p>
          </table:table-cell>
          <table:table-cell table:formula="of:=IF([.A52]&lt;=300;[.A52]*0.9*12;IF([.A52]&lt;=600;300*0.9*12+([.A52]-300)*0.75*12;[.A52]*0.65*12))" office:value-type="currency" office:currency="PLN" office:value="5130" calcext:value-type="currency">
            <text:p>5 130,00 zł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53]&lt;=500;[.A53]*[.$E$2]-[.A53]*0.15*12;[.A53]*[.$E$2]-[.A53]*[.$E$2]*0.25)" office:value-type="currency" office:currency="PLN" office:value="4680" calcext:value-type="currency">
            <text:p>4 680,00 zł</text:p>
          </table:table-cell>
          <table:table-cell table:formula="of:=IF([.A53]&lt;=300;[.A53]*0.9*12;IF([.A53]&lt;=600;300*0.9*12+([.A53]-300)*0.75*12;[.A53]*0.65*12))" office:value-type="currency" office:currency="PLN" office:value="5220" calcext:value-type="currency">
            <text:p>5 220,00 zł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54]&lt;=500;[.A54]*[.$E$2]-[.A54]*0.15*12;[.A54]*[.$E$2]-[.A54]*[.$E$2]*0.25)" office:value-type="currency" office:currency="PLN" office:value="4770" calcext:value-type="currency">
            <text:p>4 770,00 zł</text:p>
          </table:table-cell>
          <table:table-cell table:formula="of:=IF([.A54]&lt;=300;[.A54]*0.9*12;IF([.A54]&lt;=600;300*0.9*12+([.A54]-300)*0.75*12;[.A54]*0.65*12))" office:value-type="currency" office:currency="PLN" office:value="5310" calcext:value-type="currency">
            <text:p>5 310,00 zł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55]&lt;=500;[.A55]*[.$E$2]-[.A55]*0.15*12;[.A55]*[.$E$2]-[.A55]*[.$E$2]*0.25)" office:value-type="currency" office:currency="PLN" office:value="4860" calcext:value-type="currency">
            <text:p>4 860,00 zł</text:p>
          </table:table-cell>
          <table:table-cell table:formula="of:=IF([.A55]&lt;=300;[.A55]*0.9*12;IF([.A55]&lt;=600;300*0.9*12+([.A55]-300)*0.75*12;[.A55]*0.65*12))" office:value-type="currency" office:currency="PLN" office:value="5400" calcext:value-type="currency">
            <text:p>5 400,00 zł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56]&lt;=500;[.A56]*[.$E$2]-[.A56]*0.15*12;[.A56]*[.$E$2]-[.A56]*[.$E$2]*0.25)" office:value-type="currency" office:currency="PLN" office:value="4950" calcext:value-type="currency">
            <text:p>4 950,00 zł</text:p>
          </table:table-cell>
          <table:table-cell table:formula="of:=IF([.A56]&lt;=300;[.A56]*0.9*12;IF([.A56]&lt;=600;300*0.9*12+([.A56]-300)*0.75*12;[.A56]*0.65*12))" office:value-type="currency" office:currency="PLN" office:value="5490" calcext:value-type="currency">
            <text:p>5 490,00 zł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57]&lt;=500;[.A57]*[.$E$2]-[.A57]*0.15*12;[.A57]*[.$E$2]-[.A57]*[.$E$2]*0.25)" office:value-type="currency" office:currency="PLN" office:value="5040" calcext:value-type="currency">
            <text:p>5 040,00 zł</text:p>
          </table:table-cell>
          <table:table-cell table:formula="of:=IF([.A57]&lt;=300;[.A57]*0.9*12;IF([.A57]&lt;=600;300*0.9*12+([.A57]-300)*0.75*12;[.A57]*0.65*12))" office:value-type="currency" office:currency="PLN" office:value="5580" calcext:value-type="currency">
            <text:p>5 580,00 zł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58]&lt;=500;[.A58]*[.$E$2]-[.A58]*0.15*12;[.A58]*[.$E$2]-[.A58]*[.$E$2]*0.25)" office:value-type="currency" office:currency="PLN" office:value="5130" calcext:value-type="currency">
            <text:p>5 130,00 zł</text:p>
          </table:table-cell>
          <table:table-cell table:formula="of:=IF([.A58]&lt;=300;[.A58]*0.9*12;IF([.A58]&lt;=600;300*0.9*12+([.A58]-300)*0.75*12;[.A58]*0.65*12))" office:value-type="currency" office:currency="PLN" office:value="5670" calcext:value-type="currency">
            <text:p>5 670,00 zł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59]&lt;=500;[.A59]*[.$E$2]-[.A59]*0.15*12;[.A59]*[.$E$2]-[.A59]*[.$E$2]*0.25)" office:value-type="currency" office:currency="PLN" office:value="5220" calcext:value-type="currency">
            <text:p>5 220,00 zł</text:p>
          </table:table-cell>
          <table:table-cell table:formula="of:=IF([.A59]&lt;=300;[.A59]*0.9*12;IF([.A59]&lt;=600;300*0.9*12+([.A59]-300)*0.75*12;[.A59]*0.65*12))" office:value-type="currency" office:currency="PLN" office:value="5760" calcext:value-type="currency">
            <text:p>5 760,00 zł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60]&lt;=500;[.A60]*[.$E$2]-[.A60]*0.15*12;[.A60]*[.$E$2]-[.A60]*[.$E$2]*0.25)" office:value-type="currency" office:currency="PLN" office:value="5310" calcext:value-type="currency">
            <text:p>5 310,00 zł</text:p>
          </table:table-cell>
          <table:table-cell table:formula="of:=IF([.A60]&lt;=300;[.A60]*0.9*12;IF([.A60]&lt;=600;300*0.9*12+([.A60]-300)*0.75*12;[.A60]*0.65*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1" table:formula="of:=IF([.A61]&lt;=500;[.A61]*[.$E$2]-[.A61]*0.15*12;[.A61]*[.$E$2]-[.A61]*[.$E$2]*0.25)" office:value-type="currency" office:currency="PLN" office:value="5400" calcext:value-type="currency">
            <text:p>5 400,00 zł</text:p>
          </table:table-cell>
          <table:table-cell table:formula="of:=IF([.A61]&lt;=300;[.A61]*0.9*12;IF([.A61]&lt;=600;300*0.9*12+([.A61]-300)*0.75*12;[.A61]*0.65*12))" office:value-type="currency" office:currency="PLN" office:value="5940" calcext:value-type="currency">
            <text:p>5 940,00 zł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62]&lt;=500;[.A62]*[.$E$2]-[.A62]*0.15*12;[.A62]*[.$E$2]-[.A62]*[.$E$2]*0.25)" office:value-type="currency" office:currency="PLN" office:value="5490" calcext:value-type="currency">
            <text:p>5 490,00 zł</text:p>
          </table:table-cell>
          <table:table-cell table:formula="of:=IF([.A62]&lt;=300;[.A62]*0.9*12;IF([.A62]&lt;=600;300*0.9*12+([.A62]-300)*0.75*12;[.A62]*0.65*12))" office:value-type="currency" office:currency="PLN" office:value="4758" calcext:value-type="currency">
            <text:p>4 758,00 zł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63]&lt;=500;[.A63]*[.$E$2]-[.A63]*0.15*12;[.A63]*[.$E$2]-[.A63]*[.$E$2]*0.25)" office:value-type="currency" office:currency="PLN" office:value="5580" calcext:value-type="currency">
            <text:p>5 580,00 zł</text:p>
          </table:table-cell>
          <table:table-cell table:formula="of:=IF([.A63]&lt;=300;[.A63]*0.9*12;IF([.A63]&lt;=600;300*0.9*12+([.A63]-300)*0.75*12;[.A63]*0.65*12))" office:value-type="currency" office:currency="PLN" office:value="4836" calcext:value-type="currency">
            <text:p>4 836,00 zł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[.A64]&lt;=500;[.A64]*[.$E$2]-[.A64]*0.15*12;[.A64]*[.$E$2]-[.A64]*[.$E$2]*0.25)" office:value-type="currency" office:currency="PLN" office:value="5670" calcext:value-type="currency">
            <text:p>5 670,00 zł</text:p>
          </table:table-cell>
          <table:table-cell table:formula="of:=IF([.A64]&lt;=300;[.A64]*0.9*12;IF([.A64]&lt;=600;300*0.9*12+([.A64]-300)*0.75*12;[.A64]*0.65*12))" office:value-type="currency" office:currency="PLN" office:value="4914" calcext:value-type="currency">
            <text:p>4 914,00 zł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65]&lt;=500;[.A65]*[.$E$2]-[.A65]*0.15*12;[.A65]*[.$E$2]-[.A65]*[.$E$2]*0.25)" office:value-type="currency" office:currency="PLN" office:value="5760" calcext:value-type="currency">
            <text:p>5 760,00 zł</text:p>
          </table:table-cell>
          <table:table-cell table:formula="of:=IF([.A65]&lt;=300;[.A65]*0.9*12;IF([.A65]&lt;=600;300*0.9*12+([.A65]-300)*0.75*12;[.A65]*0.65*12))" office:value-type="currency" office:currency="PLN" office:value="4992" calcext:value-type="currency">
            <text:p>4 992,00 zł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66]&lt;=500;[.A66]*[.$E$2]-[.A66]*0.15*12;[.A66]*[.$E$2]-[.A66]*[.$E$2]*0.25)" office:value-type="currency" office:currency="PLN" office:value="5850" calcext:value-type="currency">
            <text:p>5 850,00 zł</text:p>
          </table:table-cell>
          <table:table-cell table:formula="of:=IF([.A66]&lt;=300;[.A66]*0.9*12;IF([.A66]&lt;=600;300*0.9*12+([.A66]-300)*0.75*12;[.A66]*0.65*12))" office:value-type="currency" office:currency="PLN" office:value="5070" calcext:value-type="currency">
            <text:p>5 070,00 zł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67]&lt;=500;[.A67]*[.$E$2]-[.A67]*0.15*12;[.A67]*[.$E$2]-[.A67]*[.$E$2]*0.25)" office:value-type="currency" office:currency="PLN" office:value="5940" calcext:value-type="currency">
            <text:p>5 940,00 zł</text:p>
          </table:table-cell>
          <table:table-cell table:formula="of:=IF([.A67]&lt;=300;[.A67]*0.9*12;IF([.A67]&lt;=600;300*0.9*12+([.A67]-300)*0.75*12;[.A67]*0.65*12))" office:value-type="currency" office:currency="PLN" office:value="5148" calcext:value-type="currency">
            <text:p>5 148,00 zł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68]&lt;=500;[.A68]*[.$E$2]-[.A68]*0.15*12;[.A68]*[.$E$2]-[.A68]*[.$E$2]*0.25)" office:value-type="currency" office:currency="PLN" office:value="6030" calcext:value-type="currency">
            <text:p>6 030,00 zł</text:p>
          </table:table-cell>
          <table:table-cell table:formula="of:=IF([.A68]&lt;=300;[.A68]*0.9*12;IF([.A68]&lt;=600;300*0.9*12+([.A68]-300)*0.75*12;[.A68]*0.65*12))" office:value-type="currency" office:currency="PLN" office:value="5226" calcext:value-type="currency">
            <text:p>5 226,00 zł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69]&lt;=500;[.A69]*[.$E$2]-[.A69]*0.15*12;[.A69]*[.$E$2]-[.A69]*[.$E$2]*0.25)" office:value-type="currency" office:currency="PLN" office:value="6120" calcext:value-type="currency">
            <text:p>6 120,00 zł</text:p>
          </table:table-cell>
          <table:table-cell table:formula="of:=IF([.A69]&lt;=300;[.A69]*0.9*12;IF([.A69]&lt;=600;300*0.9*12+([.A69]-300)*0.75*12;[.A69]*0.65*12))" office:value-type="currency" office:currency="PLN" office:value="5304" calcext:value-type="currency">
            <text:p>5 304,00 zł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70]&lt;=500;[.A70]*[.$E$2]-[.A70]*0.15*12;[.A70]*[.$E$2]-[.A70]*[.$E$2]*0.25)" office:value-type="currency" office:currency="PLN" office:value="6210" calcext:value-type="currency">
            <text:p>6 210,00 zł</text:p>
          </table:table-cell>
          <table:table-cell table:style-name="ce20" table:formula="of:=IF([.A70]&lt;=300;[.A70]*0.9*12;IF([.A70]&lt;=600;300*0.9*12+([.A70]-300)*0.75*12;[.A70]*0.65*12))" office:value-type="currency" office:currency="PLN" office:value="5382" calcext:value-type="currency">
            <text:p>5 382,00 zł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71]&lt;=500;[.A71]*[.$E$2]-[.A71]*0.15*12;[.A71]*[.$E$2]-[.A71]*[.$E$2]*0.25)" office:value-type="currency" office:currency="PLN" office:value="6300" calcext:value-type="currency">
            <text:p>6 300,00 zł</text:p>
          </table:table-cell>
          <table:table-cell table:formula="of:=IF([.A71]&lt;=300;[.A71]*0.9*12;IF([.A71]&lt;=600;300*0.9*12+([.A71]-300)*0.75*12;[.A71]*0.65*12))" office:value-type="currency" office:currency="PLN" office:value="5460" calcext:value-type="currency">
            <text:p>5 460,00 zł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72]&lt;=500;[.A72]*[.$E$2]-[.A72]*0.15*12;[.A72]*[.$E$2]-[.A72]*[.$E$2]*0.25)" office:value-type="currency" office:currency="PLN" office:value="6390" calcext:value-type="currency">
            <text:p>6 390,00 zł</text:p>
          </table:table-cell>
          <table:table-cell table:formula="of:=IF([.A72]&lt;=300;[.A72]*0.9*12;IF([.A72]&lt;=600;300*0.9*12+([.A72]-300)*0.75*12;[.A72]*0.65*12))" office:value-type="currency" office:currency="PLN" office:value="5538" calcext:value-type="currency">
            <text:p>5 538,00 zł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73]&lt;=500;[.A73]*[.$E$2]-[.A73]*0.15*12;[.A73]*[.$E$2]-[.A73]*[.$E$2]*0.25)" office:value-type="currency" office:currency="PLN" office:value="6480" calcext:value-type="currency">
            <text:p>6 480,00 zł</text:p>
          </table:table-cell>
          <table:table-cell table:formula="of:=IF([.A73]&lt;=300;[.A73]*0.9*12;IF([.A73]&lt;=600;300*0.9*12+([.A73]-300)*0.75*12;[.A73]*0.65*12))" office:value-type="currency" office:currency="PLN" office:value="5616" calcext:value-type="currency">
            <text:p>5 616,00 zł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74]&lt;=500;[.A74]*[.$E$2]-[.A74]*0.15*12;[.A74]*[.$E$2]-[.A74]*[.$E$2]*0.25)" office:value-type="currency" office:currency="PLN" office:value="6570" calcext:value-type="currency">
            <text:p>6 570,00 zł</text:p>
          </table:table-cell>
          <table:table-cell table:formula="of:=IF([.A74]&lt;=300;[.A74]*0.9*12;IF([.A74]&lt;=600;300*0.9*12+([.A74]-300)*0.75*12;[.A74]*0.65*12))" office:value-type="currency" office:currency="PLN" office:value="5694" calcext:value-type="currency">
            <text:p>5 694,00 zł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75]&lt;=500;[.A75]*[.$E$2]-[.A75]*0.15*12;[.A75]*[.$E$2]-[.A75]*[.$E$2]*0.25)" office:value-type="currency" office:currency="PLN" office:value="6660" calcext:value-type="currency">
            <text:p>6 660,00 zł</text:p>
          </table:table-cell>
          <table:table-cell table:formula="of:=IF([.A75]&lt;=300;[.A75]*0.9*12;IF([.A75]&lt;=600;300*0.9*12+([.A75]-300)*0.75*12;[.A75]*0.65*12))" office:value-type="currency" office:currency="PLN" office:value="5772" calcext:value-type="currency">
            <text:p>5 772,00 zł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76]&lt;=500;[.A76]*[.$E$2]-[.A76]*0.15*12;[.A76]*[.$E$2]-[.A76]*[.$E$2]*0.25)" office:value-type="currency" office:currency="PLN" office:value="6750" calcext:value-type="currency">
            <text:p>6 750,00 zł</text:p>
          </table:table-cell>
          <table:table-cell table:formula="of:=IF([.A76]&lt;=300;[.A76]*0.9*12;IF([.A76]&lt;=600;300*0.9*12+([.A76]-300)*0.75*12;[.A76]*0.65*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77]&lt;=500;[.A77]*[.$E$2]-[.A77]*0.15*12;[.A77]*[.$E$2]-[.A77]*[.$E$2]*0.25)" office:value-type="currency" office:currency="PLN" office:value="6840" calcext:value-type="currency">
            <text:p>6 840,00 zł</text:p>
          </table:table-cell>
          <table:table-cell table:formula="of:=IF([.A77]&lt;=300;[.A77]*0.9*12;IF([.A77]&lt;=600;300*0.9*12+([.A77]-300)*0.75*12;[.A77]*0.65*12))" office:value-type="currency" office:currency="PLN" office:value="5928" calcext:value-type="currency">
            <text:p>5 928,00 zł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78]&lt;=500;[.A78]*[.$E$2]-[.A78]*0.15*12;[.A78]*[.$E$2]-[.A78]*[.$E$2]*0.25)" office:value-type="currency" office:currency="PLN" office:value="6930" calcext:value-type="currency">
            <text:p>6 930,00 zł</text:p>
          </table:table-cell>
          <table:table-cell table:formula="of:=IF([.A78]&lt;=300;[.A78]*0.9*12;IF([.A78]&lt;=600;300*0.9*12+([.A78]-300)*0.75*12;[.A78]*0.65*12))" office:value-type="currency" office:currency="PLN" office:value="6006" calcext:value-type="currency">
            <text:p>6 006,00 zł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79]&lt;=500;[.A79]*[.$E$2]-[.A79]*0.15*12;[.A79]*[.$E$2]-[.A79]*[.$E$2]*0.25)" office:value-type="currency" office:currency="PLN" office:value="7020" calcext:value-type="currency">
            <text:p>7 020,00 zł</text:p>
          </table:table-cell>
          <table:table-cell table:formula="of:=IF([.A79]&lt;=300;[.A79]*0.9*12;IF([.A79]&lt;=600;300*0.9*12+([.A79]-300)*0.75*12;[.A79]*0.65*12))" office:value-type="currency" office:currency="PLN" office:value="6084" calcext:value-type="currency">
            <text:p>6 084,00 zł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80]&lt;=500;[.A80]*[.$E$2]-[.A80]*0.15*12;[.A80]*[.$E$2]-[.A80]*[.$E$2]*0.25)" office:value-type="currency" office:currency="PLN" office:value="7110" calcext:value-type="currency">
            <text:p>7 110,00 zł</text:p>
          </table:table-cell>
          <table:table-cell table:formula="of:=IF([.A80]&lt;=300;[.A80]*0.9*12;IF([.A80]&lt;=600;300*0.9*12+([.A80]-300)*0.75*12;[.A80]*0.65*12))" office:value-type="currency" office:currency="PLN" office:value="6162" calcext:value-type="currency">
            <text:p>6 162,00 zł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81]&lt;=500;[.A81]*[.$E$2]-[.A81]*0.15*12;[.A81]*[.$E$2]-[.A81]*[.$E$2]*0.25)" office:value-type="currency" office:currency="PLN" office:value="7200" calcext:value-type="currency">
            <text:p>7 200,00 zł</text:p>
          </table:table-cell>
          <table:table-cell table:formula="of:=IF([.A81]&lt;=300;[.A81]*0.9*12;IF([.A81]&lt;=600;300*0.9*12+([.A81]-300)*0.75*12;[.A81]*0.65*12))" office:value-type="currency" office:currency="PLN" office:value="6240" calcext:value-type="currency">
            <text:p>6 240,00 zł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A82]&lt;=500;[.A82]*[.$E$2]-[.A82]*0.15*12;[.A82]*[.$E$2]-[.A82]*[.$E$2]*0.25)" office:value-type="currency" office:currency="PLN" office:value="7290" calcext:value-type="currency">
            <text:p>7 290,00 zł</text:p>
          </table:table-cell>
          <table:table-cell table:formula="of:=IF([.A82]&lt;=300;[.A82]*0.9*12;IF([.A82]&lt;=600;300*0.9*12+([.A82]-300)*0.75*12;[.A82]*0.65*12))" office:value-type="currency" office:currency="PLN" office:value="6318" calcext:value-type="currency">
            <text:p>6 318,00 zł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83]&lt;=500;[.A83]*[.$E$2]-[.A83]*0.15*12;[.A83]*[.$E$2]-[.A83]*[.$E$2]*0.25)" office:value-type="currency" office:currency="PLN" office:value="7380" calcext:value-type="currency">
            <text:p>7 380,00 zł</text:p>
          </table:table-cell>
          <table:table-cell table:formula="of:=IF([.A83]&lt;=300;[.A83]*0.9*12;IF([.A83]&lt;=600;300*0.9*12+([.A83]-300)*0.75*12;[.A83]*0.65*12))" office:value-type="currency" office:currency="PLN" office:value="6396" calcext:value-type="currency">
            <text:p>6 396,00 zł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[.A84]&lt;=500;[.A84]*[.$E$2]-[.A84]*0.15*12;[.A84]*[.$E$2]-[.A84]*[.$E$2]*0.25)" office:value-type="currency" office:currency="PLN" office:value="7470" calcext:value-type="currency">
            <text:p>7 470,00 zł</text:p>
          </table:table-cell>
          <table:table-cell table:formula="of:=IF([.A84]&lt;=300;[.A84]*0.9*12;IF([.A84]&lt;=600;300*0.9*12+([.A84]-300)*0.75*12;[.A84]*0.65*12))" office:value-type="currency" office:currency="PLN" office:value="6474" calcext:value-type="currency">
            <text:p>6 474,00 zł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[.A85]&lt;=500;[.A85]*[.$E$2]-[.A85]*0.15*12;[.A85]*[.$E$2]-[.A85]*[.$E$2]*0.25)" office:value-type="currency" office:currency="PLN" office:value="7560" calcext:value-type="currency">
            <text:p>7 560,00 zł</text:p>
          </table:table-cell>
          <table:table-cell table:formula="of:=IF([.A85]&lt;=300;[.A85]*0.9*12;IF([.A85]&lt;=600;300*0.9*12+([.A85]-300)*0.75*12;[.A85]*0.65*12))" office:value-type="currency" office:currency="PLN" office:value="6552" calcext:value-type="currency">
            <text:p>6 552,00 zł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86]&lt;=500;[.A86]*[.$E$2]-[.A86]*0.15*12;[.A86]*[.$E$2]-[.A86]*[.$E$2]*0.25)" office:value-type="currency" office:currency="PLN" office:value="7650" calcext:value-type="currency">
            <text:p>7 650,00 zł</text:p>
          </table:table-cell>
          <table:table-cell table:formula="of:=IF([.A86]&lt;=300;[.A86]*0.9*12;IF([.A86]&lt;=600;300*0.9*12+([.A86]-300)*0.75*12;[.A86]*0.65*12))" office:value-type="currency" office:currency="PLN" office:value="6630" calcext:value-type="currency">
            <text:p>6 630,00 zł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87]&lt;=500;[.A87]*[.$E$2]-[.A87]*0.15*12;[.A87]*[.$E$2]-[.A87]*[.$E$2]*0.25)" office:value-type="currency" office:currency="PLN" office:value="7740" calcext:value-type="currency">
            <text:p>7 740,00 zł</text:p>
          </table:table-cell>
          <table:table-cell table:formula="of:=IF([.A87]&lt;=300;[.A87]*0.9*12;IF([.A87]&lt;=600;300*0.9*12+([.A87]-300)*0.75*12;[.A87]*0.65*12))" office:value-type="currency" office:currency="PLN" office:value="6708" calcext:value-type="currency">
            <text:p>6 708,00 zł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88]&lt;=500;[.A88]*[.$E$2]-[.A88]*0.15*12;[.A88]*[.$E$2]-[.A88]*[.$E$2]*0.25)" office:value-type="currency" office:currency="PLN" office:value="7830" calcext:value-type="currency">
            <text:p>7 830,00 zł</text:p>
          </table:table-cell>
          <table:table-cell table:formula="of:=IF([.A88]&lt;=300;[.A88]*0.9*12;IF([.A88]&lt;=600;300*0.9*12+([.A88]-300)*0.75*12;[.A88]*0.65*12))" office:value-type="currency" office:currency="PLN" office:value="6786" calcext:value-type="currency">
            <text:p>6 786,00 zł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89]&lt;=500;[.A89]*[.$E$2]-[.A89]*0.15*12;[.A89]*[.$E$2]-[.A89]*[.$E$2]*0.25)" office:value-type="currency" office:currency="PLN" office:value="7920" calcext:value-type="currency">
            <text:p>7 920,00 zł</text:p>
          </table:table-cell>
          <table:table-cell table:formula="of:=IF([.A89]&lt;=300;[.A89]*0.9*12;IF([.A89]&lt;=600;300*0.9*12+([.A89]-300)*0.75*12;[.A89]*0.65*12))" office:value-type="currency" office:currency="PLN" office:value="6864" calcext:value-type="currency">
            <text:p>6 864,00 zł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90]&lt;=500;[.A90]*[.$E$2]-[.A90]*0.15*12;[.A90]*[.$E$2]-[.A90]*[.$E$2]*0.25)" office:value-type="currency" office:currency="PLN" office:value="8010" calcext:value-type="currency">
            <text:p>8 010,00 zł</text:p>
          </table:table-cell>
          <table:table-cell table:formula="of:=IF([.A90]&lt;=300;[.A90]*0.9*12;IF([.A90]&lt;=600;300*0.9*12+([.A90]-300)*0.75*12;[.A90]*0.65*12))" office:value-type="currency" office:currency="PLN" office:value="6942" calcext:value-type="currency">
            <text:p>6 942,00 zł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91]&lt;=500;[.A91]*[.$E$2]-[.A91]*0.15*12;[.A91]*[.$E$2]-[.A91]*[.$E$2]*0.25)" office:value-type="currency" office:currency="PLN" office:value="8100" calcext:value-type="currency">
            <text:p>8 100,00 zł</text:p>
          </table:table-cell>
          <table:table-cell table:formula="of:=IF([.A91]&lt;=300;[.A91]*0.9*12;IF([.A91]&lt;=600;300*0.9*12+([.A91]-300)*0.75*12;[.A91]*0.65*12))" office:value-type="currency" office:currency="PLN" office:value="7020" calcext:value-type="currency">
            <text:p>7 020,00 zł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92]&lt;=500;[.A92]*[.$E$2]-[.A92]*0.15*12;[.A92]*[.$E$2]-[.A92]*[.$E$2]*0.25)" office:value-type="currency" office:currency="PLN" office:value="8190" calcext:value-type="currency">
            <text:p>8 190,00 zł</text:p>
          </table:table-cell>
          <table:table-cell table:formula="of:=IF([.A92]&lt;=300;[.A92]*0.9*12;IF([.A92]&lt;=600;300*0.9*12+([.A92]-300)*0.75*12;[.A92]*0.65*12))" office:value-type="currency" office:currency="PLN" office:value="7098" calcext:value-type="currency">
            <text:p>7 098,00 zł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93]&lt;=500;[.A93]*[.$E$2]-[.A93]*0.15*12;[.A93]*[.$E$2]-[.A93]*[.$E$2]*0.25)" office:value-type="currency" office:currency="PLN" office:value="8280" calcext:value-type="currency">
            <text:p>8 280,00 zł</text:p>
          </table:table-cell>
          <table:table-cell table:formula="of:=IF([.A93]&lt;=300;[.A93]*0.9*12;IF([.A93]&lt;=600;300*0.9*12+([.A93]-300)*0.75*12;[.A93]*0.65*12))" office:value-type="currency" office:currency="PLN" office:value="7176" calcext:value-type="currency">
            <text:p>7 176,00 zł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94]&lt;=500;[.A94]*[.$E$2]-[.A94]*0.15*12;[.A94]*[.$E$2]-[.A94]*[.$E$2]*0.25)" office:value-type="currency" office:currency="PLN" office:value="8370" calcext:value-type="currency">
            <text:p>8 370,00 zł</text:p>
          </table:table-cell>
          <table:table-cell table:formula="of:=IF([.A94]&lt;=300;[.A94]*0.9*12;IF([.A94]&lt;=600;300*0.9*12+([.A94]-300)*0.75*12;[.A94]*0.65*12))" office:value-type="currency" office:currency="PLN" office:value="7254" calcext:value-type="currency">
            <text:p>7 254,00 zł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95]&lt;=500;[.A95]*[.$E$2]-[.A95]*0.15*12;[.A95]*[.$E$2]-[.A95]*[.$E$2]*0.25)" office:value-type="currency" office:currency="PLN" office:value="8460" calcext:value-type="currency">
            <text:p>8 460,00 zł</text:p>
          </table:table-cell>
          <table:table-cell table:formula="of:=IF([.A95]&lt;=300;[.A95]*0.9*12;IF([.A95]&lt;=600;300*0.9*12+([.A95]-300)*0.75*12;[.A95]*0.65*12))" office:value-type="currency" office:currency="PLN" office:value="7332" calcext:value-type="currency">
            <text:p>7 332,00 zł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96]&lt;=500;[.A96]*[.$E$2]-[.A96]*0.15*12;[.A96]*[.$E$2]-[.A96]*[.$E$2]*0.25)" office:value-type="currency" office:currency="PLN" office:value="8550" calcext:value-type="currency">
            <text:p>8 550,00 zł</text:p>
          </table:table-cell>
          <table:table-cell table:formula="of:=IF([.A96]&lt;=300;[.A96]*0.9*12;IF([.A96]&lt;=600;300*0.9*12+([.A96]-300)*0.75*12;[.A96]*0.65*12))" office:value-type="currency" office:currency="PLN" office:value="7410" calcext:value-type="currency">
            <text:p>7 410,00 zł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97]&lt;=500;[.A97]*[.$E$2]-[.A97]*0.15*12;[.A97]*[.$E$2]-[.A97]*[.$E$2]*0.25)" office:value-type="currency" office:currency="PLN" office:value="8640" calcext:value-type="currency">
            <text:p>8 640,00 zł</text:p>
          </table:table-cell>
          <table:table-cell table:formula="of:=IF([.A97]&lt;=300;[.A97]*0.9*12;IF([.A97]&lt;=600;300*0.9*12+([.A97]-300)*0.75*12;[.A97]*0.65*12))" office:value-type="currency" office:currency="PLN" office:value="7488" calcext:value-type="currency">
            <text:p>7 488,00 zł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[.A98]&lt;=500;[.A98]*[.$E$2]-[.A98]*0.15*12;[.A98]*[.$E$2]-[.A98]*[.$E$2]*0.25)" office:value-type="currency" office:currency="PLN" office:value="8730" calcext:value-type="currency">
            <text:p>8 730,00 zł</text:p>
          </table:table-cell>
          <table:table-cell table:formula="of:=IF([.A98]&lt;=300;[.A98]*0.9*12;IF([.A98]&lt;=600;300*0.9*12+([.A98]-300)*0.75*12;[.A98]*0.65*12))" office:value-type="currency" office:currency="PLN" office:value="7566" calcext:value-type="currency">
            <text:p>7 566,00 zł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99]&lt;=500;[.A99]*[.$E$2]-[.A99]*0.15*12;[.A99]*[.$E$2]-[.A99]*[.$E$2]*0.25)" office:value-type="currency" office:currency="PLN" office:value="8820" calcext:value-type="currency">
            <text:p>8 820,00 zł</text:p>
          </table:table-cell>
          <table:table-cell table:formula="of:=IF([.A99]&lt;=300;[.A99]*0.9*12;IF([.A99]&lt;=600;300*0.9*12+([.A99]-300)*0.75*12;[.A99]*0.65*12))" office:value-type="currency" office:currency="PLN" office:value="7644" calcext:value-type="currency">
            <text:p>7 644,00 zł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100]&lt;=500;[.A100]*[.$E$2]-[.A100]*0.15*12;[.A100]*[.$E$2]-[.A100]*[.$E$2]*0.25)" office:value-type="currency" office:currency="PLN" office:value="8910" calcext:value-type="currency">
            <text:p>8 910,00 zł</text:p>
          </table:table-cell>
          <table:table-cell table:formula="of:=IF([.A100]&lt;=300;[.A100]*0.9*12;IF([.A100]&lt;=600;300*0.9*12+([.A100]-300)*0.75*12;[.A100]*0.65*12))" office:value-type="currency" office:currency="PLN" office:value="7722" calcext:value-type="currency">
            <text:p>7 722,00 zł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01]&lt;=500;[.A101]*[.$E$2]-[.A101]*0.15*12;[.A101]*[.$E$2]-[.A101]*[.$E$2]*0.25)" office:value-type="currency" office:currency="PLN" office:value="9000" calcext:value-type="currency">
            <text:p>9 000,00 zł</text:p>
          </table:table-cell>
          <table:table-cell table:formula="of:=IF([.A101]&lt;=300;[.A101]*0.9*12;IF([.A101]&lt;=600;300*0.9*12+([.A101]-300)*0.75*12;[.A101]*0.65*12))" office:value-type="currency" office:currency="PLN" office:value="7800" calcext:value-type="currency">
            <text:p>7 800,00 z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.00.0000</text:date>, <text:time style:data-style-name="N2" text:time-value="14:44:59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31T14:56:34.284000000</dc:date>
    <meta:editing-duration>PT13M9S</meta:editing-duration>
    <meta:editing-cycles>5</meta:editing-cycles>
    <meta:document-statistic meta:table-count="5" meta:cell-count="1741" meta:object-count="0"/>
  </office:meta>
</office:document-meta>
</file>